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0.7in"/>
    </style:style>
    <style:style style:name="co22" style:family="table-column">
      <style:table-column-properties fo:break-before="auto" style:column-width="1.6835in"/>
    </style:style>
    <style:style style:name="co23" style:family="table-column">
      <style:table-column-properties fo:break-before="auto" style:column-width="1.3291in"/>
    </style:style>
    <style:style style:name="co24" style:family="table-column">
      <style:table-column-properties fo:break-before="auto" style:column-width="0.4854in"/>
    </style:style>
    <style:style style:name="co25" style:family="table-column">
      <style:table-column-properties fo:break-before="auto" style:column-width="0.3457in"/>
    </style:style>
    <style:style style:name="co26" style:family="table-column">
      <style:table-column-properties fo:break-before="auto" style:column-width="0.4752in"/>
    </style:style>
    <style:style style:name="co27" style:family="table-column">
      <style:table-column-properties fo:break-before="auto" style:column-width="0.6898in"/>
    </style:style>
    <style:style style:name="co28" style:family="table-column">
      <style:table-column-properties fo:break-before="auto" style:column-width="0.6138in"/>
    </style:style>
    <style:style style:name="co29" style:family="table-column">
      <style:table-column-properties fo:break-before="auto" style:column-width="0.4535in"/>
    </style:style>
    <style:style style:name="co30" style:family="table-column">
      <style:table-column-properties fo:break-before="auto" style:column-width="0.5283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pmachine16-many-loaders-250-8-sanitiz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52:53</text:p>
          </table:table-cell>
          <table:table-cell office:value-type="float" office:value="59652572" calcext:value-type="float">
            <text:p>5965257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461" calcext:value-type="float">
            <text:p>14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930480" calcext:value-type="float">
            <text:p>3930480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2412" calcext:value-type="float">
            <text:p>102412</text:p>
          </table:table-cell>
          <table:table-cell office:value-type="float" office:value="29708" calcext:value-type="float">
            <text:p>29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68" calcext:value-type="float">
            <text:p>20468</text:p>
          </table:table-cell>
          <table:table-cell office:value-type="float" office:value="3968" calcext:value-type="float">
            <text:p>3968</text:p>
          </table:table-cell>
          <table:table-cell office:value-type="float" office:value="3749" calcext:value-type="float">
            <text:p>3749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864" calcext:value-type="float">
            <text:p>3286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2:54</text:p>
          </table:table-cell>
          <table:table-cell office:value-type="float" office:value="59308692" calcext:value-type="float">
            <text:p>5930869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488" calcext:value-type="float">
            <text:p>250488</text:p>
          </table:table-cell>
          <table:table-cell office:value-type="float" office:value="212580" calcext:value-type="float">
            <text:p>212580</text:p>
          </table:table-cell>
          <table:table-cell office:value-type="float" office:value="37908" calcext:value-type="float">
            <text:p>37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64" calcext:value-type="float">
            <text:p>1964</text:p>
          </table:table-cell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6" calcext:value-type="float">
            <text:p>6306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5" calcext:value-type="float">
            <text:p>1493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5</text:p>
          </table:table-cell>
          <table:table-cell office:value-type="float" office:value="59307952" calcext:value-type="float">
            <text:p>5930795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656" calcext:value-type="float">
            <text:p>250656</text:p>
          </table:table-cell>
          <table:table-cell office:value-type="float" office:value="212748" calcext:value-type="float">
            <text:p>212748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6" calcext:value-type="float">
            <text:p>6306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5" calcext:value-type="float">
            <text:p>1493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896" calcext:value-type="float">
            <text:p>3489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6</text:p>
          </table:table-cell>
          <table:table-cell office:value-type="float" office:value="59307436" calcext:value-type="float">
            <text:p>593074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800" calcext:value-type="float">
            <text:p>250800</text:p>
          </table:table-cell>
          <table:table-cell office:value-type="float" office:value="212892" calcext:value-type="float">
            <text:p>21289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6" calcext:value-type="float">
            <text:p>6306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5" calcext:value-type="float">
            <text:p>1493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7</text:p>
          </table:table-cell>
          <table:table-cell office:value-type="float" office:value="59306936" calcext:value-type="float">
            <text:p>593069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800" calcext:value-type="float">
            <text:p>250800</text:p>
          </table:table-cell>
          <table:table-cell office:value-type="float" office:value="212892" calcext:value-type="float">
            <text:p>21289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6" calcext:value-type="float">
            <text:p>6306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5" calcext:value-type="float">
            <text:p>1493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8</text:p>
          </table:table-cell>
          <table:table-cell office:value-type="float" office:value="59336924" calcext:value-type="float">
            <text:p>593369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4888" calcext:value-type="float">
            <text:p>244888</text:p>
          </table:table-cell>
          <table:table-cell office:value-type="float" office:value="206980" calcext:value-type="float">
            <text:p>2069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6" calcext:value-type="float">
            <text:p>14936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6" calcext:value-type="float">
            <text:p>297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9</text:p>
          </table:table-cell>
          <table:table-cell office:value-type="float" office:value="59336456" calcext:value-type="float">
            <text:p>593364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4888" calcext:value-type="float">
            <text:p>244888</text:p>
          </table:table-cell>
          <table:table-cell office:value-type="float" office:value="206980" calcext:value-type="float">
            <text:p>2069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7" calcext:value-type="float">
            <text:p>14937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6" calcext:value-type="float">
            <text:p>297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0</text:p>
          </table:table-cell>
          <table:table-cell office:value-type="float" office:value="59336456" calcext:value-type="float">
            <text:p>593364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4888" calcext:value-type="float">
            <text:p>244888</text:p>
          </table:table-cell>
          <table:table-cell office:value-type="float" office:value="206980" calcext:value-type="float">
            <text:p>2069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7" calcext:value-type="float">
            <text:p>14937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6" calcext:value-type="float">
            <text:p>297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1</text:p>
          </table:table-cell>
          <table:table-cell office:value-type="float" office:value="59336456" calcext:value-type="float">
            <text:p>593364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4888" calcext:value-type="float">
            <text:p>244888</text:p>
          </table:table-cell>
          <table:table-cell office:value-type="float" office:value="206980" calcext:value-type="float">
            <text:p>2069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7" calcext:value-type="float">
            <text:p>14937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6" calcext:value-type="float">
            <text:p>297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2</text:p>
          </table:table-cell>
          <table:table-cell office:value-type="float" office:value="59336456" calcext:value-type="float">
            <text:p>593364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4888" calcext:value-type="float">
            <text:p>244888</text:p>
          </table:table-cell>
          <table:table-cell office:value-type="float" office:value="206980" calcext:value-type="float">
            <text:p>2069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7" calcext:value-type="float">
            <text:p>14937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6" calcext:value-type="float">
            <text:p>297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3</text:p>
          </table:table-cell>
          <table:table-cell office:value-type="float" office:value="59336124" calcext:value-type="float">
            <text:p>593361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4992" calcext:value-type="float">
            <text:p>244992</text:p>
          </table:table-cell>
          <table:table-cell office:value-type="float" office:value="207084" calcext:value-type="float">
            <text:p>2070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5104" calcext:value-type="float">
            <text:p>15104</text:p>
          </table:table-cell>
          <table:table-cell office:value-type="float" office:value="14937" calcext:value-type="float">
            <text:p>14937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5216" calcext:value-type="float">
            <text:p>2521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56" calcext:value-type="float">
            <text:p>2975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4</text:p>
          </table:table-cell>
          <table:table-cell office:value-type="float" office:value="59221992" calcext:value-type="float">
            <text:p>5922199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5940" calcext:value-type="float">
            <text:p>4285940</text:p>
          </table:table-cell>
          <table:table-cell office:value-type="float" office:value="255356" calcext:value-type="float">
            <text:p>255356</text:p>
          </table:table-cell>
          <table:table-cell office:value-type="float" office:value="217448" calcext:value-type="float">
            <text:p>217448</text:p>
          </table:table-cell>
          <table:table-cell office:value-type="float" office:value="37908" calcext:value-type="float">
            <text:p>37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55" calcext:value-type="float">
            <text:p>7855</text:p>
          </table:table-cell>
          <table:table-cell office:value-type="float" office:value="25984" calcext:value-type="float">
            <text:p>25984</text:p>
          </table:table-cell>
          <table:table-cell office:value-type="float" office:value="23451" calcext:value-type="float">
            <text:p>23451</text:p>
          </table:table-cell>
          <table:table-cell office:value-type="float" office:value="2816" calcext:value-type="float">
            <text:p>2816</text:p>
          </table:table-cell>
          <table:table-cell office:value-type="float" office:value="2155" calcext:value-type="float">
            <text:p>2155</text:p>
          </table:table-cell>
          <table:table-cell office:value-type="float" office:value="43136" calcext:value-type="float">
            <text:p>4313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80" calcext:value-type="float">
            <text:p>34880</text:p>
          </table:table-cell>
          <table:table-cell office:value-type="float" office:value="359" calcext:value-type="float">
            <text:p>359</text:p>
          </table:table-cell>
          <table:table-cell office:value-type="float" office:value="36" calcext:value-type="float">
            <text:p>36</text:p>
          </table:table-cell>
          <table:table-cell office:value-type="float" office:value="4342" calcext:value-type="float">
            <text:p>4342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5</text:p>
          </table:table-cell>
          <table:table-cell office:value-type="float" office:value="58613224" calcext:value-type="float">
            <text:p>586132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0404" calcext:value-type="float">
            <text:p>4560404</text:p>
          </table:table-cell>
          <table:table-cell office:value-type="float" office:value="408168" calcext:value-type="float">
            <text:p>408168</text:p>
          </table:table-cell>
          <table:table-cell office:value-type="float" office:value="370260" calcext:value-type="float">
            <text:p>370260</text:p>
          </table:table-cell>
          <table:table-cell office:value-type="float" office:value="37908" calcext:value-type="float">
            <text:p>37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153" calcext:value-type="float">
            <text:p>34153</text:p>
          </table:table-cell>
          <table:table-cell office:value-type="float" office:value="172288" calcext:value-type="float">
            <text:p>172288</text:p>
          </table:table-cell>
          <table:table-cell office:value-type="float" office:value="151370" calcext:value-type="float">
            <text:p>151370</text:p>
          </table:table-cell>
          <table:table-cell office:value-type="float" office:value="15552" calcext:value-type="float">
            <text:p>15552</text:p>
          </table:table-cell>
          <table:table-cell office:value-type="float" office:value="11976" calcext:value-type="float">
            <text:p>11976</text:p>
          </table:table-cell>
          <table:table-cell office:value-type="float" office:value="204928" calcext:value-type="float">
            <text:p>204928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032" calcext:value-type="float">
            <text:p>4103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6871" calcext:value-type="float">
            <text:p>16871</text:p>
          </table:table-cell>
          <table:table-cell office:value-type="float" office:value="12529" calcext:value-type="float">
            <text:p>1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6</text:p>
          </table:table-cell>
          <table:table-cell office:value-type="float" office:value="58228668" calcext:value-type="float">
            <text:p>582286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7</text:p>
          </table:table-cell>
          <table:table-cell office:value-type="float" office:value="58225520" calcext:value-type="float">
            <text:p>582255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8</text:p>
          </table:table-cell>
          <table:table-cell office:value-type="float" office:value="58231404" calcext:value-type="float">
            <text:p>582314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09</text:p>
          </table:table-cell>
          <table:table-cell office:value-type="float" office:value="58231404" calcext:value-type="float">
            <text:p>582314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0</text:p>
          </table:table-cell>
          <table:table-cell office:value-type="float" office:value="58231232" calcext:value-type="float">
            <text:p>582312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1</text:p>
          </table:table-cell>
          <table:table-cell office:value-type="float" office:value="58231388" calcext:value-type="float">
            <text:p>58231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2</text:p>
          </table:table-cell>
          <table:table-cell office:value-type="float" office:value="58230896" calcext:value-type="float">
            <text:p>582308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3</text:p>
          </table:table-cell>
          <table:table-cell office:value-type="float" office:value="58230764" calcext:value-type="float">
            <text:p>582307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4</text:p>
          </table:table-cell>
          <table:table-cell office:value-type="float" office:value="58230008" calcext:value-type="float">
            <text:p>582300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5</text:p>
          </table:table-cell>
          <table:table-cell office:value-type="float" office:value="58230016" calcext:value-type="float">
            <text:p>582300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3872" calcext:value-type="float">
            <text:p>483872</text:p>
          </table:table-cell>
          <table:table-cell office:value-type="float" office:value="445964" calcext:value-type="float">
            <text:p>44596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919" calcext:value-type="float">
            <text:p>11919</text:p>
          </table:table-cell>
          <table:table-cell office:value-type="float" office:value="240128" calcext:value-type="float">
            <text:p>240128</text:p>
          </table:table-cell>
          <table:table-cell office:value-type="float" office:value="221256" calcext:value-type="float">
            <text:p>221256</text:p>
          </table:table-cell>
          <table:table-cell office:value-type="float" office:value="26624" calcext:value-type="float">
            <text:p>26624</text:p>
          </table:table-cell>
          <table:table-cell office:value-type="float" office:value="18382" calcext:value-type="float">
            <text:p>183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6</text:p>
          </table:table-cell>
          <table:table-cell office:value-type="float" office:value="58229420" calcext:value-type="float">
            <text:p>582294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4168" calcext:value-type="float">
            <text:p>484168</text:p>
          </table:table-cell>
          <table:table-cell office:value-type="float" office:value="446260" calcext:value-type="float">
            <text:p>44626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1" calcext:value-type="float">
            <text:p>11341</text:p>
          </table:table-cell>
          <table:table-cell office:value-type="float" office:value="240128" calcext:value-type="float">
            <text:p>240128</text:p>
          </table:table-cell>
          <table:table-cell office:value-type="float" office:value="200628" calcext:value-type="float">
            <text:p>200628</text:p>
          </table:table-cell>
          <table:table-cell office:value-type="float" office:value="26624" calcext:value-type="float">
            <text:p>26624</text:p>
          </table:table-cell>
          <table:table-cell office:value-type="float" office:value="16694" calcext:value-type="float">
            <text:p>16694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308" calcext:value-type="float">
            <text:p>230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17</text:p>
          </table:table-cell>
          <table:table-cell office:value-type="float" office:value="58228524" calcext:value-type="float">
            <text:p>582285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4168" calcext:value-type="float">
            <text:p>484168</text:p>
          </table:table-cell>
          <table:table-cell office:value-type="float" office:value="446260" calcext:value-type="float">
            <text:p>44626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1" calcext:value-type="float">
            <text:p>11341</text:p>
          </table:table-cell>
          <table:table-cell office:value-type="float" office:value="240128" calcext:value-type="float">
            <text:p>240128</text:p>
          </table:table-cell>
          <table:table-cell office:value-type="float" office:value="200628" calcext:value-type="float">
            <text:p>200628</text:p>
          </table:table-cell>
          <table:table-cell office:value-type="float" office:value="26624" calcext:value-type="float">
            <text:p>26624</text:p>
          </table:table-cell>
          <table:table-cell office:value-type="float" office:value="16694" calcext:value-type="float">
            <text:p>16694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308" calcext:value-type="float">
            <text:p>230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8</text:p>
          </table:table-cell>
          <table:table-cell office:value-type="float" office:value="58228500" calcext:value-type="float">
            <text:p>582285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84188" calcext:value-type="float">
            <text:p>484188</text:p>
          </table:table-cell>
          <table:table-cell office:value-type="float" office:value="446280" calcext:value-type="float">
            <text:p>4462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41" calcext:value-type="float">
            <text:p>11341</text:p>
          </table:table-cell>
          <table:table-cell office:value-type="float" office:value="240192" calcext:value-type="float">
            <text:p>240192</text:p>
          </table:table-cell>
          <table:table-cell office:value-type="float" office:value="200640" calcext:value-type="float">
            <text:p>200640</text:p>
          </table:table-cell>
          <table:table-cell office:value-type="float" office:value="26624" calcext:value-type="float">
            <text:p>26624</text:p>
          </table:table-cell>
          <table:table-cell office:value-type="float" office:value="16694" calcext:value-type="float">
            <text:p>16694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308" calcext:value-type="float">
            <text:p>230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19</text:p>
          </table:table-cell>
          <table:table-cell office:value-type="float" office:value="58259208" calcext:value-type="float">
            <text:p>582592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52480" calcext:value-type="float">
            <text:p>452480</text:p>
          </table:table-cell>
          <table:table-cell office:value-type="float" office:value="414572" calcext:value-type="float">
            <text:p>414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63" calcext:value-type="float">
            <text:p>10763</text:p>
          </table:table-cell>
          <table:table-cell office:value-type="float" office:value="208192" calcext:value-type="float">
            <text:p>208192</text:p>
          </table:table-cell>
          <table:table-cell office:value-type="float" office:value="180011" calcext:value-type="float">
            <text:p>180011</text:p>
          </table:table-cell>
          <table:table-cell office:value-type="float" office:value="26624" calcext:value-type="float">
            <text:p>26624</text:p>
          </table:table-cell>
          <table:table-cell office:value-type="float" office:value="15007" calcext:value-type="float">
            <text:p>15007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0</text:p>
          </table:table-cell>
          <table:table-cell office:value-type="float" office:value="58258648" calcext:value-type="float">
            <text:p>582586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52480" calcext:value-type="float">
            <text:p>452480</text:p>
          </table:table-cell>
          <table:table-cell office:value-type="float" office:value="414572" calcext:value-type="float">
            <text:p>414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63" calcext:value-type="float">
            <text:p>10763</text:p>
          </table:table-cell>
          <table:table-cell office:value-type="float" office:value="208192" calcext:value-type="float">
            <text:p>208192</text:p>
          </table:table-cell>
          <table:table-cell office:value-type="float" office:value="180011" calcext:value-type="float">
            <text:p>180011</text:p>
          </table:table-cell>
          <table:table-cell office:value-type="float" office:value="26624" calcext:value-type="float">
            <text:p>26624</text:p>
          </table:table-cell>
          <table:table-cell office:value-type="float" office:value="15007" calcext:value-type="float">
            <text:p>15007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1</text:p>
          </table:table-cell>
          <table:table-cell office:value-type="float" office:value="58258020" calcext:value-type="float">
            <text:p>582580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52480" calcext:value-type="float">
            <text:p>452480</text:p>
          </table:table-cell>
          <table:table-cell office:value-type="float" office:value="414572" calcext:value-type="float">
            <text:p>414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63" calcext:value-type="float">
            <text:p>10763</text:p>
          </table:table-cell>
          <table:table-cell office:value-type="float" office:value="208192" calcext:value-type="float">
            <text:p>208192</text:p>
          </table:table-cell>
          <table:table-cell office:value-type="float" office:value="180011" calcext:value-type="float">
            <text:p>180011</text:p>
          </table:table-cell>
          <table:table-cell office:value-type="float" office:value="26624" calcext:value-type="float">
            <text:p>26624</text:p>
          </table:table-cell>
          <table:table-cell office:value-type="float" office:value="15007" calcext:value-type="float">
            <text:p>15007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2</text:p>
          </table:table-cell>
          <table:table-cell office:value-type="float" office:value="58257196" calcext:value-type="float">
            <text:p>582571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52480" calcext:value-type="float">
            <text:p>452480</text:p>
          </table:table-cell>
          <table:table-cell office:value-type="float" office:value="414572" calcext:value-type="float">
            <text:p>414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5" calcext:value-type="float">
            <text:p>10185</text:p>
          </table:table-cell>
          <table:table-cell office:value-type="float" office:value="208192" calcext:value-type="float">
            <text:p>208192</text:p>
          </table:table-cell>
          <table:table-cell office:value-type="float" office:value="159386" calcext:value-type="float">
            <text:p>159386</text:p>
          </table:table-cell>
          <table:table-cell office:value-type="float" office:value="26624" calcext:value-type="float">
            <text:p>26624</text:p>
          </table:table-cell>
          <table:table-cell office:value-type="float" office:value="13319" calcext:value-type="float">
            <text:p>13319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808" calcext:value-type="float">
            <text:p>180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3</text:p>
          </table:table-cell>
          <table:table-cell office:value-type="float" office:value="58256304" calcext:value-type="float">
            <text:p>582563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52480" calcext:value-type="float">
            <text:p>452480</text:p>
          </table:table-cell>
          <table:table-cell office:value-type="float" office:value="414572" calcext:value-type="float">
            <text:p>414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5" calcext:value-type="float">
            <text:p>10185</text:p>
          </table:table-cell>
          <table:table-cell office:value-type="float" office:value="208192" calcext:value-type="float">
            <text:p>208192</text:p>
          </table:table-cell>
          <table:table-cell office:value-type="float" office:value="159386" calcext:value-type="float">
            <text:p>159386</text:p>
          </table:table-cell>
          <table:table-cell office:value-type="float" office:value="26624" calcext:value-type="float">
            <text:p>26624</text:p>
          </table:table-cell>
          <table:table-cell office:value-type="float" office:value="13319" calcext:value-type="float">
            <text:p>13319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808" calcext:value-type="float">
            <text:p>180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4</text:p>
          </table:table-cell>
          <table:table-cell office:value-type="float" office:value="58256040" calcext:value-type="float">
            <text:p>582560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52480" calcext:value-type="float">
            <text:p>452480</text:p>
          </table:table-cell>
          <table:table-cell office:value-type="float" office:value="414572" calcext:value-type="float">
            <text:p>414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185" calcext:value-type="float">
            <text:p>10185</text:p>
          </table:table-cell>
          <table:table-cell office:value-type="float" office:value="208192" calcext:value-type="float">
            <text:p>208192</text:p>
          </table:table-cell>
          <table:table-cell office:value-type="float" office:value="159386" calcext:value-type="float">
            <text:p>159386</text:p>
          </table:table-cell>
          <table:table-cell office:value-type="float" office:value="26624" calcext:value-type="float">
            <text:p>26624</text:p>
          </table:table-cell>
          <table:table-cell office:value-type="float" office:value="13319" calcext:value-type="float">
            <text:p>13319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808" calcext:value-type="float">
            <text:p>180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5</text:p>
          </table:table-cell>
          <table:table-cell office:value-type="float" office:value="58293512" calcext:value-type="float">
            <text:p>582935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76572" calcext:value-type="float">
            <text:p>376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07" calcext:value-type="float">
            <text:p>9607</text:p>
          </table:table-cell>
          <table:table-cell office:value-type="float" office:value="168192" calcext:value-type="float">
            <text:p>168192</text:p>
          </table:table-cell>
          <table:table-cell office:value-type="float" office:value="138758" calcext:value-type="float">
            <text:p>138758</text:p>
          </table:table-cell>
          <table:table-cell office:value-type="float" office:value="26624" calcext:value-type="float">
            <text:p>26624</text:p>
          </table:table-cell>
          <table:table-cell office:value-type="float" office:value="11632" calcext:value-type="float">
            <text:p>1163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6</text:p>
          </table:table-cell>
          <table:table-cell office:value-type="float" office:value="58293660" calcext:value-type="float">
            <text:p>582936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76572" calcext:value-type="float">
            <text:p>376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07" calcext:value-type="float">
            <text:p>9607</text:p>
          </table:table-cell>
          <table:table-cell office:value-type="float" office:value="168192" calcext:value-type="float">
            <text:p>168192</text:p>
          </table:table-cell>
          <table:table-cell office:value-type="float" office:value="138758" calcext:value-type="float">
            <text:p>138758</text:p>
          </table:table-cell>
          <table:table-cell office:value-type="float" office:value="26624" calcext:value-type="float">
            <text:p>26624</text:p>
          </table:table-cell>
          <table:table-cell office:value-type="float" office:value="11632" calcext:value-type="float">
            <text:p>1163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7</text:p>
          </table:table-cell>
          <table:table-cell office:value-type="float" office:value="58293592" calcext:value-type="float">
            <text:p>582935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76572" calcext:value-type="float">
            <text:p>376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07" calcext:value-type="float">
            <text:p>9607</text:p>
          </table:table-cell>
          <table:table-cell office:value-type="float" office:value="168192" calcext:value-type="float">
            <text:p>168192</text:p>
          </table:table-cell>
          <table:table-cell office:value-type="float" office:value="138758" calcext:value-type="float">
            <text:p>138758</text:p>
          </table:table-cell>
          <table:table-cell office:value-type="float" office:value="26624" calcext:value-type="float">
            <text:p>26624</text:p>
          </table:table-cell>
          <table:table-cell office:value-type="float" office:value="11632" calcext:value-type="float">
            <text:p>1163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28</text:p>
          </table:table-cell>
          <table:table-cell office:value-type="float" office:value="58299092" calcext:value-type="float">
            <text:p>582990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76572" calcext:value-type="float">
            <text:p>376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29" calcext:value-type="float">
            <text:p>9029</text:p>
          </table:table-cell>
          <table:table-cell office:value-type="float" office:value="168192" calcext:value-type="float">
            <text:p>168192</text:p>
          </table:table-cell>
          <table:table-cell office:value-type="float" office:value="118129" calcext:value-type="float">
            <text:p>118129</text:p>
          </table:table-cell>
          <table:table-cell office:value-type="float" office:value="26624" calcext:value-type="float">
            <text:p>26624</text:p>
          </table:table-cell>
          <table:table-cell office:value-type="float" office:value="9944" calcext:value-type="float">
            <text:p>9944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308" calcext:value-type="float">
            <text:p>130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29</text:p>
          </table:table-cell>
          <table:table-cell office:value-type="float" office:value="58299876" calcext:value-type="float">
            <text:p>582998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76572" calcext:value-type="float">
            <text:p>376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29" calcext:value-type="float">
            <text:p>9029</text:p>
          </table:table-cell>
          <table:table-cell office:value-type="float" office:value="168192" calcext:value-type="float">
            <text:p>168192</text:p>
          </table:table-cell>
          <table:table-cell office:value-type="float" office:value="118129" calcext:value-type="float">
            <text:p>118129</text:p>
          </table:table-cell>
          <table:table-cell office:value-type="float" office:value="26624" calcext:value-type="float">
            <text:p>26624</text:p>
          </table:table-cell>
          <table:table-cell office:value-type="float" office:value="9944" calcext:value-type="float">
            <text:p>9944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308" calcext:value-type="float">
            <text:p>130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0</text:p>
          </table:table-cell>
          <table:table-cell office:value-type="float" office:value="58300568" calcext:value-type="float">
            <text:p>583005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414480" calcext:value-type="float">
            <text:p>414480</text:p>
          </table:table-cell>
          <table:table-cell office:value-type="float" office:value="376572" calcext:value-type="float">
            <text:p>376572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29" calcext:value-type="float">
            <text:p>9029</text:p>
          </table:table-cell>
          <table:table-cell office:value-type="float" office:value="168192" calcext:value-type="float">
            <text:p>168192</text:p>
          </table:table-cell>
          <table:table-cell office:value-type="float" office:value="118129" calcext:value-type="float">
            <text:p>118129</text:p>
          </table:table-cell>
          <table:table-cell office:value-type="float" office:value="26624" calcext:value-type="float">
            <text:p>26624</text:p>
          </table:table-cell>
          <table:table-cell office:value-type="float" office:value="9944" calcext:value-type="float">
            <text:p>9944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308" calcext:value-type="float">
            <text:p>130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1</text:p>
          </table:table-cell>
          <table:table-cell office:value-type="float" office:value="58337832" calcext:value-type="float">
            <text:p>583378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76488" calcext:value-type="float">
            <text:p>376488</text:p>
          </table:table-cell>
          <table:table-cell office:value-type="float" office:value="338580" calcext:value-type="float">
            <text:p>338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50" calcext:value-type="float">
            <text:p>8450</text:p>
          </table:table-cell>
          <table:table-cell office:value-type="float" office:value="128192" calcext:value-type="float">
            <text:p>128192</text:p>
          </table:table-cell>
          <table:table-cell office:value-type="float" office:value="97500" calcext:value-type="float">
            <text:p>97500</text:p>
          </table:table-cell>
          <table:table-cell office:value-type="float" office:value="26624" calcext:value-type="float">
            <text:p>26624</text:p>
          </table:table-cell>
          <table:table-cell office:value-type="float" office:value="8257" calcext:value-type="float">
            <text:p>8257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32</text:p>
          </table:table-cell>
          <table:table-cell office:value-type="float" office:value="58337972" calcext:value-type="float">
            <text:p>583379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76488" calcext:value-type="float">
            <text:p>376488</text:p>
          </table:table-cell>
          <table:table-cell office:value-type="float" office:value="338580" calcext:value-type="float">
            <text:p>338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50" calcext:value-type="float">
            <text:p>8450</text:p>
          </table:table-cell>
          <table:table-cell office:value-type="float" office:value="128192" calcext:value-type="float">
            <text:p>128192</text:p>
          </table:table-cell>
          <table:table-cell office:value-type="float" office:value="97500" calcext:value-type="float">
            <text:p>97500</text:p>
          </table:table-cell>
          <table:table-cell office:value-type="float" office:value="26624" calcext:value-type="float">
            <text:p>26624</text:p>
          </table:table-cell>
          <table:table-cell office:value-type="float" office:value="8257" calcext:value-type="float">
            <text:p>8257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3</text:p>
          </table:table-cell>
          <table:table-cell office:value-type="float" office:value="58338156" calcext:value-type="float">
            <text:p>583381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8" calcext:value-type="float">
            <text:p>1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76488" calcext:value-type="float">
            <text:p>376488</text:p>
          </table:table-cell>
          <table:table-cell office:value-type="float" office:value="338580" calcext:value-type="float">
            <text:p>338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50" calcext:value-type="float">
            <text:p>8450</text:p>
          </table:table-cell>
          <table:table-cell office:value-type="float" office:value="128192" calcext:value-type="float">
            <text:p>128192</text:p>
          </table:table-cell>
          <table:table-cell office:value-type="float" office:value="97500" calcext:value-type="float">
            <text:p>97500</text:p>
          </table:table-cell>
          <table:table-cell office:value-type="float" office:value="26624" calcext:value-type="float">
            <text:p>26624</text:p>
          </table:table-cell>
          <table:table-cell office:value-type="float" office:value="8257" calcext:value-type="float">
            <text:p>8257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4</text:p>
          </table:table-cell>
          <table:table-cell office:value-type="float" office:value="58338020" calcext:value-type="float">
            <text:p>583380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8" calcext:value-type="float">
            <text:p>1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76488" calcext:value-type="float">
            <text:p>376488</text:p>
          </table:table-cell>
          <table:table-cell office:value-type="float" office:value="338580" calcext:value-type="float">
            <text:p>338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2" calcext:value-type="float">
            <text:p>7872</text:p>
          </table:table-cell>
          <table:table-cell office:value-type="float" office:value="128192" calcext:value-type="float">
            <text:p>128192</text:p>
          </table:table-cell>
          <table:table-cell office:value-type="float" office:value="76872" calcext:value-type="float">
            <text:p>76872</text:p>
          </table:table-cell>
          <table:table-cell office:value-type="float" office:value="26624" calcext:value-type="float">
            <text:p>26624</text:p>
          </table:table-cell>
          <table:table-cell office:value-type="float" office:value="6569" calcext:value-type="float">
            <text:p>6569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35</text:p>
          </table:table-cell>
          <table:table-cell office:value-type="float" office:value="58338092" calcext:value-type="float">
            <text:p>583380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76488" calcext:value-type="float">
            <text:p>376488</text:p>
          </table:table-cell>
          <table:table-cell office:value-type="float" office:value="338580" calcext:value-type="float">
            <text:p>338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2" calcext:value-type="float">
            <text:p>7872</text:p>
          </table:table-cell>
          <table:table-cell office:value-type="float" office:value="128192" calcext:value-type="float">
            <text:p>128192</text:p>
          </table:table-cell>
          <table:table-cell office:value-type="float" office:value="76872" calcext:value-type="float">
            <text:p>76872</text:p>
          </table:table-cell>
          <table:table-cell office:value-type="float" office:value="26624" calcext:value-type="float">
            <text:p>26624</text:p>
          </table:table-cell>
          <table:table-cell office:value-type="float" office:value="6569" calcext:value-type="float">
            <text:p>6569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6</text:p>
          </table:table-cell>
          <table:table-cell office:value-type="float" office:value="58337796" calcext:value-type="float">
            <text:p>583377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76488" calcext:value-type="float">
            <text:p>376488</text:p>
          </table:table-cell>
          <table:table-cell office:value-type="float" office:value="338580" calcext:value-type="float">
            <text:p>338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72" calcext:value-type="float">
            <text:p>7872</text:p>
          </table:table-cell>
          <table:table-cell office:value-type="float" office:value="128192" calcext:value-type="float">
            <text:p>128192</text:p>
          </table:table-cell>
          <table:table-cell office:value-type="float" office:value="76872" calcext:value-type="float">
            <text:p>76872</text:p>
          </table:table-cell>
          <table:table-cell office:value-type="float" office:value="26624" calcext:value-type="float">
            <text:p>26624</text:p>
          </table:table-cell>
          <table:table-cell office:value-type="float" office:value="6569" calcext:value-type="float">
            <text:p>6569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7</text:p>
          </table:table-cell>
          <table:table-cell office:value-type="float" office:value="58375384" calcext:value-type="float">
            <text:p>5837538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94" calcext:value-type="float">
            <text:p>7294</text:p>
          </table:table-cell>
          <table:table-cell office:value-type="float" office:value="88192" calcext:value-type="float">
            <text:p>88192</text:p>
          </table:table-cell>
          <table:table-cell office:value-type="float" office:value="56243" calcext:value-type="float">
            <text:p>56243</text:p>
          </table:table-cell>
          <table:table-cell office:value-type="float" office:value="26624" calcext:value-type="float">
            <text:p>26624</text:p>
          </table:table-cell>
          <table:table-cell office:value-type="float" office:value="4882" calcext:value-type="float">
            <text:p>48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38</text:p>
          </table:table-cell>
          <table:table-cell office:value-type="float" office:value="58375608" calcext:value-type="float">
            <text:p>583756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94" calcext:value-type="float">
            <text:p>7294</text:p>
          </table:table-cell>
          <table:table-cell office:value-type="float" office:value="88192" calcext:value-type="float">
            <text:p>88192</text:p>
          </table:table-cell>
          <table:table-cell office:value-type="float" office:value="56243" calcext:value-type="float">
            <text:p>56243</text:p>
          </table:table-cell>
          <table:table-cell office:value-type="float" office:value="26624" calcext:value-type="float">
            <text:p>26624</text:p>
          </table:table-cell>
          <table:table-cell office:value-type="float" office:value="4882" calcext:value-type="float">
            <text:p>48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39</text:p>
          </table:table-cell>
          <table:table-cell office:value-type="float" office:value="58375112" calcext:value-type="float">
            <text:p>5837511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94" calcext:value-type="float">
            <text:p>7294</text:p>
          </table:table-cell>
          <table:table-cell office:value-type="float" office:value="88192" calcext:value-type="float">
            <text:p>88192</text:p>
          </table:table-cell>
          <table:table-cell office:value-type="float" office:value="56243" calcext:value-type="float">
            <text:p>56243</text:p>
          </table:table-cell>
          <table:table-cell office:value-type="float" office:value="26624" calcext:value-type="float">
            <text:p>26624</text:p>
          </table:table-cell>
          <table:table-cell office:value-type="float" office:value="4882" calcext:value-type="float">
            <text:p>4882</text:p>
          </table:table-cell>
          <table:table-cell office:value-type="float" office:value="400256" calcext:value-type="float">
            <text:p>400256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0</text:p>
          </table:table-cell>
          <table:table-cell office:value-type="float" office:value="58374616" calcext:value-type="float">
            <text:p>5837461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3:41</text:p>
          </table:table-cell>
          <table:table-cell office:value-type="float" office:value="58373812" calcext:value-type="float">
            <text:p>5837381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2</text:p>
          </table:table-cell>
          <table:table-cell office:value-type="float" office:value="58372008" calcext:value-type="float">
            <text:p>583720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3</text:p>
          </table:table-cell>
          <table:table-cell office:value-type="float" office:value="58371756" calcext:value-type="float">
            <text:p>583717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4</text:p>
          </table:table-cell>
          <table:table-cell office:value-type="float" office:value="58371720" calcext:value-type="float">
            <text:p>583717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5</text:p>
          </table:table-cell>
          <table:table-cell office:value-type="float" office:value="58371124" calcext:value-type="float">
            <text:p>583711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6</text:p>
          </table:table-cell>
          <table:table-cell office:value-type="float" office:value="58370428" calcext:value-type="float">
            <text:p>5837042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7</text:p>
          </table:table-cell>
          <table:table-cell office:value-type="float" office:value="58370680" calcext:value-type="float">
            <text:p>583706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8</text:p>
          </table:table-cell>
          <table:table-cell office:value-type="float" office:value="58362052" calcext:value-type="float">
            <text:p>5836205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49</text:p>
          </table:table-cell>
          <table:table-cell office:value-type="float" office:value="58361872" calcext:value-type="float">
            <text:p>583618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0</text:p>
          </table:table-cell>
          <table:table-cell office:value-type="float" office:value="58362304" calcext:value-type="float">
            <text:p>5836230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1</text:p>
          </table:table-cell>
          <table:table-cell office:value-type="float" office:value="58362512" calcext:value-type="float">
            <text:p>5836251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2</text:p>
          </table:table-cell>
          <table:table-cell office:value-type="float" office:value="58362156" calcext:value-type="float">
            <text:p>583621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3</text:p>
          </table:table-cell>
          <table:table-cell office:value-type="float" office:value="58362392" calcext:value-type="float">
            <text:p>5836239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4</text:p>
          </table:table-cell>
          <table:table-cell office:value-type="float" office:value="58362536" calcext:value-type="float">
            <text:p>5836253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5</text:p>
          </table:table-cell>
          <table:table-cell office:value-type="float" office:value="58362972" calcext:value-type="float">
            <text:p>583629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6</text:p>
          </table:table-cell>
          <table:table-cell office:value-type="float" office:value="58362864" calcext:value-type="float">
            <text:p>583628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7</text:p>
          </table:table-cell>
          <table:table-cell office:value-type="float" office:value="58362980" calcext:value-type="float">
            <text:p>583629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8</text:p>
          </table:table-cell>
          <table:table-cell office:value-type="float" office:value="58362824" calcext:value-type="float">
            <text:p>583628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3:59</text:p>
          </table:table-cell>
          <table:table-cell office:value-type="float" office:value="58363128" calcext:value-type="float">
            <text:p>5836312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0</text:p>
          </table:table-cell>
          <table:table-cell office:value-type="float" office:value="58363832" calcext:value-type="float">
            <text:p>583638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1</text:p>
          </table:table-cell>
          <table:table-cell office:value-type="float" office:value="58364832" calcext:value-type="float">
            <text:p>583648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2</text:p>
          </table:table-cell>
          <table:table-cell office:value-type="float" office:value="58363076" calcext:value-type="float">
            <text:p>583630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3</text:p>
          </table:table-cell>
          <table:table-cell office:value-type="float" office:value="58362708" calcext:value-type="float">
            <text:p>583627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4</text:p>
          </table:table-cell>
          <table:table-cell office:value-type="float" office:value="58362508" calcext:value-type="float">
            <text:p>583625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5</text:p>
          </table:table-cell>
          <table:table-cell office:value-type="float" office:value="58363052" calcext:value-type="float">
            <text:p>5836305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6</text:p>
          </table:table-cell>
          <table:table-cell office:value-type="float" office:value="58362824" calcext:value-type="float">
            <text:p>583628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7</text:p>
          </table:table-cell>
          <table:table-cell office:value-type="float" office:value="58362900" calcext:value-type="float">
            <text:p>583629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8</text:p>
          </table:table-cell>
          <table:table-cell office:value-type="float" office:value="58362912" calcext:value-type="float">
            <text:p>5836291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09</text:p>
          </table:table-cell>
          <table:table-cell office:value-type="float" office:value="58363208" calcext:value-type="float">
            <text:p>583632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0</text:p>
          </table:table-cell>
          <table:table-cell office:value-type="float" office:value="58363220" calcext:value-type="float">
            <text:p>5836322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1</text:p>
          </table:table-cell>
          <table:table-cell office:value-type="float" office:value="58363564" calcext:value-type="float">
            <text:p>583635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2</text:p>
          </table:table-cell>
          <table:table-cell office:value-type="float" office:value="58362600" calcext:value-type="float">
            <text:p>583626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3</text:p>
          </table:table-cell>
          <table:table-cell office:value-type="float" office:value="58362464" calcext:value-type="float">
            <text:p>583624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4</text:p>
          </table:table-cell>
          <table:table-cell office:value-type="float" office:value="58362896" calcext:value-type="float">
            <text:p>5836289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5</text:p>
          </table:table-cell>
          <table:table-cell office:value-type="float" office:value="58362604" calcext:value-type="float">
            <text:p>5836260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6</text:p>
          </table:table-cell>
          <table:table-cell office:value-type="float" office:value="58363032" calcext:value-type="float">
            <text:p>5836303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7</text:p>
          </table:table-cell>
          <table:table-cell office:value-type="float" office:value="58362856" calcext:value-type="float">
            <text:p>583628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8</text:p>
          </table:table-cell>
          <table:table-cell office:value-type="float" office:value="58363168" calcext:value-type="float">
            <text:p>583631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19</text:p>
          </table:table-cell>
          <table:table-cell office:value-type="float" office:value="58363072" calcext:value-type="float">
            <text:p>583630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0</text:p>
          </table:table-cell>
          <table:table-cell office:value-type="float" office:value="58362856" calcext:value-type="float">
            <text:p>583628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1</text:p>
          </table:table-cell>
          <table:table-cell office:value-type="float" office:value="58362208" calcext:value-type="float">
            <text:p>5836220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2</text:p>
          </table:table-cell>
          <table:table-cell office:value-type="float" office:value="58362100" calcext:value-type="float">
            <text:p>583621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3</text:p>
          </table:table-cell>
          <table:table-cell office:value-type="float" office:value="58361848" calcext:value-type="float">
            <text:p>583618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4</text:p>
          </table:table-cell>
          <table:table-cell office:value-type="float" office:value="58361596" calcext:value-type="float">
            <text:p>5836159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5</text:p>
          </table:table-cell>
          <table:table-cell office:value-type="float" office:value="58361680" calcext:value-type="float">
            <text:p>5836168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6</text:p>
          </table:table-cell>
          <table:table-cell office:value-type="float" office:value="58361236" calcext:value-type="float">
            <text:p>5836123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7</text:p>
          </table:table-cell>
          <table:table-cell office:value-type="float" office:value="58361416" calcext:value-type="float">
            <text:p>5836141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2" calcext:value-type="float">
            <text:p>1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8</text:p>
          </table:table-cell>
          <table:table-cell office:value-type="float" office:value="58360568" calcext:value-type="float">
            <text:p>583605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29</text:p>
          </table:table-cell>
          <table:table-cell office:value-type="float" office:value="58360348" calcext:value-type="float">
            <text:p>583603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0</text:p>
          </table:table-cell>
          <table:table-cell office:value-type="float" office:value="58360116" calcext:value-type="float">
            <text:p>5836011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1</text:p>
          </table:table-cell>
          <table:table-cell office:value-type="float" office:value="58360116" calcext:value-type="float">
            <text:p>5836011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2</text:p>
          </table:table-cell>
          <table:table-cell office:value-type="float" office:value="58360124" calcext:value-type="float">
            <text:p>583601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3</text:p>
          </table:table-cell>
          <table:table-cell office:value-type="float" office:value="58360072" calcext:value-type="float">
            <text:p>583600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4</text:p>
          </table:table-cell>
          <table:table-cell office:value-type="float" office:value="58360368" calcext:value-type="float">
            <text:p>583603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5</text:p>
          </table:table-cell>
          <table:table-cell office:value-type="float" office:value="58360368" calcext:value-type="float">
            <text:p>5836036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6</text:p>
          </table:table-cell>
          <table:table-cell office:value-type="float" office:value="58360156" calcext:value-type="float">
            <text:p>583601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7</text:p>
          </table:table-cell>
          <table:table-cell office:value-type="float" office:value="58360496" calcext:value-type="float">
            <text:p>5836049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8</text:p>
          </table:table-cell>
          <table:table-cell office:value-type="float" office:value="58360476" calcext:value-type="float">
            <text:p>583604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39</text:p>
          </table:table-cell>
          <table:table-cell office:value-type="float" office:value="58360472" calcext:value-type="float">
            <text:p>5836047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0</text:p>
          </table:table-cell>
          <table:table-cell office:value-type="float" office:value="58360724" calcext:value-type="float">
            <text:p>5836072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1</text:p>
          </table:table-cell>
          <table:table-cell office:value-type="float" office:value="58362056" calcext:value-type="float">
            <text:p>5836205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2</text:p>
          </table:table-cell>
          <table:table-cell office:value-type="float" office:value="58362064" calcext:value-type="float">
            <text:p>5836206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8780" calcext:value-type="float">
            <text:p>4618780</text:p>
          </table:table-cell>
          <table:table-cell office:value-type="float" office:value="338488" calcext:value-type="float">
            <text:p>338488</text:p>
          </table:table-cell>
          <table:table-cell office:value-type="float" office:value="300580" calcext:value-type="float">
            <text:p>300580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16" calcext:value-type="float">
            <text:p>6716</text:p>
          </table:table-cell>
          <table:table-cell office:value-type="float" office:value="88192" calcext:value-type="float">
            <text:p>88192</text:p>
          </table:table-cell>
          <table:table-cell office:value-type="float" office:value="35614" calcext:value-type="float">
            <text:p>35614</text:p>
          </table:table-cell>
          <table:table-cell office:value-type="float" office:value="26624" calcext:value-type="float">
            <text:p>26624</text:p>
          </table:table-cell>
          <table:table-cell office:value-type="float" office:value="3194" calcext:value-type="float">
            <text:p>3194</text:p>
          </table:table-cell>
          <table:table-cell office:value-type="float" office:value="389632" calcext:value-type="float">
            <text:p>389632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3</text:p>
          </table:table-cell>
          <table:table-cell office:value-type="float" office:value="59079904" calcext:value-type="float">
            <text:p>590799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4:44</text:p>
          </table:table-cell>
          <table:table-cell office:value-type="float" office:value="59079912" calcext:value-type="float">
            <text:p>590799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5</text:p>
          </table:table-cell>
          <table:table-cell office:value-type="float" office:value="59080164" calcext:value-type="float">
            <text:p>5908016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6</text:p>
          </table:table-cell>
          <table:table-cell office:value-type="float" office:value="59080416" calcext:value-type="float">
            <text:p>5908041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7</text:p>
          </table:table-cell>
          <table:table-cell office:value-type="float" office:value="59079440" calcext:value-type="float">
            <text:p>590794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8</text:p>
          </table:table-cell>
          <table:table-cell office:value-type="float" office:value="59079704" calcext:value-type="float">
            <text:p>590797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49</text:p>
          </table:table-cell>
          <table:table-cell office:value-type="float" office:value="59079676" calcext:value-type="float">
            <text:p>5907967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0</text:p>
          </table:table-cell>
          <table:table-cell office:value-type="float" office:value="59079596" calcext:value-type="float">
            <text:p>590795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1</text:p>
          </table:table-cell>
          <table:table-cell office:value-type="float" office:value="59078472" calcext:value-type="float">
            <text:p>590784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8" calcext:value-type="float">
            <text:p>1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2</text:p>
          </table:table-cell>
          <table:table-cell office:value-type="float" office:value="59078500" calcext:value-type="float">
            <text:p>590785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3980" calcext:value-type="float">
            <text:p>4413980</text:p>
          </table:table-cell>
          <table:table-cell office:value-type="float" office:value="269492" calcext:value-type="float">
            <text:p>269492</text:p>
          </table:table-cell>
          <table:table-cell office:value-type="float" office:value="231584" calcext:value-type="float">
            <text:p>231584</text:p>
          </table:table-cell>
          <table:table-cell office:value-type="float" office:value="37908" calcext:value-type="float">
            <text:p>37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38" calcext:value-type="float">
            <text:p>6138</text:p>
          </table:table-cell>
          <table:table-cell office:value-type="float" office:value="15168" calcext:value-type="float">
            <text:p>15168</text:p>
          </table:table-cell>
          <table:table-cell office:value-type="float" office:value="14986" calcext:value-type="float">
            <text:p>1498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50624" calcext:value-type="float">
            <text:p>50624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44" calcext:value-type="float">
            <text:p>3794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5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apmachine16-many-loaders-500-4-sanitized" table:style-name="ta1">
        <table:table-column table:style-name="co31" table:default-cell-style-name="ce1"/>
        <table:table-column table:style-name="co31" table:number-columns-repeated="4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54:54</text:p>
          </table:table-cell>
          <table:table-cell office:value-type="float" office:value="59666700" calcext:value-type="float">
            <text:p>5966670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863916" calcext:value-type="float">
            <text:p>3863916</text:p>
          </table:table-cell>
          <table:table-cell office:value-type="float" office:value="100496" calcext:value-type="float">
            <text:p>100496</text:p>
          </table:table-cell>
          <table:table-cell office:value-type="float" office:value="71352" calcext:value-type="float">
            <text:p>71352</text:p>
          </table:table-cell>
          <table:table-cell office:value-type="float" office:value="29144" calcext:value-type="float">
            <text:p>29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56" calcext:value-type="float">
            <text:p>20156</text:p>
          </table:table-cell>
          <table:table-cell office:value-type="float" office:value="3968" calcext:value-type="float">
            <text:p>3968</text:p>
          </table:table-cell>
          <table:table-cell office:value-type="float" office:value="3751" calcext:value-type="float">
            <text:p>3751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36" calcext:value-type="float">
            <text:p>318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4:55</text:p>
          </table:table-cell>
          <table:table-cell office:value-type="float" office:value="59443776" calcext:value-type="float">
            <text:p>5944377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63824" calcext:value-type="float">
            <text:p>163824</text:p>
          </table:table-cell>
          <table:table-cell office:value-type="float" office:value="126224" calcext:value-type="float">
            <text:p>126224</text:p>
          </table:table-cell>
          <table:table-cell office:value-type="float" office:value="37600" calcext:value-type="float">
            <text:p>3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43" calcext:value-type="float">
            <text:p>1843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13" calcext:value-type="float">
            <text:p>6113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5" calcext:value-type="float">
            <text:p>1456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6" calcext:value-type="float">
            <text:p>3181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6</text:p>
          </table:table-cell>
          <table:table-cell office:value-type="float" office:value="59443288" calcext:value-type="float">
            <text:p>594432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63932" calcext:value-type="float">
            <text:p>163932</text:p>
          </table:table-cell>
          <table:table-cell office:value-type="float" office:value="126332" calcext:value-type="float">
            <text:p>12633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13" calcext:value-type="float">
            <text:p>6113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5" calcext:value-type="float">
            <text:p>1456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7</text:p>
          </table:table-cell>
          <table:table-cell office:value-type="float" office:value="59443188" calcext:value-type="float">
            <text:p>594431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63932" calcext:value-type="float">
            <text:p>163932</text:p>
          </table:table-cell>
          <table:table-cell office:value-type="float" office:value="126332" calcext:value-type="float">
            <text:p>12633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13" calcext:value-type="float">
            <text:p>6113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5" calcext:value-type="float">
            <text:p>1456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8</text:p>
          </table:table-cell>
          <table:table-cell office:value-type="float" office:value="59442784" calcext:value-type="float">
            <text:p>594427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63932" calcext:value-type="float">
            <text:p>163932</text:p>
          </table:table-cell>
          <table:table-cell office:value-type="float" office:value="126332" calcext:value-type="float">
            <text:p>12633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113" calcext:value-type="float">
            <text:p>6113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5" calcext:value-type="float">
            <text:p>1456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4:59</text:p>
          </table:table-cell>
          <table:table-cell office:value-type="float" office:value="59453916" calcext:value-type="float">
            <text:p>5945391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59264" calcext:value-type="float">
            <text:p>159264</text:p>
          </table:table-cell>
          <table:table-cell office:value-type="float" office:value="121664" calcext:value-type="float">
            <text:p>12166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9" calcext:value-type="float">
            <text:p>14569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0</text:p>
          </table:table-cell>
          <table:table-cell office:value-type="float" office:value="59453524" calcext:value-type="float">
            <text:p>594535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59264" calcext:value-type="float">
            <text:p>159264</text:p>
          </table:table-cell>
          <table:table-cell office:value-type="float" office:value="121664" calcext:value-type="float">
            <text:p>12166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9" calcext:value-type="float">
            <text:p>14569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1</text:p>
          </table:table-cell>
          <table:table-cell office:value-type="float" office:value="59453548" calcext:value-type="float">
            <text:p>5945354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59264" calcext:value-type="float">
            <text:p>159264</text:p>
          </table:table-cell>
          <table:table-cell office:value-type="float" office:value="121664" calcext:value-type="float">
            <text:p>12166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9" calcext:value-type="float">
            <text:p>14569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2</text:p>
          </table:table-cell>
          <table:table-cell office:value-type="float" office:value="59452852" calcext:value-type="float">
            <text:p>5945285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59264" calcext:value-type="float">
            <text:p>159264</text:p>
          </table:table-cell>
          <table:table-cell office:value-type="float" office:value="121664" calcext:value-type="float">
            <text:p>12166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9" calcext:value-type="float">
            <text:p>14569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3</text:p>
          </table:table-cell>
          <table:table-cell office:value-type="float" office:value="59452364" calcext:value-type="float">
            <text:p>5945236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59264" calcext:value-type="float">
            <text:p>159264</text:p>
          </table:table-cell>
          <table:table-cell office:value-type="float" office:value="121664" calcext:value-type="float">
            <text:p>12166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9" calcext:value-type="float">
            <text:p>14569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4</text:p>
          </table:table-cell>
          <table:table-cell office:value-type="float" office:value="59452200" calcext:value-type="float">
            <text:p>594522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88" calcext:value-type="float">
            <text:p>4140488</text:p>
          </table:table-cell>
          <table:table-cell office:value-type="float" office:value="159328" calcext:value-type="float">
            <text:p>159328</text:p>
          </table:table-cell>
          <table:table-cell office:value-type="float" office:value="121728" calcext:value-type="float">
            <text:p>12172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9" calcext:value-type="float">
            <text:p>6319</text:p>
          </table:table-cell>
          <table:table-cell office:value-type="float" office:value="14784" calcext:value-type="float">
            <text:p>14784</text:p>
          </table:table-cell>
          <table:table-cell office:value-type="float" office:value="14569" calcext:value-type="float">
            <text:p>14569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640" calcext:value-type="float">
            <text:p>2464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5</text:p>
          </table:table-cell>
          <table:table-cell office:value-type="float" office:value="59168180" calcext:value-type="float">
            <text:p>591681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5240" calcext:value-type="float">
            <text:p>4255240</text:p>
          </table:table-cell>
          <table:table-cell office:value-type="float" office:value="218980" calcext:value-type="float">
            <text:p>218980</text:p>
          </table:table-cell>
          <table:table-cell office:value-type="float" office:value="181380" calcext:value-type="float">
            <text:p>181380</text:p>
          </table:table-cell>
          <table:table-cell office:value-type="float" office:value="37600" calcext:value-type="float">
            <text:p>3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988" calcext:value-type="float">
            <text:p>16988</text:p>
          </table:table-cell>
          <table:table-cell office:value-type="float" office:value="58496" calcext:value-type="float">
            <text:p>58496</text:p>
          </table:table-cell>
          <table:table-cell office:value-type="float" office:value="49323" calcext:value-type="float">
            <text:p>49323</text:p>
          </table:table-cell>
          <table:table-cell office:value-type="float" office:value="7872" calcext:value-type="float">
            <text:p>7872</text:p>
          </table:table-cell>
          <table:table-cell office:value-type="float" office:value="3846" calcext:value-type="float">
            <text:p>3846</text:p>
          </table:table-cell>
          <table:table-cell office:value-type="float" office:value="71296" calcext:value-type="float">
            <text:p>7129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952" calcext:value-type="float">
            <text:p>37952</text:p>
          </table:table-cell>
          <table:table-cell office:value-type="float" office:value="3177" calcext:value-type="float">
            <text:p>3177</text:p>
          </table:table-cell>
          <table:table-cell office:value-type="float" office:value="36" calcext:value-type="float">
            <text:p>36</text:p>
          </table:table-cell>
          <table:table-cell office:value-type="float" office:value="6559" calcext:value-type="float">
            <text:p>6559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6</text:p>
          </table:table-cell>
          <table:table-cell office:value-type="float" office:value="58577972" calcext:value-type="float">
            <text:p>585779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3656" calcext:value-type="float">
            <text:p>5123656</text:p>
          </table:table-cell>
          <table:table-cell office:value-type="float" office:value="387688" calcext:value-type="float">
            <text:p>387688</text:p>
          </table:table-cell>
          <table:table-cell office:value-type="float" office:value="350088" calcext:value-type="float">
            <text:p>350088</text:p>
          </table:table-cell>
          <table:table-cell office:value-type="float" office:value="37600" calcext:value-type="float">
            <text:p>3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37" calcext:value-type="float">
            <text:p>20737</text:p>
          </table:table-cell>
          <table:table-cell office:value-type="float" office:value="217024" calcext:value-type="float">
            <text:p>217024</text:p>
          </table:table-cell>
          <table:table-cell office:value-type="float" office:value="175973" calcext:value-type="float">
            <text:p>175973</text:p>
          </table:table-cell>
          <table:table-cell office:value-type="float" office:value="21632" calcext:value-type="float">
            <text:p>21632</text:p>
          </table:table-cell>
          <table:table-cell office:value-type="float" office:value="15131" calcext:value-type="float">
            <text:p>15131</text:p>
          </table:table-cell>
          <table:table-cell office:value-type="float" office:value="334656" calcext:value-type="float">
            <text:p>334656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200" calcext:value-type="float">
            <text:p>4820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8583" calcext:value-type="float">
            <text:p>18583</text:p>
          </table:table-cell>
          <table:table-cell office:value-type="float" office:value="12024" calcext:value-type="float">
            <text:p>1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7</text:p>
          </table:table-cell>
          <table:table-cell office:value-type="float" office:value="58274084" calcext:value-type="float">
            <text:p>582740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492" calcext:value-type="float">
            <text:p>434492</text:p>
          </table:table-cell>
          <table:table-cell office:value-type="float" office:value="396892" calcext:value-type="float">
            <text:p>396892</text:p>
          </table:table-cell>
          <table:table-cell office:value-type="float" office:value="37600" calcext:value-type="float">
            <text:p>3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24" calcext:value-type="float">
            <text:p>49224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office:value-type="float" office:value="4857" calcext:value-type="float">
            <text:p>4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8</text:p>
          </table:table-cell>
          <table:table-cell office:value-type="float" office:value="58271468" calcext:value-type="float">
            <text:p>582714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492" calcext:value-type="float">
            <text:p>434492</text:p>
          </table:table-cell>
          <table:table-cell office:value-type="float" office:value="396892" calcext:value-type="float">
            <text:p>39689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224" calcext:value-type="float">
            <text:p>49224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09</text:p>
          </table:table-cell>
          <table:table-cell office:value-type="float" office:value="58289228" calcext:value-type="float">
            <text:p>582892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584" calcext:value-type="float">
            <text:p>434584</text:p>
          </table:table-cell>
          <table:table-cell office:value-type="float" office:value="396984" calcext:value-type="float">
            <text:p>3969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68" calcext:value-type="float">
            <text:p>47168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0</text:p>
          </table:table-cell>
          <table:table-cell office:value-type="float" office:value="58289192" calcext:value-type="float">
            <text:p>582891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584" calcext:value-type="float">
            <text:p>434584</text:p>
          </table:table-cell>
          <table:table-cell office:value-type="float" office:value="396984" calcext:value-type="float">
            <text:p>3969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68" calcext:value-type="float">
            <text:p>47168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1</text:p>
          </table:table-cell>
          <table:table-cell office:value-type="float" office:value="58288632" calcext:value-type="float">
            <text:p>582886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584" calcext:value-type="float">
            <text:p>434584</text:p>
          </table:table-cell>
          <table:table-cell office:value-type="float" office:value="396984" calcext:value-type="float">
            <text:p>3969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68" calcext:value-type="float">
            <text:p>47168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2</text:p>
          </table:table-cell>
          <table:table-cell office:value-type="float" office:value="58288792" calcext:value-type="float">
            <text:p>582887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584" calcext:value-type="float">
            <text:p>434584</text:p>
          </table:table-cell>
          <table:table-cell office:value-type="float" office:value="396984" calcext:value-type="float">
            <text:p>3969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68" calcext:value-type="float">
            <text:p>47168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3</text:p>
          </table:table-cell>
          <table:table-cell office:value-type="float" office:value="58287640" calcext:value-type="float">
            <text:p>582876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584" calcext:value-type="float">
            <text:p>434584</text:p>
          </table:table-cell>
          <table:table-cell office:value-type="float" office:value="396984" calcext:value-type="float">
            <text:p>3969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168" calcext:value-type="float">
            <text:p>47168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4</text:p>
          </table:table-cell>
          <table:table-cell office:value-type="float" office:value="58287360" calcext:value-type="float">
            <text:p>582873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680" calcext:value-type="float">
            <text:p>434680</text:p>
          </table:table-cell>
          <table:table-cell office:value-type="float" office:value="397080" calcext:value-type="float">
            <text:p>39708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40" calcext:value-type="float">
            <text:p>4614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5</text:p>
          </table:table-cell>
          <table:table-cell office:value-type="float" office:value="58287224" calcext:value-type="float">
            <text:p>582872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680" calcext:value-type="float">
            <text:p>434680</text:p>
          </table:table-cell>
          <table:table-cell office:value-type="float" office:value="397080" calcext:value-type="float">
            <text:p>39708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40" calcext:value-type="float">
            <text:p>4614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6</text:p>
          </table:table-cell>
          <table:table-cell office:value-type="float" office:value="58286940" calcext:value-type="float">
            <text:p>582869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4680" calcext:value-type="float">
            <text:p>434680</text:p>
          </table:table-cell>
          <table:table-cell office:value-type="float" office:value="397080" calcext:value-type="float">
            <text:p>39708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582" calcext:value-type="float">
            <text:p>14582</text:p>
          </table:table-cell>
          <table:table-cell office:value-type="float" office:value="294784" calcext:value-type="float">
            <text:p>294784</text:p>
          </table:table-cell>
          <table:table-cell office:value-type="float" office:value="231066" calcext:value-type="float">
            <text:p>231066</text:p>
          </table:table-cell>
          <table:table-cell office:value-type="float" office:value="21632" calcext:value-type="float">
            <text:p>21632</text:p>
          </table:table-cell>
          <table:table-cell office:value-type="float" office:value="18890" calcext:value-type="float">
            <text:p>1889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40" calcext:value-type="float">
            <text:p>4614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7</text:p>
          </table:table-cell>
          <table:table-cell office:value-type="float" office:value="58286244" calcext:value-type="float">
            <text:p>582862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708" calcext:value-type="float">
            <text:p>435708</text:p>
          </table:table-cell>
          <table:table-cell office:value-type="float" office:value="398108" calcext:value-type="float">
            <text:p>39810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755" calcext:value-type="float">
            <text:p>13755</text:p>
          </table:table-cell>
          <table:table-cell office:value-type="float" office:value="294848" calcext:value-type="float">
            <text:p>294848</text:p>
          </table:table-cell>
          <table:table-cell office:value-type="float" office:value="209435" calcext:value-type="float">
            <text:p>209435</text:p>
          </table:table-cell>
          <table:table-cell office:value-type="float" office:value="21632" calcext:value-type="float">
            <text:p>21632</text:p>
          </table:table-cell>
          <table:table-cell office:value-type="float" office:value="17151" calcext:value-type="float">
            <text:p>17151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4558" calcext:value-type="float">
            <text:p>455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18</text:p>
          </table:table-cell>
          <table:table-cell office:value-type="float" office:value="58285828" calcext:value-type="float">
            <text:p>582858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708" calcext:value-type="float">
            <text:p>435708</text:p>
          </table:table-cell>
          <table:table-cell office:value-type="float" office:value="398108" calcext:value-type="float">
            <text:p>39810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755" calcext:value-type="float">
            <text:p>13755</text:p>
          </table:table-cell>
          <table:table-cell office:value-type="float" office:value="294848" calcext:value-type="float">
            <text:p>294848</text:p>
          </table:table-cell>
          <table:table-cell office:value-type="float" office:value="209435" calcext:value-type="float">
            <text:p>209435</text:p>
          </table:table-cell>
          <table:table-cell office:value-type="float" office:value="21632" calcext:value-type="float">
            <text:p>21632</text:p>
          </table:table-cell>
          <table:table-cell office:value-type="float" office:value="17151" calcext:value-type="float">
            <text:p>17151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544" calcext:value-type="float">
            <text:p>125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4558" calcext:value-type="float">
            <text:p>455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19</text:p>
          </table:table-cell>
          <table:table-cell office:value-type="float" office:value="58285208" calcext:value-type="float">
            <text:p>582852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724" calcext:value-type="float">
            <text:p>435724</text:p>
          </table:table-cell>
          <table:table-cell office:value-type="float" office:value="398124" calcext:value-type="float">
            <text:p>39812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3755" calcext:value-type="float">
            <text:p>13755</text:p>
          </table:table-cell>
          <table:table-cell office:value-type="float" office:value="294848" calcext:value-type="float">
            <text:p>294848</text:p>
          </table:table-cell>
          <table:table-cell office:value-type="float" office:value="209445" calcext:value-type="float">
            <text:p>209445</text:p>
          </table:table-cell>
          <table:table-cell office:value-type="float" office:value="21632" calcext:value-type="float">
            <text:p>21632</text:p>
          </table:table-cell>
          <table:table-cell office:value-type="float" office:value="17151" calcext:value-type="float">
            <text:p>17151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4558" calcext:value-type="float">
            <text:p>455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0</text:p>
          </table:table-cell>
          <table:table-cell office:value-type="float" office:value="58284956" calcext:value-type="float">
            <text:p>582849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988" calcext:value-type="float">
            <text:p>435988</text:p>
          </table:table-cell>
          <table:table-cell office:value-type="float" office:value="398388" calcext:value-type="float">
            <text:p>39838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27" calcext:value-type="float">
            <text:p>12927</text:p>
          </table:table-cell>
          <table:table-cell office:value-type="float" office:value="294848" calcext:value-type="float">
            <text:p>294848</text:p>
          </table:table-cell>
          <table:table-cell office:value-type="float" office:value="187785" calcext:value-type="float">
            <text:p>187785</text:p>
          </table:table-cell>
          <table:table-cell office:value-type="float" office:value="21632" calcext:value-type="float">
            <text:p>21632</text:p>
          </table:table-cell>
          <table:table-cell office:value-type="float" office:value="15413" calcext:value-type="float">
            <text:p>15413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21</text:p>
          </table:table-cell>
          <table:table-cell office:value-type="float" office:value="58284264" calcext:value-type="float">
            <text:p>582842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988" calcext:value-type="float">
            <text:p>435988</text:p>
          </table:table-cell>
          <table:table-cell office:value-type="float" office:value="398388" calcext:value-type="float">
            <text:p>39838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27" calcext:value-type="float">
            <text:p>12927</text:p>
          </table:table-cell>
          <table:table-cell office:value-type="float" office:value="294848" calcext:value-type="float">
            <text:p>294848</text:p>
          </table:table-cell>
          <table:table-cell office:value-type="float" office:value="187785" calcext:value-type="float">
            <text:p>187785</text:p>
          </table:table-cell>
          <table:table-cell office:value-type="float" office:value="21632" calcext:value-type="float">
            <text:p>21632</text:p>
          </table:table-cell>
          <table:table-cell office:value-type="float" office:value="15413" calcext:value-type="float">
            <text:p>15413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2</text:p>
          </table:table-cell>
          <table:table-cell office:value-type="float" office:value="58284264" calcext:value-type="float">
            <text:p>582842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988" calcext:value-type="float">
            <text:p>435988</text:p>
          </table:table-cell>
          <table:table-cell office:value-type="float" office:value="398388" calcext:value-type="float">
            <text:p>39838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27" calcext:value-type="float">
            <text:p>12927</text:p>
          </table:table-cell>
          <table:table-cell office:value-type="float" office:value="294848" calcext:value-type="float">
            <text:p>294848</text:p>
          </table:table-cell>
          <table:table-cell office:value-type="float" office:value="187785" calcext:value-type="float">
            <text:p>187785</text:p>
          </table:table-cell>
          <table:table-cell office:value-type="float" office:value="21632" calcext:value-type="float">
            <text:p>21632</text:p>
          </table:table-cell>
          <table:table-cell office:value-type="float" office:value="15413" calcext:value-type="float">
            <text:p>15413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3</text:p>
          </table:table-cell>
          <table:table-cell office:value-type="float" office:value="58284208" calcext:value-type="float">
            <text:p>582842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988" calcext:value-type="float">
            <text:p>435988</text:p>
          </table:table-cell>
          <table:table-cell office:value-type="float" office:value="398388" calcext:value-type="float">
            <text:p>39838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9" calcext:value-type="float">
            <text:p>12099</text:p>
          </table:table-cell>
          <table:table-cell office:value-type="float" office:value="294848" calcext:value-type="float">
            <text:p>294848</text:p>
          </table:table-cell>
          <table:table-cell office:value-type="float" office:value="166152" calcext:value-type="float">
            <text:p>166152</text:p>
          </table:table-cell>
          <table:table-cell office:value-type="float" office:value="21632" calcext:value-type="float">
            <text:p>21632</text:p>
          </table:table-cell>
          <table:table-cell office:value-type="float" office:value="13675" calcext:value-type="float">
            <text:p>1367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3558" calcext:value-type="float">
            <text:p>355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24</text:p>
          </table:table-cell>
          <table:table-cell office:value-type="float" office:value="58284656" calcext:value-type="float">
            <text:p>582846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988" calcext:value-type="float">
            <text:p>435988</text:p>
          </table:table-cell>
          <table:table-cell office:value-type="float" office:value="398388" calcext:value-type="float">
            <text:p>39838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9" calcext:value-type="float">
            <text:p>12099</text:p>
          </table:table-cell>
          <table:table-cell office:value-type="float" office:value="294848" calcext:value-type="float">
            <text:p>294848</text:p>
          </table:table-cell>
          <table:table-cell office:value-type="float" office:value="166152" calcext:value-type="float">
            <text:p>166152</text:p>
          </table:table-cell>
          <table:table-cell office:value-type="float" office:value="21632" calcext:value-type="float">
            <text:p>21632</text:p>
          </table:table-cell>
          <table:table-cell office:value-type="float" office:value="13675" calcext:value-type="float">
            <text:p>1367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3558" calcext:value-type="float">
            <text:p>355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5</text:p>
          </table:table-cell>
          <table:table-cell office:value-type="float" office:value="58284284" calcext:value-type="float">
            <text:p>582842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5988" calcext:value-type="float">
            <text:p>435988</text:p>
          </table:table-cell>
          <table:table-cell office:value-type="float" office:value="398388" calcext:value-type="float">
            <text:p>39838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099" calcext:value-type="float">
            <text:p>12099</text:p>
          </table:table-cell>
          <table:table-cell office:value-type="float" office:value="294848" calcext:value-type="float">
            <text:p>294848</text:p>
          </table:table-cell>
          <table:table-cell office:value-type="float" office:value="166152" calcext:value-type="float">
            <text:p>166152</text:p>
          </table:table-cell>
          <table:table-cell office:value-type="float" office:value="21632" calcext:value-type="float">
            <text:p>21632</text:p>
          </table:table-cell>
          <table:table-cell office:value-type="float" office:value="13675" calcext:value-type="float">
            <text:p>1367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3558" calcext:value-type="float">
            <text:p>355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6</text:p>
          </table:table-cell>
          <table:table-cell office:value-type="float" office:value="58283620" calcext:value-type="float">
            <text:p>582836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6252" calcext:value-type="float">
            <text:p>436252</text:p>
          </table:table-cell>
          <table:table-cell office:value-type="float" office:value="398652" calcext:value-type="float">
            <text:p>39865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0" calcext:value-type="float">
            <text:p>11270</text:p>
          </table:table-cell>
          <table:table-cell office:value-type="float" office:value="294848" calcext:value-type="float">
            <text:p>294848</text:p>
          </table:table-cell>
          <table:table-cell office:value-type="float" office:value="144492" calcext:value-type="float">
            <text:p>144492</text:p>
          </table:table-cell>
          <table:table-cell office:value-type="float" office:value="21632" calcext:value-type="float">
            <text:p>21632</text:p>
          </table:table-cell>
          <table:table-cell office:value-type="float" office:value="11936" calcext:value-type="float">
            <text:p>11936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27</text:p>
          </table:table-cell>
          <table:table-cell office:value-type="float" office:value="58282888" calcext:value-type="float">
            <text:p>582828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6252" calcext:value-type="float">
            <text:p>436252</text:p>
          </table:table-cell>
          <table:table-cell office:value-type="float" office:value="398652" calcext:value-type="float">
            <text:p>39865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0" calcext:value-type="float">
            <text:p>11270</text:p>
          </table:table-cell>
          <table:table-cell office:value-type="float" office:value="294848" calcext:value-type="float">
            <text:p>294848</text:p>
          </table:table-cell>
          <table:table-cell office:value-type="float" office:value="144492" calcext:value-type="float">
            <text:p>144492</text:p>
          </table:table-cell>
          <table:table-cell office:value-type="float" office:value="21632" calcext:value-type="float">
            <text:p>21632</text:p>
          </table:table-cell>
          <table:table-cell office:value-type="float" office:value="11936" calcext:value-type="float">
            <text:p>11936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8</text:p>
          </table:table-cell>
          <table:table-cell office:value-type="float" office:value="58282056" calcext:value-type="float">
            <text:p>582820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36252" calcext:value-type="float">
            <text:p>436252</text:p>
          </table:table-cell>
          <table:table-cell office:value-type="float" office:value="398652" calcext:value-type="float">
            <text:p>39865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70" calcext:value-type="float">
            <text:p>11270</text:p>
          </table:table-cell>
          <table:table-cell office:value-type="float" office:value="294848" calcext:value-type="float">
            <text:p>294848</text:p>
          </table:table-cell>
          <table:table-cell office:value-type="float" office:value="144492" calcext:value-type="float">
            <text:p>144492</text:p>
          </table:table-cell>
          <table:table-cell office:value-type="float" office:value="21632" calcext:value-type="float">
            <text:p>21632</text:p>
          </table:table-cell>
          <table:table-cell office:value-type="float" office:value="11936" calcext:value-type="float">
            <text:p>11936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29</text:p>
          </table:table-cell>
          <table:table-cell office:value-type="float" office:value="58300976" calcext:value-type="float">
            <text:p>583009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16332" calcext:value-type="float">
            <text:p>416332</text:p>
          </table:table-cell>
          <table:table-cell office:value-type="float" office:value="378732" calcext:value-type="float">
            <text:p>37873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2" calcext:value-type="float">
            <text:p>10442</text:p>
          </table:table-cell>
          <table:table-cell office:value-type="float" office:value="262848" calcext:value-type="float">
            <text:p>262848</text:p>
          </table:table-cell>
          <table:table-cell office:value-type="float" office:value="122863" calcext:value-type="float">
            <text:p>122863</text:p>
          </table:table-cell>
          <table:table-cell office:value-type="float" office:value="21632" calcext:value-type="float">
            <text:p>21632</text:p>
          </table:table-cell>
          <table:table-cell office:value-type="float" office:value="10198" calcext:value-type="float">
            <text:p>10198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0</text:p>
          </table:table-cell>
          <table:table-cell office:value-type="float" office:value="58301292" calcext:value-type="float">
            <text:p>583012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16332" calcext:value-type="float">
            <text:p>416332</text:p>
          </table:table-cell>
          <table:table-cell office:value-type="float" office:value="378732" calcext:value-type="float">
            <text:p>37873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2" calcext:value-type="float">
            <text:p>10442</text:p>
          </table:table-cell>
          <table:table-cell office:value-type="float" office:value="262848" calcext:value-type="float">
            <text:p>262848</text:p>
          </table:table-cell>
          <table:table-cell office:value-type="float" office:value="122863" calcext:value-type="float">
            <text:p>122863</text:p>
          </table:table-cell>
          <table:table-cell office:value-type="float" office:value="21632" calcext:value-type="float">
            <text:p>21632</text:p>
          </table:table-cell>
          <table:table-cell office:value-type="float" office:value="10198" calcext:value-type="float">
            <text:p>10198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1</text:p>
          </table:table-cell>
          <table:table-cell office:value-type="float" office:value="58301044" calcext:value-type="float">
            <text:p>583010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16332" calcext:value-type="float">
            <text:p>416332</text:p>
          </table:table-cell>
          <table:table-cell office:value-type="float" office:value="378732" calcext:value-type="float">
            <text:p>378732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2" calcext:value-type="float">
            <text:p>10442</text:p>
          </table:table-cell>
          <table:table-cell office:value-type="float" office:value="262848" calcext:value-type="float">
            <text:p>262848</text:p>
          </table:table-cell>
          <table:table-cell office:value-type="float" office:value="122863" calcext:value-type="float">
            <text:p>122863</text:p>
          </table:table-cell>
          <table:table-cell office:value-type="float" office:value="21632" calcext:value-type="float">
            <text:p>21632</text:p>
          </table:table-cell>
          <table:table-cell office:value-type="float" office:value="10198" calcext:value-type="float">
            <text:p>10198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2558" calcext:value-type="float">
            <text:p>255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2</text:p>
          </table:table-cell>
          <table:table-cell office:value-type="float" office:value="58307472" calcext:value-type="float">
            <text:p>583074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08268" calcext:value-type="float">
            <text:p>408268</text:p>
          </table:table-cell>
          <table:table-cell office:value-type="float" office:value="370668" calcext:value-type="float">
            <text:p>37066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14" calcext:value-type="float">
            <text:p>9614</text:p>
          </table:table-cell>
          <table:table-cell office:value-type="float" office:value="254784" calcext:value-type="float">
            <text:p>254784</text:p>
          </table:table-cell>
          <table:table-cell office:value-type="float" office:value="101203" calcext:value-type="float">
            <text:p>101203</text:p>
          </table:table-cell>
          <table:table-cell office:value-type="float" office:value="21632" calcext:value-type="float">
            <text:p>21632</text:p>
          </table:table-cell>
          <table:table-cell office:value-type="float" office:value="8460" calcext:value-type="float">
            <text:p>846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3</text:p>
          </table:table-cell>
          <table:table-cell office:value-type="float" office:value="58307336" calcext:value-type="float">
            <text:p>583073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08268" calcext:value-type="float">
            <text:p>408268</text:p>
          </table:table-cell>
          <table:table-cell office:value-type="float" office:value="370668" calcext:value-type="float">
            <text:p>37066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14" calcext:value-type="float">
            <text:p>9614</text:p>
          </table:table-cell>
          <table:table-cell office:value-type="float" office:value="254784" calcext:value-type="float">
            <text:p>254784</text:p>
          </table:table-cell>
          <table:table-cell office:value-type="float" office:value="101203" calcext:value-type="float">
            <text:p>101203</text:p>
          </table:table-cell>
          <table:table-cell office:value-type="float" office:value="21632" calcext:value-type="float">
            <text:p>21632</text:p>
          </table:table-cell>
          <table:table-cell office:value-type="float" office:value="8460" calcext:value-type="float">
            <text:p>846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4</text:p>
          </table:table-cell>
          <table:table-cell office:value-type="float" office:value="58307420" calcext:value-type="float">
            <text:p>583074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408268" calcext:value-type="float">
            <text:p>408268</text:p>
          </table:table-cell>
          <table:table-cell office:value-type="float" office:value="370668" calcext:value-type="float">
            <text:p>37066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14" calcext:value-type="float">
            <text:p>9614</text:p>
          </table:table-cell>
          <table:table-cell office:value-type="float" office:value="254784" calcext:value-type="float">
            <text:p>254784</text:p>
          </table:table-cell>
          <table:table-cell office:value-type="float" office:value="101203" calcext:value-type="float">
            <text:p>101203</text:p>
          </table:table-cell>
          <table:table-cell office:value-type="float" office:value="21632" calcext:value-type="float">
            <text:p>21632</text:p>
          </table:table-cell>
          <table:table-cell office:value-type="float" office:value="8460" calcext:value-type="float">
            <text:p>8460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5</text:p>
          </table:table-cell>
          <table:table-cell office:value-type="float" office:value="58330920" calcext:value-type="float">
            <text:p>583309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84304" calcext:value-type="float">
            <text:p>384304</text:p>
          </table:table-cell>
          <table:table-cell office:value-type="float" office:value="346704" calcext:value-type="float">
            <text:p>34670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6" calcext:value-type="float">
            <text:p>8786</text:p>
          </table:table-cell>
          <table:table-cell office:value-type="float" office:value="218816" calcext:value-type="float">
            <text:p>218816</text:p>
          </table:table-cell>
          <table:table-cell office:value-type="float" office:value="79571" calcext:value-type="float">
            <text:p>79571</text:p>
          </table:table-cell>
          <table:table-cell office:value-type="float" office:value="21632" calcext:value-type="float">
            <text:p>21632</text:p>
          </table:table-cell>
          <table:table-cell office:value-type="float" office:value="6722" calcext:value-type="float">
            <text:p>6722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6</text:p>
          </table:table-cell>
          <table:table-cell office:value-type="float" office:value="58331576" calcext:value-type="float">
            <text:p>583315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84304" calcext:value-type="float">
            <text:p>384304</text:p>
          </table:table-cell>
          <table:table-cell office:value-type="float" office:value="346704" calcext:value-type="float">
            <text:p>34670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6" calcext:value-type="float">
            <text:p>8786</text:p>
          </table:table-cell>
          <table:table-cell office:value-type="float" office:value="218816" calcext:value-type="float">
            <text:p>218816</text:p>
          </table:table-cell>
          <table:table-cell office:value-type="float" office:value="79571" calcext:value-type="float">
            <text:p>79571</text:p>
          </table:table-cell>
          <table:table-cell office:value-type="float" office:value="21632" calcext:value-type="float">
            <text:p>21632</text:p>
          </table:table-cell>
          <table:table-cell office:value-type="float" office:value="6722" calcext:value-type="float">
            <text:p>6722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7</text:p>
          </table:table-cell>
          <table:table-cell office:value-type="float" office:value="58332080" calcext:value-type="float">
            <text:p>583320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84304" calcext:value-type="float">
            <text:p>384304</text:p>
          </table:table-cell>
          <table:table-cell office:value-type="float" office:value="346704" calcext:value-type="float">
            <text:p>34670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6" calcext:value-type="float">
            <text:p>8786</text:p>
          </table:table-cell>
          <table:table-cell office:value-type="float" office:value="218816" calcext:value-type="float">
            <text:p>218816</text:p>
          </table:table-cell>
          <table:table-cell office:value-type="float" office:value="79571" calcext:value-type="float">
            <text:p>79571</text:p>
          </table:table-cell>
          <table:table-cell office:value-type="float" office:value="21632" calcext:value-type="float">
            <text:p>21632</text:p>
          </table:table-cell>
          <table:table-cell office:value-type="float" office:value="6722" calcext:value-type="float">
            <text:p>6722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1558" calcext:value-type="float">
            <text:p>155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38</text:p>
          </table:table-cell>
          <table:table-cell office:value-type="float" office:value="58347788" calcext:value-type="float">
            <text:p>583477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68368" calcext:value-type="float">
            <text:p>368368</text:p>
          </table:table-cell>
          <table:table-cell office:value-type="float" office:value="330768" calcext:value-type="float">
            <text:p>33076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58" calcext:value-type="float">
            <text:p>7958</text:p>
          </table:table-cell>
          <table:table-cell office:value-type="float" office:value="202880" calcext:value-type="float">
            <text:p>202880</text:p>
          </table:table-cell>
          <table:table-cell office:value-type="float" office:value="57911" calcext:value-type="float">
            <text:p>57911</text:p>
          </table:table-cell>
          <table:table-cell office:value-type="float" office:value="21632" calcext:value-type="float">
            <text:p>21632</text:p>
          </table:table-cell>
          <table:table-cell office:value-type="float" office:value="4983" calcext:value-type="float">
            <text:p>4983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39</text:p>
          </table:table-cell>
          <table:table-cell office:value-type="float" office:value="58348372" calcext:value-type="float">
            <text:p>583483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68368" calcext:value-type="float">
            <text:p>368368</text:p>
          </table:table-cell>
          <table:table-cell office:value-type="float" office:value="330768" calcext:value-type="float">
            <text:p>33076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58" calcext:value-type="float">
            <text:p>7958</text:p>
          </table:table-cell>
          <table:table-cell office:value-type="float" office:value="202880" calcext:value-type="float">
            <text:p>202880</text:p>
          </table:table-cell>
          <table:table-cell office:value-type="float" office:value="57911" calcext:value-type="float">
            <text:p>57911</text:p>
          </table:table-cell>
          <table:table-cell office:value-type="float" office:value="21632" calcext:value-type="float">
            <text:p>21632</text:p>
          </table:table-cell>
          <table:table-cell office:value-type="float" office:value="4983" calcext:value-type="float">
            <text:p>4983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0</text:p>
          </table:table-cell>
          <table:table-cell office:value-type="float" office:value="58348372" calcext:value-type="float">
            <text:p>583483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68368" calcext:value-type="float">
            <text:p>368368</text:p>
          </table:table-cell>
          <table:table-cell office:value-type="float" office:value="330768" calcext:value-type="float">
            <text:p>330768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58" calcext:value-type="float">
            <text:p>7958</text:p>
          </table:table-cell>
          <table:table-cell office:value-type="float" office:value="202880" calcext:value-type="float">
            <text:p>202880</text:p>
          </table:table-cell>
          <table:table-cell office:value-type="float" office:value="57911" calcext:value-type="float">
            <text:p>57911</text:p>
          </table:table-cell>
          <table:table-cell office:value-type="float" office:value="21632" calcext:value-type="float">
            <text:p>21632</text:p>
          </table:table-cell>
          <table:table-cell office:value-type="float" office:value="4983" calcext:value-type="float">
            <text:p>4983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1</text:p>
          </table:table-cell>
          <table:table-cell office:value-type="float" office:value="58373060" calcext:value-type="float">
            <text:p>583730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5:42</text:p>
          </table:table-cell>
          <table:table-cell office:value-type="float" office:value="58373092" calcext:value-type="float">
            <text:p>583730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3</text:p>
          </table:table-cell>
          <table:table-cell office:value-type="float" office:value="58372568" calcext:value-type="float">
            <text:p>583725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4</text:p>
          </table:table-cell>
          <table:table-cell office:value-type="float" office:value="58371744" calcext:value-type="float">
            <text:p>583717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5</text:p>
          </table:table-cell>
          <table:table-cell office:value-type="float" office:value="58372312" calcext:value-type="float">
            <text:p>583723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6</text:p>
          </table:table-cell>
          <table:table-cell office:value-type="float" office:value="58371824" calcext:value-type="float">
            <text:p>583718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7</text:p>
          </table:table-cell>
          <table:table-cell office:value-type="float" office:value="58371464" calcext:value-type="float">
            <text:p>583714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8</text:p>
          </table:table-cell>
          <table:table-cell office:value-type="float" office:value="58370564" calcext:value-type="float">
            <text:p>583705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49</text:p>
          </table:table-cell>
          <table:table-cell office:value-type="float" office:value="58370312" calcext:value-type="float">
            <text:p>583703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0</text:p>
          </table:table-cell>
          <table:table-cell office:value-type="float" office:value="58370044" calcext:value-type="float">
            <text:p>583700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1</text:p>
          </table:table-cell>
          <table:table-cell office:value-type="float" office:value="58370408" calcext:value-type="float">
            <text:p>583704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2</text:p>
          </table:table-cell>
          <table:table-cell office:value-type="float" office:value="58370704" calcext:value-type="float">
            <text:p>583707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3</text:p>
          </table:table-cell>
          <table:table-cell office:value-type="float" office:value="58370356" calcext:value-type="float">
            <text:p>583703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4</text:p>
          </table:table-cell>
          <table:table-cell office:value-type="float" office:value="58370860" calcext:value-type="float">
            <text:p>583708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5</text:p>
          </table:table-cell>
          <table:table-cell office:value-type="float" office:value="58370552" calcext:value-type="float">
            <text:p>583705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6</text:p>
          </table:table-cell>
          <table:table-cell office:value-type="float" office:value="58370048" calcext:value-type="float">
            <text:p>583700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7</text:p>
          </table:table-cell>
          <table:table-cell office:value-type="float" office:value="58370300" calcext:value-type="float">
            <text:p>583703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8</text:p>
          </table:table-cell>
          <table:table-cell office:value-type="float" office:value="58369532" calcext:value-type="float">
            <text:p>583695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5:59</text:p>
          </table:table-cell>
          <table:table-cell office:value-type="float" office:value="58370100" calcext:value-type="float">
            <text:p>583701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0</text:p>
          </table:table-cell>
          <table:table-cell office:value-type="float" office:value="58369700" calcext:value-type="float">
            <text:p>5836970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1</text:p>
          </table:table-cell>
          <table:table-cell office:value-type="float" office:value="58369784" calcext:value-type="float">
            <text:p>583697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2</text:p>
          </table:table-cell>
          <table:table-cell office:value-type="float" office:value="58369708" calcext:value-type="float">
            <text:p>583697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3</text:p>
          </table:table-cell>
          <table:table-cell office:value-type="float" office:value="58371132" calcext:value-type="float">
            <text:p>583711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4</text:p>
          </table:table-cell>
          <table:table-cell office:value-type="float" office:value="58371080" calcext:value-type="float">
            <text:p>583710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5</text:p>
          </table:table-cell>
          <table:table-cell office:value-type="float" office:value="58370740" calcext:value-type="float">
            <text:p>583707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6</text:p>
          </table:table-cell>
          <table:table-cell office:value-type="float" office:value="58371020" calcext:value-type="float">
            <text:p>583710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7</text:p>
          </table:table-cell>
          <table:table-cell office:value-type="float" office:value="58370416" calcext:value-type="float">
            <text:p>583704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8</text:p>
          </table:table-cell>
          <table:table-cell office:value-type="float" office:value="58370556" calcext:value-type="float">
            <text:p>583705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09</text:p>
          </table:table-cell>
          <table:table-cell office:value-type="float" office:value="58371264" calcext:value-type="float">
            <text:p>583712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0</text:p>
          </table:table-cell>
          <table:table-cell office:value-type="float" office:value="58371224" calcext:value-type="float">
            <text:p>583712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1</text:p>
          </table:table-cell>
          <table:table-cell office:value-type="float" office:value="58371256" calcext:value-type="float">
            <text:p>5837125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2</text:p>
          </table:table-cell>
          <table:table-cell office:value-type="float" office:value="58370480" calcext:value-type="float">
            <text:p>583704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3</text:p>
          </table:table-cell>
          <table:table-cell office:value-type="float" office:value="58371012" calcext:value-type="float">
            <text:p>583710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4</text:p>
          </table:table-cell>
          <table:table-cell office:value-type="float" office:value="58370784" calcext:value-type="float">
            <text:p>583707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5</text:p>
          </table:table-cell>
          <table:table-cell office:value-type="float" office:value="58370784" calcext:value-type="float">
            <text:p>583707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6</text:p>
          </table:table-cell>
          <table:table-cell office:value-type="float" office:value="58370228" calcext:value-type="float">
            <text:p>583702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7</text:p>
          </table:table-cell>
          <table:table-cell office:value-type="float" office:value="58370048" calcext:value-type="float">
            <text:p>5837004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8</text:p>
          </table:table-cell>
          <table:table-cell office:value-type="float" office:value="58369336" calcext:value-type="float">
            <text:p>5836933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19</text:p>
          </table:table-cell>
          <table:table-cell office:value-type="float" office:value="58369844" calcext:value-type="float">
            <text:p>583698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0</text:p>
          </table:table-cell>
          <table:table-cell office:value-type="float" office:value="58369824" calcext:value-type="float">
            <text:p>5836982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1</text:p>
          </table:table-cell>
          <table:table-cell office:value-type="float" office:value="58368768" calcext:value-type="float">
            <text:p>5836876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2</text:p>
          </table:table-cell>
          <table:table-cell office:value-type="float" office:value="58369072" calcext:value-type="float">
            <text:p>5836907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3</text:p>
          </table:table-cell>
          <table:table-cell office:value-type="float" office:value="58370012" calcext:value-type="float">
            <text:p>583700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4</text:p>
          </table:table-cell>
          <table:table-cell office:value-type="float" office:value="58369532" calcext:value-type="float">
            <text:p>583695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5</text:p>
          </table:table-cell>
          <table:table-cell office:value-type="float" office:value="58369116" calcext:value-type="float">
            <text:p>583691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6</text:p>
          </table:table-cell>
          <table:table-cell office:value-type="float" office:value="58368696" calcext:value-type="float">
            <text:p>5836869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7</text:p>
          </table:table-cell>
          <table:table-cell office:value-type="float" office:value="58368516" calcext:value-type="float">
            <text:p>583685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8</text:p>
          </table:table-cell>
          <table:table-cell office:value-type="float" office:value="58368476" calcext:value-type="float">
            <text:p>5836847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29</text:p>
          </table:table-cell>
          <table:table-cell office:value-type="float" office:value="58367644" calcext:value-type="float">
            <text:p>583676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0</text:p>
          </table:table-cell>
          <table:table-cell office:value-type="float" office:value="58367680" calcext:value-type="float">
            <text:p>583676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1</text:p>
          </table:table-cell>
          <table:table-cell office:value-type="float" office:value="58367240" calcext:value-type="float">
            <text:p>583672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2</text:p>
          </table:table-cell>
          <table:table-cell office:value-type="float" office:value="58367292" calcext:value-type="float">
            <text:p>583672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3</text:p>
          </table:table-cell>
          <table:table-cell office:value-type="float" office:value="58367544" calcext:value-type="float">
            <text:p>583675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4</text:p>
          </table:table-cell>
          <table:table-cell office:value-type="float" office:value="58367316" calcext:value-type="float">
            <text:p>583673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5</text:p>
          </table:table-cell>
          <table:table-cell office:value-type="float" office:value="58366820" calcext:value-type="float">
            <text:p>5836682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6</text:p>
          </table:table-cell>
          <table:table-cell office:value-type="float" office:value="58367412" calcext:value-type="float">
            <text:p>5836741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7</text:p>
          </table:table-cell>
          <table:table-cell office:value-type="float" office:value="58366764" calcext:value-type="float">
            <text:p>583667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8</text:p>
          </table:table-cell>
          <table:table-cell office:value-type="float" office:value="58366584" calcext:value-type="float">
            <text:p>583665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39</text:p>
          </table:table-cell>
          <table:table-cell office:value-type="float" office:value="58366952" calcext:value-type="float">
            <text:p>5836695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0</text:p>
          </table:table-cell>
          <table:table-cell office:value-type="float" office:value="58366680" calcext:value-type="float">
            <text:p>583666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1</text:p>
          </table:table-cell>
          <table:table-cell office:value-type="float" office:value="58366332" calcext:value-type="float">
            <text:p>583663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2</text:p>
          </table:table-cell>
          <table:table-cell office:value-type="float" office:value="58366080" calcext:value-type="float">
            <text:p>5836608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3</text:p>
          </table:table-cell>
          <table:table-cell office:value-type="float" office:value="58366584" calcext:value-type="float">
            <text:p>583665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608" calcext:value-type="float">
            <text:p>5206608</text:p>
          </table:table-cell>
          <table:table-cell office:value-type="float" office:value="344400" calcext:value-type="float">
            <text:p>344400</text:p>
          </table:table-cell>
          <table:table-cell office:value-type="float" office:value="306800" calcext:value-type="float">
            <text:p>306800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0" calcext:value-type="float">
            <text:p>7130</text:p>
          </table:table-cell>
          <table:table-cell office:value-type="float" office:value="166912" calcext:value-type="float">
            <text:p>166912</text:p>
          </table:table-cell>
          <table:table-cell office:value-type="float" office:value="36278" calcext:value-type="float">
            <text:p>36278</text:p>
          </table:table-cell>
          <table:table-cell office:value-type="float" office:value="21632" calcext:value-type="float">
            <text:p>21632</text:p>
          </table:table-cell>
          <table:table-cell office:value-type="float" office:value="3245" calcext:value-type="float">
            <text:p>3245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4</text:p>
          </table:table-cell>
          <table:table-cell office:value-type="float" office:value="59151932" calcext:value-type="float">
            <text:p>591519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6:45</text:p>
          </table:table-cell>
          <table:table-cell office:value-type="float" office:value="59152032" calcext:value-type="float">
            <text:p>591520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6</text:p>
          </table:table-cell>
          <table:table-cell office:value-type="float" office:value="59151824" calcext:value-type="float">
            <text:p>591518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7</text:p>
          </table:table-cell>
          <table:table-cell office:value-type="float" office:value="59152968" calcext:value-type="float">
            <text:p>5915296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8</text:p>
          </table:table-cell>
          <table:table-cell office:value-type="float" office:value="59152324" calcext:value-type="float">
            <text:p>591523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49</text:p>
          </table:table-cell>
          <table:table-cell office:value-type="float" office:value="59152308" calcext:value-type="float">
            <text:p>591523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0</text:p>
          </table:table-cell>
          <table:table-cell office:value-type="float" office:value="59152056" calcext:value-type="float">
            <text:p>5915205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1</text:p>
          </table:table-cell>
          <table:table-cell office:value-type="float" office:value="59151692" calcext:value-type="float">
            <text:p>5915169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2</text:p>
          </table:table-cell>
          <table:table-cell office:value-type="float" office:value="59151880" calcext:value-type="float">
            <text:p>591518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6:53</text:p>
          </table:table-cell>
          <table:table-cell office:value-type="float" office:value="59151552" calcext:value-type="float">
            <text:p>5915155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4464" calcext:value-type="float">
            <text:p>4944464</text:p>
          </table:table-cell>
          <table:table-cell office:value-type="float" office:value="216384" calcext:value-type="float">
            <text:p>216384</text:p>
          </table:table-cell>
          <table:table-cell office:value-type="float" office:value="178784" calcext:value-type="float">
            <text:p>178784</text:p>
          </table:table-cell>
          <table:table-cell office:value-type="float" office:value="37600" calcext:value-type="float">
            <text:p>37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02" calcext:value-type="float">
            <text:p>6302</text:p>
          </table:table-cell>
          <table:table-cell office:value-type="float" office:value="14848" calcext:value-type="float">
            <text:p>14848</text:p>
          </table:table-cell>
          <table:table-cell office:value-type="float" office:value="14618" calcext:value-type="float">
            <text:p>1461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91328" calcext:value-type="float">
            <text:p>491328</text:p>
          </table:table-cell>
          <table:table-cell office:value-type="float" office:value="12608" calcext:value-type="float">
            <text:p>126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112" calcext:value-type="float">
            <text:p>451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6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apmachine16-many-loaders-1000-2-sanitized" table:style-name="ta1">
        <table:table-column table:style-name="co31" table:number-columns-repeated="64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6:55</text:p>
          </table:table-cell>
          <table:table-cell office:value-type="float" office:value="59650780" calcext:value-type="float">
            <text:p>596507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1461" calcext:value-type="float">
            <text:p>14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930480" calcext:value-type="float">
            <text:p>3930480</text:p>
          </table:table-cell>
          <table:table-cell office:value-type="float" office:value="105048" calcext:value-type="float">
            <text:p>105048</text:p>
          </table:table-cell>
          <table:table-cell office:value-type="float" office:value="75292" calcext:value-type="float">
            <text:p>75292</text:p>
          </table:table-cell>
          <table:table-cell office:value-type="float" office:value="29756" calcext:value-type="float">
            <text:p>297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41" calcext:value-type="float">
            <text:p>20941</text:p>
          </table:table-cell>
          <table:table-cell office:value-type="float" office:value="3968" calcext:value-type="float">
            <text:p>3968</text:p>
          </table:table-cell>
          <table:table-cell office:value-type="float" office:value="3764" calcext:value-type="float">
            <text:p>3764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864" calcext:value-type="float">
            <text:p>3286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2021-04-05 15:56:56</text:p>
          </table:table-cell>
          <table:table-cell office:value-type="float" office:value="59440624" calcext:value-type="float">
            <text:p>594406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73808" calcext:value-type="float">
            <text:p>173808</text:p>
          </table:table-cell>
          <table:table-cell office:value-type="float" office:value="135852" calcext:value-type="float">
            <text:p>135852</text:p>
          </table:table-cell>
          <table:table-cell office:value-type="float" office:value="37956" calcext:value-type="float">
            <text:p>37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03" calcext:value-type="float">
            <text:p>1803</text:p>
          </table:table-cell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97" calcext:value-type="float">
            <text:p>6297</text:p>
          </table:table-cell>
          <table:table-cell office:value-type="float" office:value="14528" calcext:value-type="float">
            <text:p>14528</text:p>
          </table:table-cell>
          <table:table-cell office:value-type="float" office:value="14335" calcext:value-type="float">
            <text:p>14335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0" calcext:value-type="float">
            <text:p>3490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6:57</text:p>
          </table:table-cell>
          <table:table-cell office:value-type="float" office:value="59440124" calcext:value-type="float">
            <text:p>594401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74008" calcext:value-type="float">
            <text:p>174008</text:p>
          </table:table-cell>
          <table:table-cell office:value-type="float" office:value="136052" calcext:value-type="float">
            <text:p>13605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97" calcext:value-type="float">
            <text:p>6297</text:p>
          </table:table-cell>
          <table:table-cell office:value-type="float" office:value="14528" calcext:value-type="float">
            <text:p>145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8" calcext:value-type="float">
            <text:p>3078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6:58</text:p>
          </table:table-cell>
          <table:table-cell office:value-type="float" office:value="59439660" calcext:value-type="float">
            <text:p>594396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74108" calcext:value-type="float">
            <text:p>174108</text:p>
          </table:table-cell>
          <table:table-cell office:value-type="float" office:value="136152" calcext:value-type="float">
            <text:p>13615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97" calcext:value-type="float">
            <text:p>6297</text:p>
          </table:table-cell>
          <table:table-cell office:value-type="float" office:value="14528" calcext:value-type="float">
            <text:p>145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6:59</text:p>
          </table:table-cell>
          <table:table-cell office:value-type="float" office:value="59438904" calcext:value-type="float">
            <text:p>594389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4" calcext:value-type="float">
            <text:p>14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74108" calcext:value-type="float">
            <text:p>174108</text:p>
          </table:table-cell>
          <table:table-cell office:value-type="float" office:value="136152" calcext:value-type="float">
            <text:p>13615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6297" calcext:value-type="float">
            <text:p>6297</text:p>
          </table:table-cell>
          <table:table-cell office:value-type="float" office:value="14528" calcext:value-type="float">
            <text:p>14528</text:p>
          </table:table-cell>
          <table:table-cell office:value-type="float" office:value="14336" calcext:value-type="float">
            <text:p>14336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32" calcext:value-type="float">
            <text:p>2873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0</text:p>
          </table:table-cell>
          <table:table-cell office:value-type="float" office:value="59450416" calcext:value-type="float">
            <text:p>5945041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2" calcext:value-type="float">
            <text:p>1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69928" calcext:value-type="float">
            <text:p>169928</text:p>
          </table:table-cell>
          <table:table-cell office:value-type="float" office:value="131972" calcext:value-type="float">
            <text:p>13197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8" calcext:value-type="float">
            <text:p>63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341" calcext:value-type="float">
            <text:p>14341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1</text:p>
          </table:table-cell>
          <table:table-cell office:value-type="float" office:value="59450160" calcext:value-type="float">
            <text:p>594501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69928" calcext:value-type="float">
            <text:p>169928</text:p>
          </table:table-cell>
          <table:table-cell office:value-type="float" office:value="131972" calcext:value-type="float">
            <text:p>13197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8" calcext:value-type="float">
            <text:p>63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341" calcext:value-type="float">
            <text:p>14341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2</text:p>
          </table:table-cell>
          <table:table-cell office:value-type="float" office:value="59450748" calcext:value-type="float">
            <text:p>5945074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69928" calcext:value-type="float">
            <text:p>169928</text:p>
          </table:table-cell>
          <table:table-cell office:value-type="float" office:value="131972" calcext:value-type="float">
            <text:p>13197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8" calcext:value-type="float">
            <text:p>63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341" calcext:value-type="float">
            <text:p>14341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3</text:p>
          </table:table-cell>
          <table:table-cell office:value-type="float" office:value="59450816" calcext:value-type="float">
            <text:p>5945081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3" calcext:value-type="float">
            <text:p>14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69928" calcext:value-type="float">
            <text:p>169928</text:p>
          </table:table-cell>
          <table:table-cell office:value-type="float" office:value="131972" calcext:value-type="float">
            <text:p>13197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8" calcext:value-type="float">
            <text:p>63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341" calcext:value-type="float">
            <text:p>14341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4</text:p>
          </table:table-cell>
          <table:table-cell office:value-type="float" office:value="59450436" calcext:value-type="float">
            <text:p>594504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69928" calcext:value-type="float">
            <text:p>169928</text:p>
          </table:table-cell>
          <table:table-cell office:value-type="float" office:value="131972" calcext:value-type="float">
            <text:p>13197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8" calcext:value-type="float">
            <text:p>63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341" calcext:value-type="float">
            <text:p>14341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5</text:p>
          </table:table-cell>
          <table:table-cell office:value-type="float" office:value="59453284" calcext:value-type="float">
            <text:p>594532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1516" calcext:value-type="float">
            <text:p>4141516</text:p>
          </table:table-cell>
          <table:table-cell office:value-type="float" office:value="169928" calcext:value-type="float">
            <text:p>169928</text:p>
          </table:table-cell>
          <table:table-cell office:value-type="float" office:value="131972" calcext:value-type="float">
            <text:p>13197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28" calcext:value-type="float">
            <text:p>6328</text:p>
          </table:table-cell>
          <table:table-cell office:value-type="float" office:value="14528" calcext:value-type="float">
            <text:p>14528</text:p>
          </table:table-cell>
          <table:table-cell office:value-type="float" office:value="14341" calcext:value-type="float">
            <text:p>14341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4256" calcext:value-type="float">
            <text:p>2425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6</text:p>
          </table:table-cell>
          <table:table-cell office:value-type="float" office:value="59047356" calcext:value-type="float">
            <text:p>590473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9" calcext:value-type="float">
            <text:p>1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2692" calcext:value-type="float">
            <text:p>4742692</text:p>
          </table:table-cell>
          <table:table-cell office:value-type="float" office:value="276548" calcext:value-type="float">
            <text:p>276548</text:p>
          </table:table-cell>
          <table:table-cell office:value-type="float" office:value="238592" calcext:value-type="float">
            <text:p>238592</text:p>
          </table:table-cell>
          <table:table-cell office:value-type="float" office:value="37956" calcext:value-type="float">
            <text:p>37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78" calcext:value-type="float">
            <text:p>20178</text:p>
          </table:table-cell>
          <table:table-cell office:value-type="float" office:value="85312" calcext:value-type="float">
            <text:p>85312</text:p>
          </table:table-cell>
          <table:table-cell office:value-type="float" office:value="65287" calcext:value-type="float">
            <text:p>65287</text:p>
          </table:table-cell>
          <table:table-cell office:value-type="float" office:value="9472" calcext:value-type="float">
            <text:p>9472</text:p>
          </table:table-cell>
          <table:table-cell office:value-type="float" office:value="4638" calcext:value-type="float">
            <text:p>4638</text:p>
          </table:table-cell>
          <table:table-cell office:value-type="float" office:value="117248" calcext:value-type="float">
            <text:p>11724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136" calcext:value-type="float">
            <text:p>45136</text:p>
          </table:table-cell>
          <table:table-cell office:value-type="float" office:value="3988" calcext:value-type="float">
            <text:p>3988</text:p>
          </table:table-cell>
          <table:table-cell office:value-type="float" office:value="36" calcext:value-type="float">
            <text:p>36</text:p>
          </table:table-cell>
          <table:table-cell office:value-type="float" office:value="7370" calcext:value-type="float">
            <text:p>7370</text:p>
          </table:table-cell>
          <table:table-cell office:value-type="float" office:value="3931" calcext:value-type="float">
            <text:p>39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7</text:p>
          </table:table-cell>
          <table:table-cell office:value-type="float" office:value="58388092" calcext:value-type="float">
            <text:p>5838809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5196" calcext:value-type="float">
            <text:p>5485196</text:p>
          </table:table-cell>
          <table:table-cell office:value-type="float" office:value="443056" calcext:value-type="float">
            <text:p>443056</text:p>
          </table:table-cell>
          <table:table-cell office:value-type="float" office:value="405100" calcext:value-type="float">
            <text:p>405100</text:p>
          </table:table-cell>
          <table:table-cell office:value-type="float" office:value="37956" calcext:value-type="float">
            <text:p>37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8679" calcext:value-type="float">
            <text:p>38679</text:p>
          </table:table-cell>
          <table:table-cell office:value-type="float" office:value="234944" calcext:value-type="float">
            <text:p>234944</text:p>
          </table:table-cell>
          <table:table-cell office:value-type="float" office:value="186756" calcext:value-type="float">
            <text:p>186756</text:p>
          </table:table-cell>
          <table:table-cell office:value-type="float" office:value="21632" calcext:value-type="float">
            <text:p>21632</text:p>
          </table:table-cell>
          <table:table-cell office:value-type="float" office:value="13023" calcext:value-type="float">
            <text:p>13023</text:p>
          </table:table-cell>
          <table:table-cell office:value-type="float" office:value="329920" calcext:value-type="float">
            <text:p>329920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336" calcext:value-type="float">
            <text:p>54336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18492" calcext:value-type="float">
            <text:p>18492</text:p>
          </table:table-cell>
          <table:table-cell office:value-type="float" office:value="11122" calcext:value-type="float">
            <text:p>111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8</text:p>
          </table:table-cell>
          <table:table-cell office:value-type="float" office:value="58142704" calcext:value-type="float">
            <text:p>5814270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9" calcext:value-type="float">
            <text:p>1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9448" calcext:value-type="float">
            <text:p>479448</text:p>
          </table:table-cell>
          <table:table-cell office:value-type="float" office:value="441492" calcext:value-type="float">
            <text:p>441492</text:p>
          </table:table-cell>
          <table:table-cell office:value-type="float" office:value="37956" calcext:value-type="float">
            <text:p>37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08" calcext:value-type="float">
            <text:p>53308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office:value-type="float" office:value="4948" calcext:value-type="float">
            <text:p>49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09</text:p>
          </table:table-cell>
          <table:table-cell office:value-type="float" office:value="58108740" calcext:value-type="float">
            <text:p>5810874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9448" calcext:value-type="float">
            <text:p>479448</text:p>
          </table:table-cell>
          <table:table-cell office:value-type="float" office:value="441492" calcext:value-type="float">
            <text:p>4414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308" calcext:value-type="float">
            <text:p>53308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0</text:p>
          </table:table-cell>
          <table:table-cell office:value-type="float" office:value="58122836" calcext:value-type="float">
            <text:p>581228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1</text:p>
          </table:table-cell>
          <table:table-cell office:value-type="float" office:value="58126144" calcext:value-type="float">
            <text:p>581261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2</text:p>
          </table:table-cell>
          <table:table-cell office:value-type="float" office:value="58126040" calcext:value-type="float">
            <text:p>5812604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3</text:p>
          </table:table-cell>
          <table:table-cell office:value-type="float" office:value="58125860" calcext:value-type="float">
            <text:p>5812586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4</text:p>
          </table:table-cell>
          <table:table-cell office:value-type="float" office:value="58125608" calcext:value-type="float">
            <text:p>5812560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5</text:p>
          </table:table-cell>
          <table:table-cell office:value-type="float" office:value="58124852" calcext:value-type="float">
            <text:p>581248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6</text:p>
          </table:table-cell>
          <table:table-cell office:value-type="float" office:value="58124852" calcext:value-type="float">
            <text:p>581248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7</text:p>
          </table:table-cell>
          <table:table-cell office:value-type="float" office:value="58124872" calcext:value-type="float">
            <text:p>581248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2416" calcext:value-type="float">
            <text:p>472416</text:p>
          </table:table-cell>
          <table:table-cell office:value-type="float" office:value="434460" calcext:value-type="float">
            <text:p>43446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06" calcext:value-type="float">
            <text:p>19506</text:p>
          </table:table-cell>
          <table:table-cell office:value-type="float" office:value="274624" calcext:value-type="float">
            <text:p>274624</text:p>
          </table:table-cell>
          <table:table-cell office:value-type="float" office:value="228835" calcext:value-type="float">
            <text:p>228835</text:p>
          </table:table-cell>
          <table:table-cell office:value-type="float" office:value="21632" calcext:value-type="float">
            <text:p>21632</text:p>
          </table:table-cell>
          <table:table-cell office:value-type="float" office:value="16507" calcext:value-type="float">
            <text:p>16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058" calcext:value-type="float">
            <text:p>10058</text:p>
          </table:table-cell>
          <table:table-cell office:value-type="float" office:value="36" calcext:value-type="float">
            <text:p>36</text:p>
          </table:table-cell>
          <table:table-cell office:value-type="float" office:value="23440" calcext:value-type="float">
            <text:p>2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8</text:p>
          </table:table-cell>
          <table:table-cell office:value-type="float" office:value="58123612" calcext:value-type="float">
            <text:p>5812361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3736" calcext:value-type="float">
            <text:p>473736</text:p>
          </table:table-cell>
          <table:table-cell office:value-type="float" office:value="435780" calcext:value-type="float">
            <text:p>43578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192" calcext:value-type="float">
            <text:p>18192</text:p>
          </table:table-cell>
          <table:table-cell office:value-type="float" office:value="274624" calcext:value-type="float">
            <text:p>274624</text:p>
          </table:table-cell>
          <table:table-cell office:value-type="float" office:value="207390" calcext:value-type="float">
            <text:p>207390</text:p>
          </table:table-cell>
          <table:table-cell office:value-type="float" office:value="21632" calcext:value-type="float">
            <text:p>21632</text:p>
          </table:table-cell>
          <table:table-cell office:value-type="float" office:value="15007" calcext:value-type="float">
            <text:p>15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9058" calcext:value-type="float">
            <text:p>905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19</text:p>
          </table:table-cell>
          <table:table-cell office:value-type="float" office:value="58121872" calcext:value-type="float">
            <text:p>581218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3736" calcext:value-type="float">
            <text:p>473736</text:p>
          </table:table-cell>
          <table:table-cell office:value-type="float" office:value="435780" calcext:value-type="float">
            <text:p>43578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192" calcext:value-type="float">
            <text:p>18192</text:p>
          </table:table-cell>
          <table:table-cell office:value-type="float" office:value="274624" calcext:value-type="float">
            <text:p>274624</text:p>
          </table:table-cell>
          <table:table-cell office:value-type="float" office:value="207390" calcext:value-type="float">
            <text:p>207390</text:p>
          </table:table-cell>
          <table:table-cell office:value-type="float" office:value="21632" calcext:value-type="float">
            <text:p>21632</text:p>
          </table:table-cell>
          <table:table-cell office:value-type="float" office:value="15007" calcext:value-type="float">
            <text:p>15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9058" calcext:value-type="float">
            <text:p>905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0</text:p>
          </table:table-cell>
          <table:table-cell office:value-type="float" office:value="58120944" calcext:value-type="float">
            <text:p>581209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3736" calcext:value-type="float">
            <text:p>473736</text:p>
          </table:table-cell>
          <table:table-cell office:value-type="float" office:value="435780" calcext:value-type="float">
            <text:p>43578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192" calcext:value-type="float">
            <text:p>18192</text:p>
          </table:table-cell>
          <table:table-cell office:value-type="float" office:value="274624" calcext:value-type="float">
            <text:p>274624</text:p>
          </table:table-cell>
          <table:table-cell office:value-type="float" office:value="207390" calcext:value-type="float">
            <text:p>207390</text:p>
          </table:table-cell>
          <table:table-cell office:value-type="float" office:value="21632" calcext:value-type="float">
            <text:p>21632</text:p>
          </table:table-cell>
          <table:table-cell office:value-type="float" office:value="15007" calcext:value-type="float">
            <text:p>15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9058" calcext:value-type="float">
            <text:p>9058</text:p>
          </table:table-cell>
          <table:table-cell office:value-type="float" office:value="36" calcext:value-type="float">
            <text:p>36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1</text:p>
          </table:table-cell>
          <table:table-cell office:value-type="float" office:value="58119892" calcext:value-type="float">
            <text:p>5811989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3996" calcext:value-type="float">
            <text:p>473996</text:p>
          </table:table-cell>
          <table:table-cell office:value-type="float" office:value="436040" calcext:value-type="float">
            <text:p>43604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872" calcext:value-type="float">
            <text:p>1687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85945" calcext:value-type="float">
            <text:p>185945</text:p>
          </table:table-cell>
          <table:table-cell office:value-type="float" office:value="21632" calcext:value-type="float">
            <text:p>21632</text:p>
          </table:table-cell>
          <table:table-cell office:value-type="float" office:value="13507" calcext:value-type="float">
            <text:p>13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8058" calcext:value-type="float">
            <text:p>8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2</text:p>
          </table:table-cell>
          <table:table-cell office:value-type="float" office:value="58119556" calcext:value-type="float">
            <text:p>5811955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3996" calcext:value-type="float">
            <text:p>473996</text:p>
          </table:table-cell>
          <table:table-cell office:value-type="float" office:value="436040" calcext:value-type="float">
            <text:p>43604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872" calcext:value-type="float">
            <text:p>1687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85945" calcext:value-type="float">
            <text:p>185945</text:p>
          </table:table-cell>
          <table:table-cell office:value-type="float" office:value="21632" calcext:value-type="float">
            <text:p>21632</text:p>
          </table:table-cell>
          <table:table-cell office:value-type="float" office:value="13507" calcext:value-type="float">
            <text:p>13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8058" calcext:value-type="float">
            <text:p>8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3</text:p>
          </table:table-cell>
          <table:table-cell office:value-type="float" office:value="58119420" calcext:value-type="float">
            <text:p>5811942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3996" calcext:value-type="float">
            <text:p>473996</text:p>
          </table:table-cell>
          <table:table-cell office:value-type="float" office:value="436040" calcext:value-type="float">
            <text:p>436040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872" calcext:value-type="float">
            <text:p>1687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85945" calcext:value-type="float">
            <text:p>185945</text:p>
          </table:table-cell>
          <table:table-cell office:value-type="float" office:value="21632" calcext:value-type="float">
            <text:p>21632</text:p>
          </table:table-cell>
          <table:table-cell office:value-type="float" office:value="13507" calcext:value-type="float">
            <text:p>13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8058" calcext:value-type="float">
            <text:p>8058</text:p>
          </table:table-cell>
          <table:table-cell office:value-type="float" office:value="36" calcext:value-type="float">
            <text:p>36</text:p>
          </table:table-cell>
          <table:table-cell office:value-type="float" office:value="19440" calcext:value-type="float">
            <text:p>19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4</text:p>
          </table:table-cell>
          <table:table-cell office:value-type="float" office:value="58119716" calcext:value-type="float">
            <text:p>581197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552" calcext:value-type="float">
            <text:p>1555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64500" calcext:value-type="float">
            <text:p>164500</text:p>
          </table:table-cell>
          <table:table-cell office:value-type="float" office:value="21632" calcext:value-type="float">
            <text:p>21632</text:p>
          </table:table-cell>
          <table:table-cell office:value-type="float" office:value="12007" calcext:value-type="float">
            <text:p>12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7058" calcext:value-type="float">
            <text:p>705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5</text:p>
          </table:table-cell>
          <table:table-cell office:value-type="float" office:value="58118512" calcext:value-type="float">
            <text:p>5811851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552" calcext:value-type="float">
            <text:p>1555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64500" calcext:value-type="float">
            <text:p>164500</text:p>
          </table:table-cell>
          <table:table-cell office:value-type="float" office:value="21632" calcext:value-type="float">
            <text:p>21632</text:p>
          </table:table-cell>
          <table:table-cell office:value-type="float" office:value="12007" calcext:value-type="float">
            <text:p>12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7058" calcext:value-type="float">
            <text:p>705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6</text:p>
          </table:table-cell>
          <table:table-cell office:value-type="float" office:value="58118244" calcext:value-type="float">
            <text:p>581182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5552" calcext:value-type="float">
            <text:p>1555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64500" calcext:value-type="float">
            <text:p>164500</text:p>
          </table:table-cell>
          <table:table-cell office:value-type="float" office:value="21632" calcext:value-type="float">
            <text:p>21632</text:p>
          </table:table-cell>
          <table:table-cell office:value-type="float" office:value="12007" calcext:value-type="float">
            <text:p>12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7058" calcext:value-type="float">
            <text:p>7058</text:p>
          </table:table-cell>
          <table:table-cell office:value-type="float" office:value="36" calcext:value-type="float">
            <text:p>36</text:p>
          </table:table-cell>
          <table:table-cell office:value-type="float" office:value="17440" calcext:value-type="float">
            <text:p>17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7</text:p>
          </table:table-cell>
          <table:table-cell office:value-type="float" office:value="58117372" calcext:value-type="float">
            <text:p>581173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232" calcext:value-type="float">
            <text:p>1423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43055" calcext:value-type="float">
            <text:p>143055</text:p>
          </table:table-cell>
          <table:table-cell office:value-type="float" office:value="21632" calcext:value-type="float">
            <text:p>21632</text:p>
          </table:table-cell>
          <table:table-cell office:value-type="float" office:value="10507" calcext:value-type="float">
            <text:p>10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6058" calcext:value-type="float">
            <text:p>60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8</text:p>
          </table:table-cell>
          <table:table-cell office:value-type="float" office:value="58117052" calcext:value-type="float">
            <text:p>581170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232" calcext:value-type="float">
            <text:p>1423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43055" calcext:value-type="float">
            <text:p>143055</text:p>
          </table:table-cell>
          <table:table-cell office:value-type="float" office:value="21632" calcext:value-type="float">
            <text:p>21632</text:p>
          </table:table-cell>
          <table:table-cell office:value-type="float" office:value="10507" calcext:value-type="float">
            <text:p>10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6058" calcext:value-type="float">
            <text:p>60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29</text:p>
          </table:table-cell>
          <table:table-cell office:value-type="float" office:value="58117940" calcext:value-type="float">
            <text:p>5811794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232" calcext:value-type="float">
            <text:p>1423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43055" calcext:value-type="float">
            <text:p>143055</text:p>
          </table:table-cell>
          <table:table-cell office:value-type="float" office:value="21632" calcext:value-type="float">
            <text:p>21632</text:p>
          </table:table-cell>
          <table:table-cell office:value-type="float" office:value="10507" calcext:value-type="float">
            <text:p>10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6058" calcext:value-type="float">
            <text:p>6058</text:p>
          </table:table-cell>
          <table:table-cell office:value-type="float" office:value="36" calcext:value-type="float">
            <text:p>36</text:p>
          </table:table-cell>
          <table:table-cell office:value-type="float" office:value="15440" calcext:value-type="float">
            <text:p>1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0</text:p>
          </table:table-cell>
          <table:table-cell office:value-type="float" office:value="58118396" calcext:value-type="float">
            <text:p>5811839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12" calcext:value-type="float">
            <text:p>1291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21609" calcext:value-type="float">
            <text:p>121609</text:p>
          </table:table-cell>
          <table:table-cell office:value-type="float" office:value="21632" calcext:value-type="float">
            <text:p>21632</text:p>
          </table:table-cell>
          <table:table-cell office:value-type="float" office:value="9007" calcext:value-type="float">
            <text:p>9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1</text:p>
          </table:table-cell>
          <table:table-cell office:value-type="float" office:value="58118680" calcext:value-type="float">
            <text:p>581186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12" calcext:value-type="float">
            <text:p>1291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21609" calcext:value-type="float">
            <text:p>121609</text:p>
          </table:table-cell>
          <table:table-cell office:value-type="float" office:value="21632" calcext:value-type="float">
            <text:p>21632</text:p>
          </table:table-cell>
          <table:table-cell office:value-type="float" office:value="9007" calcext:value-type="float">
            <text:p>9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2</text:p>
          </table:table-cell>
          <table:table-cell office:value-type="float" office:value="58118144" calcext:value-type="float">
            <text:p>581181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74260" calcext:value-type="float">
            <text:p>474260</text:p>
          </table:table-cell>
          <table:table-cell office:value-type="float" office:value="436304" calcext:value-type="float">
            <text:p>436304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912" calcext:value-type="float">
            <text:p>12912</text:p>
          </table:table-cell>
          <table:table-cell office:value-type="float" office:value="274624" calcext:value-type="float">
            <text:p>274624</text:p>
          </table:table-cell>
          <table:table-cell office:value-type="float" office:value="121609" calcext:value-type="float">
            <text:p>121609</text:p>
          </table:table-cell>
          <table:table-cell office:value-type="float" office:value="21632" calcext:value-type="float">
            <text:p>21632</text:p>
          </table:table-cell>
          <table:table-cell office:value-type="float" office:value="9007" calcext:value-type="float">
            <text:p>9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058" calcext:value-type="float">
            <text:p>5058</text:p>
          </table:table-cell>
          <table:table-cell office:value-type="float" office:value="36" calcext:value-type="float">
            <text:p>36</text:p>
          </table:table-cell>
          <table:table-cell office:value-type="float" office:value="13440" calcext:value-type="float">
            <text:p>1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3</text:p>
          </table:table-cell>
          <table:table-cell office:value-type="float" office:value="58148748" calcext:value-type="float">
            <text:p>5814874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42588" calcext:value-type="float">
            <text:p>442588</text:p>
          </table:table-cell>
          <table:table-cell office:value-type="float" office:value="404632" calcext:value-type="float">
            <text:p>40463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91" calcext:value-type="float">
            <text:p>11591</text:p>
          </table:table-cell>
          <table:table-cell office:value-type="float" office:value="242624" calcext:value-type="float">
            <text:p>242624</text:p>
          </table:table-cell>
          <table:table-cell office:value-type="float" office:value="100168" calcext:value-type="float">
            <text:p>100168</text:p>
          </table:table-cell>
          <table:table-cell office:value-type="float" office:value="21632" calcext:value-type="float">
            <text:p>21632</text:p>
          </table:table-cell>
          <table:table-cell office:value-type="float" office:value="7507" calcext:value-type="float">
            <text:p>7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4</text:p>
          </table:table-cell>
          <table:table-cell office:value-type="float" office:value="58148752" calcext:value-type="float">
            <text:p>581487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42588" calcext:value-type="float">
            <text:p>442588</text:p>
          </table:table-cell>
          <table:table-cell office:value-type="float" office:value="404632" calcext:value-type="float">
            <text:p>40463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91" calcext:value-type="float">
            <text:p>11591</text:p>
          </table:table-cell>
          <table:table-cell office:value-type="float" office:value="242624" calcext:value-type="float">
            <text:p>242624</text:p>
          </table:table-cell>
          <table:table-cell office:value-type="float" office:value="100168" calcext:value-type="float">
            <text:p>100168</text:p>
          </table:table-cell>
          <table:table-cell office:value-type="float" office:value="21632" calcext:value-type="float">
            <text:p>21632</text:p>
          </table:table-cell>
          <table:table-cell office:value-type="float" office:value="7507" calcext:value-type="float">
            <text:p>7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5</text:p>
          </table:table-cell>
          <table:table-cell office:value-type="float" office:value="58148380" calcext:value-type="float">
            <text:p>581483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42588" calcext:value-type="float">
            <text:p>442588</text:p>
          </table:table-cell>
          <table:table-cell office:value-type="float" office:value="404632" calcext:value-type="float">
            <text:p>40463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91" calcext:value-type="float">
            <text:p>11591</text:p>
          </table:table-cell>
          <table:table-cell office:value-type="float" office:value="242624" calcext:value-type="float">
            <text:p>242624</text:p>
          </table:table-cell>
          <table:table-cell office:value-type="float" office:value="100168" calcext:value-type="float">
            <text:p>100168</text:p>
          </table:table-cell>
          <table:table-cell office:value-type="float" office:value="21632" calcext:value-type="float">
            <text:p>21632</text:p>
          </table:table-cell>
          <table:table-cell office:value-type="float" office:value="7507" calcext:value-type="float">
            <text:p>7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4058" calcext:value-type="float">
            <text:p>4058</text:p>
          </table:table-cell>
          <table:table-cell office:value-type="float" office:value="36" calcext:value-type="float">
            <text:p>36</text:p>
          </table:table-cell>
          <table:table-cell office:value-type="float" office:value="11440" calcext:value-type="float">
            <text:p>11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6</text:p>
          </table:table-cell>
          <table:table-cell office:value-type="float" office:value="58148536" calcext:value-type="float">
            <text:p>581485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42588" calcext:value-type="float">
            <text:p>442588</text:p>
          </table:table-cell>
          <table:table-cell office:value-type="float" office:value="404632" calcext:value-type="float">
            <text:p>40463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71" calcext:value-type="float">
            <text:p>10271</text:p>
          </table:table-cell>
          <table:table-cell office:value-type="float" office:value="242624" calcext:value-type="float">
            <text:p>242624</text:p>
          </table:table-cell>
          <table:table-cell office:value-type="float" office:value="78723" calcext:value-type="float">
            <text:p>78723</text:p>
          </table:table-cell>
          <table:table-cell office:value-type="float" office:value="21632" calcext:value-type="float">
            <text:p>21632</text:p>
          </table:table-cell>
          <table:table-cell office:value-type="float" office:value="6007" calcext:value-type="float">
            <text:p>6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7</text:p>
          </table:table-cell>
          <table:table-cell office:value-type="float" office:value="58148536" calcext:value-type="float">
            <text:p>581485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42588" calcext:value-type="float">
            <text:p>442588</text:p>
          </table:table-cell>
          <table:table-cell office:value-type="float" office:value="404632" calcext:value-type="float">
            <text:p>40463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71" calcext:value-type="float">
            <text:p>10271</text:p>
          </table:table-cell>
          <table:table-cell office:value-type="float" office:value="242624" calcext:value-type="float">
            <text:p>242624</text:p>
          </table:table-cell>
          <table:table-cell office:value-type="float" office:value="78723" calcext:value-type="float">
            <text:p>78723</text:p>
          </table:table-cell>
          <table:table-cell office:value-type="float" office:value="21632" calcext:value-type="float">
            <text:p>21632</text:p>
          </table:table-cell>
          <table:table-cell office:value-type="float" office:value="6007" calcext:value-type="float">
            <text:p>6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8</text:p>
          </table:table-cell>
          <table:table-cell office:value-type="float" office:value="58148536" calcext:value-type="float">
            <text:p>581485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42588" calcext:value-type="float">
            <text:p>442588</text:p>
          </table:table-cell>
          <table:table-cell office:value-type="float" office:value="404632" calcext:value-type="float">
            <text:p>40463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71" calcext:value-type="float">
            <text:p>10271</text:p>
          </table:table-cell>
          <table:table-cell office:value-type="float" office:value="242624" calcext:value-type="float">
            <text:p>242624</text:p>
          </table:table-cell>
          <table:table-cell office:value-type="float" office:value="78723" calcext:value-type="float">
            <text:p>78723</text:p>
          </table:table-cell>
          <table:table-cell office:value-type="float" office:value="21632" calcext:value-type="float">
            <text:p>21632</text:p>
          </table:table-cell>
          <table:table-cell office:value-type="float" office:value="6007" calcext:value-type="float">
            <text:p>6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3058" calcext:value-type="float">
            <text:p>3058</text:p>
          </table:table-cell>
          <table:table-cell office:value-type="float" office:value="36" calcext:value-type="float">
            <text:p>36</text:p>
          </table:table-cell>
          <table:table-cell office:value-type="float" office:value="9440" calcext:value-type="float">
            <text:p>9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39</text:p>
          </table:table-cell>
          <table:table-cell office:value-type="float" office:value="58186160" calcext:value-type="float">
            <text:p>5818616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51" calcext:value-type="float">
            <text:p>8951</text:p>
          </table:table-cell>
          <table:table-cell office:value-type="float" office:value="194624" calcext:value-type="float">
            <text:p>194624</text:p>
          </table:table-cell>
          <table:table-cell office:value-type="float" office:value="57278" calcext:value-type="float">
            <text:p>57278</text:p>
          </table:table-cell>
          <table:table-cell office:value-type="float" office:value="21632" calcext:value-type="float">
            <text:p>21632</text:p>
          </table:table-cell>
          <table:table-cell office:value-type="float" office:value="4507" calcext:value-type="float">
            <text:p>4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0</text:p>
          </table:table-cell>
          <table:table-cell office:value-type="float" office:value="58186032" calcext:value-type="float">
            <text:p>5818603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51" calcext:value-type="float">
            <text:p>8951</text:p>
          </table:table-cell>
          <table:table-cell office:value-type="float" office:value="194624" calcext:value-type="float">
            <text:p>194624</text:p>
          </table:table-cell>
          <table:table-cell office:value-type="float" office:value="57278" calcext:value-type="float">
            <text:p>57278</text:p>
          </table:table-cell>
          <table:table-cell office:value-type="float" office:value="21632" calcext:value-type="float">
            <text:p>21632</text:p>
          </table:table-cell>
          <table:table-cell office:value-type="float" office:value="4507" calcext:value-type="float">
            <text:p>4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1</text:p>
          </table:table-cell>
          <table:table-cell office:value-type="float" office:value="58186032" calcext:value-type="float">
            <text:p>5818603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51" calcext:value-type="float">
            <text:p>8951</text:p>
          </table:table-cell>
          <table:table-cell office:value-type="float" office:value="194624" calcext:value-type="float">
            <text:p>194624</text:p>
          </table:table-cell>
          <table:table-cell office:value-type="float" office:value="57278" calcext:value-type="float">
            <text:p>57278</text:p>
          </table:table-cell>
          <table:table-cell office:value-type="float" office:value="21632" calcext:value-type="float">
            <text:p>21632</text:p>
          </table:table-cell>
          <table:table-cell office:value-type="float" office:value="4507" calcext:value-type="float">
            <text:p>4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2058" calcext:value-type="float">
            <text:p>2058</text:p>
          </table:table-cell>
          <table:table-cell office:value-type="float" office:value="36" calcext:value-type="float">
            <text:p>36</text:p>
          </table:table-cell>
          <table:table-cell office:value-type="float" office:value="7440" calcext:value-type="float">
            <text:p>7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2</text:p>
          </table:table-cell>
          <table:table-cell office:value-type="float" office:value="58186092" calcext:value-type="float">
            <text:p>5818609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3</text:p>
          </table:table-cell>
          <table:table-cell office:value-type="float" office:value="58186292" calcext:value-type="float">
            <text:p>5818629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4</text:p>
          </table:table-cell>
          <table:table-cell office:value-type="float" office:value="58186796" calcext:value-type="float">
            <text:p>5818679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5</text:p>
          </table:table-cell>
          <table:table-cell office:value-type="float" office:value="58186832" calcext:value-type="float">
            <text:p>5818683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6</text:p>
          </table:table-cell>
          <table:table-cell office:value-type="float" office:value="58186840" calcext:value-type="float">
            <text:p>5818684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7</text:p>
          </table:table-cell>
          <table:table-cell office:value-type="float" office:value="58186984" calcext:value-type="float">
            <text:p>5818698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8</text:p>
          </table:table-cell>
          <table:table-cell office:value-type="float" office:value="58186828" calcext:value-type="float">
            <text:p>5818682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49</text:p>
          </table:table-cell>
          <table:table-cell office:value-type="float" office:value="58187236" calcext:value-type="float">
            <text:p>581872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0</text:p>
          </table:table-cell>
          <table:table-cell office:value-type="float" office:value="58187056" calcext:value-type="float">
            <text:p>5818705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1</text:p>
          </table:table-cell>
          <table:table-cell office:value-type="float" office:value="58186480" calcext:value-type="float">
            <text:p>581864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2</text:p>
          </table:table-cell>
          <table:table-cell office:value-type="float" office:value="58186976" calcext:value-type="float">
            <text:p>5818697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3</text:p>
          </table:table-cell>
          <table:table-cell office:value-type="float" office:value="58186588" calcext:value-type="float">
            <text:p>5818658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4</text:p>
          </table:table-cell>
          <table:table-cell office:value-type="float" office:value="58187096" calcext:value-type="float">
            <text:p>5818709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5</text:p>
          </table:table-cell>
          <table:table-cell office:value-type="float" office:value="58187072" calcext:value-type="float">
            <text:p>581870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6</text:p>
          </table:table-cell>
          <table:table-cell office:value-type="float" office:value="58186740" calcext:value-type="float">
            <text:p>5818674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7</text:p>
          </table:table-cell>
          <table:table-cell office:value-type="float" office:value="58186844" calcext:value-type="float">
            <text:p>581868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8</text:p>
          </table:table-cell>
          <table:table-cell office:value-type="float" office:value="58186656" calcext:value-type="float">
            <text:p>5818665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7:59</text:p>
          </table:table-cell>
          <table:table-cell office:value-type="float" office:value="58185736" calcext:value-type="float">
            <text:p>581857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0</text:p>
          </table:table-cell>
          <table:table-cell office:value-type="float" office:value="58185868" calcext:value-type="float">
            <text:p>5818586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1</text:p>
          </table:table-cell>
          <table:table-cell office:value-type="float" office:value="58185364" calcext:value-type="float">
            <text:p>5818536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2</text:p>
          </table:table-cell>
          <table:table-cell office:value-type="float" office:value="58184980" calcext:value-type="float">
            <text:p>581849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3</text:p>
          </table:table-cell>
          <table:table-cell office:value-type="float" office:value="58185364" calcext:value-type="float">
            <text:p>5818536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4</text:p>
          </table:table-cell>
          <table:table-cell office:value-type="float" office:value="58185672" calcext:value-type="float">
            <text:p>581856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5</text:p>
          </table:table-cell>
          <table:table-cell office:value-type="float" office:value="58185364" calcext:value-type="float">
            <text:p>5818536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6</text:p>
          </table:table-cell>
          <table:table-cell office:value-type="float" office:value="58185672" calcext:value-type="float">
            <text:p>581856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7</text:p>
          </table:table-cell>
          <table:table-cell office:value-type="float" office:value="58186464" calcext:value-type="float">
            <text:p>5818646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8</text:p>
          </table:table-cell>
          <table:table-cell office:value-type="float" office:value="58185616" calcext:value-type="float">
            <text:p>581856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09</text:p>
          </table:table-cell>
          <table:table-cell office:value-type="float" office:value="58185616" calcext:value-type="float">
            <text:p>581856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0</text:p>
          </table:table-cell>
          <table:table-cell office:value-type="float" office:value="58185868" calcext:value-type="float">
            <text:p>5818586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1</text:p>
          </table:table-cell>
          <table:table-cell office:value-type="float" office:value="58185616" calcext:value-type="float">
            <text:p>581856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2</text:p>
          </table:table-cell>
          <table:table-cell office:value-type="float" office:value="58185616" calcext:value-type="float">
            <text:p>581856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3</text:p>
          </table:table-cell>
          <table:table-cell office:value-type="float" office:value="58184860" calcext:value-type="float">
            <text:p>5818486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4</text:p>
          </table:table-cell>
          <table:table-cell office:value-type="float" office:value="58184408" calcext:value-type="float">
            <text:p>5818440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5</text:p>
          </table:table-cell>
          <table:table-cell office:value-type="float" office:value="58184664" calcext:value-type="float">
            <text:p>5818466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6</text:p>
          </table:table-cell>
          <table:table-cell office:value-type="float" office:value="58184412" calcext:value-type="float">
            <text:p>5818441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7</text:p>
          </table:table-cell>
          <table:table-cell office:value-type="float" office:value="58184472" calcext:value-type="float">
            <text:p>581844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8</text:p>
          </table:table-cell>
          <table:table-cell office:value-type="float" office:value="58184456" calcext:value-type="float">
            <text:p>5818445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19</text:p>
          </table:table-cell>
          <table:table-cell office:value-type="float" office:value="58184708" calcext:value-type="float">
            <text:p>5818470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0</text:p>
          </table:table-cell>
          <table:table-cell office:value-type="float" office:value="58184708" calcext:value-type="float">
            <text:p>5818470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1</text:p>
          </table:table-cell>
          <table:table-cell office:value-type="float" office:value="58184984" calcext:value-type="float">
            <text:p>5818498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2</text:p>
          </table:table-cell>
          <table:table-cell office:value-type="float" office:value="58185976" calcext:value-type="float">
            <text:p>5818597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3</text:p>
          </table:table-cell>
          <table:table-cell office:value-type="float" office:value="58185976" calcext:value-type="float">
            <text:p>5818597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4</text:p>
          </table:table-cell>
          <table:table-cell office:value-type="float" office:value="58185472" calcext:value-type="float">
            <text:p>581854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5</text:p>
          </table:table-cell>
          <table:table-cell office:value-type="float" office:value="58185724" calcext:value-type="float">
            <text:p>5818572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6</text:p>
          </table:table-cell>
          <table:table-cell office:value-type="float" office:value="58185512" calcext:value-type="float">
            <text:p>5818551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10" calcext:value-type="float">
            <text:p>15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7</text:p>
          </table:table-cell>
          <table:table-cell office:value-type="float" office:value="58185724" calcext:value-type="float">
            <text:p>5818572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8</text:p>
          </table:table-cell>
          <table:table-cell office:value-type="float" office:value="58186104" calcext:value-type="float">
            <text:p>5818610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9" calcext:value-type="float">
            <text:p>15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29</text:p>
          </table:table-cell>
          <table:table-cell office:value-type="float" office:value="58186044" calcext:value-type="float">
            <text:p>581860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0</text:p>
          </table:table-cell>
          <table:table-cell office:value-type="float" office:value="58186044" calcext:value-type="float">
            <text:p>581860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1</text:p>
          </table:table-cell>
          <table:table-cell office:value-type="float" office:value="58186132" calcext:value-type="float">
            <text:p>5818613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2</text:p>
          </table:table-cell>
          <table:table-cell office:value-type="float" office:value="58185572" calcext:value-type="float">
            <text:p>5818557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3</text:p>
          </table:table-cell>
          <table:table-cell office:value-type="float" office:value="58185884" calcext:value-type="float">
            <text:p>5818588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4</text:p>
          </table:table-cell>
          <table:table-cell office:value-type="float" office:value="58185968" calcext:value-type="float">
            <text:p>5818596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5</text:p>
          </table:table-cell>
          <table:table-cell office:value-type="float" office:value="58186644" calcext:value-type="float">
            <text:p>581866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6</text:p>
          </table:table-cell>
          <table:table-cell office:value-type="float" office:value="58186152" calcext:value-type="float">
            <text:p>581861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7</text:p>
          </table:table-cell>
          <table:table-cell office:value-type="float" office:value="58186416" calcext:value-type="float">
            <text:p>581864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8</text:p>
          </table:table-cell>
          <table:table-cell office:value-type="float" office:value="58187152" calcext:value-type="float">
            <text:p>581871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7" calcext:value-type="float">
            <text:p>1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39</text:p>
          </table:table-cell>
          <table:table-cell office:value-type="float" office:value="58187188" calcext:value-type="float">
            <text:p>5818718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0</text:p>
          </table:table-cell>
          <table:table-cell office:value-type="float" office:value="58187760" calcext:value-type="float">
            <text:p>5818776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1</text:p>
          </table:table-cell>
          <table:table-cell office:value-type="float" office:value="58187712" calcext:value-type="float">
            <text:p>5818771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2</text:p>
          </table:table-cell>
          <table:table-cell office:value-type="float" office:value="58187464" calcext:value-type="float">
            <text:p>5818746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3</text:p>
          </table:table-cell>
          <table:table-cell office:value-type="float" office:value="58187752" calcext:value-type="float">
            <text:p>581877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4</text:p>
          </table:table-cell>
          <table:table-cell office:value-type="float" office:value="58187716" calcext:value-type="float">
            <text:p>5818771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7964" calcext:value-type="float">
            <text:p>5517964</text:p>
          </table:table-cell>
          <table:table-cell office:value-type="float" office:value="402592" calcext:value-type="float">
            <text:p>402592</text:p>
          </table:table-cell>
          <table:table-cell office:value-type="float" office:value="364636" calcext:value-type="float">
            <text:p>364636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31" calcext:value-type="float">
            <text:p>7631</text:p>
          </table:table-cell>
          <table:table-cell office:value-type="float" office:value="194624" calcext:value-type="float">
            <text:p>194624</text:p>
          </table:table-cell>
          <table:table-cell office:value-type="float" office:value="35833" calcext:value-type="float">
            <text:p>35833</text:p>
          </table:table-cell>
          <table:table-cell office:value-type="float" office:value="21632" calcext:value-type="float">
            <text:p>21632</text:p>
          </table:table-cell>
          <table:table-cell office:value-type="float" office:value="3007" calcext:value-type="float">
            <text:p>30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float" office:value="5440" calcext:value-type="float">
            <text:p>5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5</text:p>
          </table:table-cell>
          <table:table-cell office:value-type="float" office:value="58816344" calcext:value-type="float">
            <text:p>5881634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6</text:p>
          </table:table-cell>
          <table:table-cell office:value-type="float" office:value="59095804" calcext:value-type="float">
            <text:p>590958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7</text:p>
          </table:table-cell>
          <table:table-cell office:value-type="float" office:value="59095868" calcext:value-type="float">
            <text:p>5909586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8</text:p>
          </table:table-cell>
          <table:table-cell office:value-type="float" office:value="59095536" calcext:value-type="float">
            <text:p>590955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49</text:p>
          </table:table-cell>
          <table:table-cell office:value-type="float" office:value="59095788" calcext:value-type="float">
            <text:p>590957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50</text:p>
          </table:table-cell>
          <table:table-cell office:value-type="float" office:value="59096224" calcext:value-type="float">
            <text:p>590962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51</text:p>
          </table:table-cell>
          <table:table-cell office:value-type="float" office:value="59096724" calcext:value-type="float">
            <text:p>590967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52</text:p>
          </table:table-cell>
          <table:table-cell office:value-type="float" office:value="59097180" calcext:value-type="float">
            <text:p>590971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53</text:p>
          </table:table-cell>
          <table:table-cell office:value-type="float" office:value="59096900" calcext:value-type="float">
            <text:p>590969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2021-04-05 15:58:54</text:p>
          </table:table-cell>
          <table:table-cell office:value-type="float" office:value="59096560" calcext:value-type="float">
            <text:p>590965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0396" calcext:value-type="float">
            <text:p>5280396</text:p>
          </table:table-cell>
          <table:table-cell office:value-type="float" office:value="254648" calcext:value-type="float">
            <text:p>254648</text:p>
          </table:table-cell>
          <table:table-cell office:value-type="float" office:value="216692" calcext:value-type="float">
            <text:p>216692</text:p>
          </table:table-cell>
          <table:table-cell office:value-type="float" office:value="37956" calcext:value-type="float">
            <text:p>37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310" calcext:value-type="float">
            <text:p>6310</text:p>
          </table:table-cell>
          <table:table-cell office:value-type="float" office:value="14592" calcext:value-type="float">
            <text:p>14592</text:p>
          </table:table-cell>
          <table:table-cell office:value-type="float" office:value="14388" calcext:value-type="float">
            <text:p>1438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457728" calcext:value-type="float">
            <text:p>457728</text:p>
          </table:table-cell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280" calcext:value-type="float">
            <text:p>522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0" calcext:value-type="float">
            <text:p>3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117">
          <table:table-cell table:style-name="ce4"/>
          <table:table-cell table:number-columns-repeated="63"/>
        </table:table-row>
        <table:table-row table:style-name="ro1" table:number-rows-repeated="10483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shapes>
          <draw:frame draw:z-index="0" draw:style-name="gr1" draw:text-style-name="P1" svg:width="10.1335in" svg:height="6.013in" svg:x="4.8016in" svg:y="0.3972in">
            <draw:object draw:notify-on-update-of-ranges="Sheet4.A1:Sheet4.A1 Sheet4.A2:Sheet4.A250 Sheet4.B1:Sheet4.B1 Sheet4.B2:Sheet4.B250 Sheet4.C1:Sheet4.C1 Sheet4.C2:Sheet4.C250 Sheet4.D1:Sheet4.D1 Sheet4.D2:Sheet4.D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1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250-8</text:p>
          </table:table-cell>
          <table:table-cell office:value-type="string" calcext:value-type="string">
            <text:p>500-4</text:p>
          </table:table-cell>
          <table:table-cell office:value-type="string" calcext:value-type="string">
            <text:p>1000-2</text:p>
          </table:table-cell>
        </table:table-row>
        <table:table-row table:style-name="ro1">
          <table:table-cell table:formula="of:=[$'sapmachine16-many-loaders-250-8-sanitized'.AF2]" office:value-type="float" office:value="3749" calcext:value-type="float">
            <text:p>3749</text:p>
          </table:table-cell>
          <table:table-cell table:formula="of:=[$'sapmachine16-many-loaders-250-8-sanitized'.AE2]" office:value-type="float" office:value="3968" calcext:value-type="float">
            <text:p>3968</text:p>
          </table:table-cell>
          <table:table-cell table:formula="of:=[$'sapmachine16-many-loaders-500-4-sanitized'.AE2]" office:value-type="float" office:value="3968" calcext:value-type="float">
            <text:p>3968</text:p>
          </table:table-cell>
          <table:table-cell table:formula="of:=[$'sapmachine16-many-loaders-1000-2-sanitized'.AE2]" office:value-type="float" office:value="3968" calcext:value-type="float">
            <text:p>3968</text:p>
          </table:table-cell>
        </table:table-row>
        <table:table-row table:style-name="ro1">
          <table:table-cell table:formula="of:=[$'sapmachine16-many-loaders-250-8-sanitized'.AF3]" office:value-type="float" office:value="14935" calcext:value-type="float">
            <text:p>14935</text:p>
          </table:table-cell>
          <table:table-cell table:formula="of:=[$'sapmachine16-many-loaders-250-8-sanitized'.AE3]" office:value-type="float" office:value="15104" calcext:value-type="float">
            <text:p>15104</text:p>
          </table:table-cell>
          <table:table-cell table:formula="of:=[$'sapmachine16-many-loaders-500-4-sanitized'.AE3]" office:value-type="float" office:value="14784" calcext:value-type="float">
            <text:p>14784</text:p>
          </table:table-cell>
          <table:table-cell table:formula="of:=[$'sapmachine16-many-loaders-1000-2-sanitized'.AE3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4]" office:value-type="float" office:value="14935" calcext:value-type="float">
            <text:p>14935</text:p>
          </table:table-cell>
          <table:table-cell table:formula="of:=[$'sapmachine16-many-loaders-250-8-sanitized'.AE4]" office:value-type="float" office:value="15104" calcext:value-type="float">
            <text:p>15104</text:p>
          </table:table-cell>
          <table:table-cell table:formula="of:=[$'sapmachine16-many-loaders-500-4-sanitized'.AE4]" office:value-type="float" office:value="14784" calcext:value-type="float">
            <text:p>14784</text:p>
          </table:table-cell>
          <table:table-cell table:formula="of:=[$'sapmachine16-many-loaders-1000-2-sanitized'.AE4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5]" office:value-type="float" office:value="14935" calcext:value-type="float">
            <text:p>14935</text:p>
          </table:table-cell>
          <table:table-cell table:formula="of:=[$'sapmachine16-many-loaders-250-8-sanitized'.AE5]" office:value-type="float" office:value="15104" calcext:value-type="float">
            <text:p>15104</text:p>
          </table:table-cell>
          <table:table-cell table:formula="of:=[$'sapmachine16-many-loaders-500-4-sanitized'.AE5]" office:value-type="float" office:value="14784" calcext:value-type="float">
            <text:p>14784</text:p>
          </table:table-cell>
          <table:table-cell table:formula="of:=[$'sapmachine16-many-loaders-1000-2-sanitized'.AE5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6]" office:value-type="float" office:value="14935" calcext:value-type="float">
            <text:p>14935</text:p>
          </table:table-cell>
          <table:table-cell table:formula="of:=[$'sapmachine16-many-loaders-250-8-sanitized'.AE6]" office:value-type="float" office:value="15104" calcext:value-type="float">
            <text:p>15104</text:p>
          </table:table-cell>
          <table:table-cell table:formula="of:=[$'sapmachine16-many-loaders-500-4-sanitized'.AE6]" office:value-type="float" office:value="14784" calcext:value-type="float">
            <text:p>14784</text:p>
          </table:table-cell>
          <table:table-cell table:formula="of:=[$'sapmachine16-many-loaders-1000-2-sanitized'.AE6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7]" office:value-type="float" office:value="14936" calcext:value-type="float">
            <text:p>14936</text:p>
          </table:table-cell>
          <table:table-cell table:formula="of:=[$'sapmachine16-many-loaders-250-8-sanitized'.AE7]" office:value-type="float" office:value="15104" calcext:value-type="float">
            <text:p>15104</text:p>
          </table:table-cell>
          <table:table-cell table:formula="of:=[$'sapmachine16-many-loaders-500-4-sanitized'.AE7]" office:value-type="float" office:value="14784" calcext:value-type="float">
            <text:p>14784</text:p>
          </table:table-cell>
          <table:table-cell table:formula="of:=[$'sapmachine16-many-loaders-1000-2-sanitized'.AE7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8]" office:value-type="float" office:value="14937" calcext:value-type="float">
            <text:p>14937</text:p>
          </table:table-cell>
          <table:table-cell table:formula="of:=[$'sapmachine16-many-loaders-250-8-sanitized'.AE8]" office:value-type="float" office:value="15104" calcext:value-type="float">
            <text:p>15104</text:p>
          </table:table-cell>
          <table:table-cell table:formula="of:=[$'sapmachine16-many-loaders-500-4-sanitized'.AE8]" office:value-type="float" office:value="14784" calcext:value-type="float">
            <text:p>14784</text:p>
          </table:table-cell>
          <table:table-cell table:formula="of:=[$'sapmachine16-many-loaders-1000-2-sanitized'.AE8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9]" office:value-type="float" office:value="14937" calcext:value-type="float">
            <text:p>14937</text:p>
          </table:table-cell>
          <table:table-cell table:formula="of:=[$'sapmachine16-many-loaders-250-8-sanitized'.AE9]" office:value-type="float" office:value="15104" calcext:value-type="float">
            <text:p>15104</text:p>
          </table:table-cell>
          <table:table-cell table:formula="of:=[$'sapmachine16-many-loaders-500-4-sanitized'.AE9]" office:value-type="float" office:value="14784" calcext:value-type="float">
            <text:p>14784</text:p>
          </table:table-cell>
          <table:table-cell table:formula="of:=[$'sapmachine16-many-loaders-1000-2-sanitized'.AE9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10]" office:value-type="float" office:value="14937" calcext:value-type="float">
            <text:p>14937</text:p>
          </table:table-cell>
          <table:table-cell table:formula="of:=[$'sapmachine16-many-loaders-250-8-sanitized'.AE10]" office:value-type="float" office:value="15104" calcext:value-type="float">
            <text:p>15104</text:p>
          </table:table-cell>
          <table:table-cell table:formula="of:=[$'sapmachine16-many-loaders-500-4-sanitized'.AE10]" office:value-type="float" office:value="14784" calcext:value-type="float">
            <text:p>14784</text:p>
          </table:table-cell>
          <table:table-cell table:formula="of:=[$'sapmachine16-many-loaders-1000-2-sanitized'.AE10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11]" office:value-type="float" office:value="14937" calcext:value-type="float">
            <text:p>14937</text:p>
          </table:table-cell>
          <table:table-cell table:formula="of:=[$'sapmachine16-many-loaders-250-8-sanitized'.AE11]" office:value-type="float" office:value="15104" calcext:value-type="float">
            <text:p>15104</text:p>
          </table:table-cell>
          <table:table-cell table:formula="of:=[$'sapmachine16-many-loaders-500-4-sanitized'.AE11]" office:value-type="float" office:value="14784" calcext:value-type="float">
            <text:p>14784</text:p>
          </table:table-cell>
          <table:table-cell table:formula="of:=[$'sapmachine16-many-loaders-1000-2-sanitized'.AE11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12]" office:value-type="float" office:value="14937" calcext:value-type="float">
            <text:p>14937</text:p>
          </table:table-cell>
          <table:table-cell table:formula="of:=[$'sapmachine16-many-loaders-250-8-sanitized'.AE12]" office:value-type="float" office:value="15104" calcext:value-type="float">
            <text:p>15104</text:p>
          </table:table-cell>
          <table:table-cell table:formula="of:=[$'sapmachine16-many-loaders-500-4-sanitized'.AE12]" office:value-type="float" office:value="14784" calcext:value-type="float">
            <text:p>14784</text:p>
          </table:table-cell>
          <table:table-cell table:formula="of:=[$'sapmachine16-many-loaders-1000-2-sanitized'.AE12]" office:value-type="float" office:value="14528" calcext:value-type="float">
            <text:p>14528</text:p>
          </table:table-cell>
        </table:table-row>
        <table:table-row table:style-name="ro1">
          <table:table-cell table:formula="of:=[$'sapmachine16-many-loaders-250-8-sanitized'.AF13]" office:value-type="float" office:value="23451" calcext:value-type="float">
            <text:p>23451</text:p>
          </table:table-cell>
          <table:table-cell table:formula="of:=[$'sapmachine16-many-loaders-250-8-sanitized'.AE13]" office:value-type="float" office:value="25984" calcext:value-type="float">
            <text:p>25984</text:p>
          </table:table-cell>
          <table:table-cell table:formula="of:=[$'sapmachine16-many-loaders-500-4-sanitized'.AE13]" office:value-type="float" office:value="58496" calcext:value-type="float">
            <text:p>58496</text:p>
          </table:table-cell>
          <table:table-cell table:formula="of:=[$'sapmachine16-many-loaders-1000-2-sanitized'.AE13]" office:value-type="float" office:value="85312" calcext:value-type="float">
            <text:p>85312</text:p>
          </table:table-cell>
        </table:table-row>
        <table:table-row table:style-name="ro1">
          <table:table-cell table:formula="of:=[$'sapmachine16-many-loaders-250-8-sanitized'.AF14]" office:value-type="float" office:value="151370" calcext:value-type="float">
            <text:p>151370</text:p>
          </table:table-cell>
          <table:table-cell table:formula="of:=[$'sapmachine16-many-loaders-250-8-sanitized'.AE14]" office:value-type="float" office:value="172288" calcext:value-type="float">
            <text:p>172288</text:p>
          </table:table-cell>
          <table:table-cell table:formula="of:=[$'sapmachine16-many-loaders-500-4-sanitized'.AE14]" office:value-type="float" office:value="217024" calcext:value-type="float">
            <text:p>217024</text:p>
          </table:table-cell>
          <table:table-cell table:formula="of:=[$'sapmachine16-many-loaders-1000-2-sanitized'.AE14]" office:value-type="float" office:value="234944" calcext:value-type="float">
            <text:p>234944</text:p>
          </table:table-cell>
        </table:table-row>
        <table:table-row table:style-name="ro1">
          <table:table-cell table:formula="of:=[$'sapmachine16-many-loaders-250-8-sanitized'.AF15]" office:value-type="float" office:value="221256" calcext:value-type="float">
            <text:p>221256</text:p>
          </table:table-cell>
          <table:table-cell table:formula="of:=[$'sapmachine16-many-loaders-250-8-sanitized'.AE15]" office:value-type="float" office:value="240128" calcext:value-type="float">
            <text:p>240128</text:p>
          </table:table-cell>
          <table:table-cell table:formula="of:=[$'sapmachine16-many-loaders-500-4-sanitized'.AE15]" office:value-type="float" office:value="294784" calcext:value-type="float">
            <text:p>294784</text:p>
          </table:table-cell>
          <table:table-cell table:formula="of:=[$'sapmachine16-many-loaders-1000-2-sanitized'.AE15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16]" office:value-type="float" office:value="221256" calcext:value-type="float">
            <text:p>221256</text:p>
          </table:table-cell>
          <table:table-cell table:formula="of:=[$'sapmachine16-many-loaders-250-8-sanitized'.AE16]" office:value-type="float" office:value="240128" calcext:value-type="float">
            <text:p>240128</text:p>
          </table:table-cell>
          <table:table-cell table:formula="of:=[$'sapmachine16-many-loaders-500-4-sanitized'.AE16]" office:value-type="float" office:value="294784" calcext:value-type="float">
            <text:p>294784</text:p>
          </table:table-cell>
          <table:table-cell table:formula="of:=[$'sapmachine16-many-loaders-1000-2-sanitized'.AE16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17]" office:value-type="float" office:value="221256" calcext:value-type="float">
            <text:p>221256</text:p>
          </table:table-cell>
          <table:table-cell table:formula="of:=[$'sapmachine16-many-loaders-250-8-sanitized'.AE17]" office:value-type="float" office:value="240128" calcext:value-type="float">
            <text:p>240128</text:p>
          </table:table-cell>
          <table:table-cell table:formula="of:=[$'sapmachine16-many-loaders-500-4-sanitized'.AE17]" office:value-type="float" office:value="294784" calcext:value-type="float">
            <text:p>294784</text:p>
          </table:table-cell>
          <table:table-cell table:formula="of:=[$'sapmachine16-many-loaders-1000-2-sanitized'.AE17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18]" office:value-type="float" office:value="221256" calcext:value-type="float">
            <text:p>221256</text:p>
          </table:table-cell>
          <table:table-cell table:formula="of:=[$'sapmachine16-many-loaders-250-8-sanitized'.AE18]" office:value-type="float" office:value="240128" calcext:value-type="float">
            <text:p>240128</text:p>
          </table:table-cell>
          <table:table-cell table:formula="of:=[$'sapmachine16-many-loaders-500-4-sanitized'.AE18]" office:value-type="float" office:value="294784" calcext:value-type="float">
            <text:p>294784</text:p>
          </table:table-cell>
          <table:table-cell table:formula="of:=[$'sapmachine16-many-loaders-1000-2-sanitized'.AE18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19]" office:value-type="float" office:value="221256" calcext:value-type="float">
            <text:p>221256</text:p>
          </table:table-cell>
          <table:table-cell table:formula="of:=[$'sapmachine16-many-loaders-250-8-sanitized'.AE19]" office:value-type="float" office:value="240128" calcext:value-type="float">
            <text:p>240128</text:p>
          </table:table-cell>
          <table:table-cell table:formula="of:=[$'sapmachine16-many-loaders-500-4-sanitized'.AE19]" office:value-type="float" office:value="294784" calcext:value-type="float">
            <text:p>294784</text:p>
          </table:table-cell>
          <table:table-cell table:formula="of:=[$'sapmachine16-many-loaders-1000-2-sanitized'.AE19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0]" office:value-type="float" office:value="221256" calcext:value-type="float">
            <text:p>221256</text:p>
          </table:table-cell>
          <table:table-cell table:formula="of:=[$'sapmachine16-many-loaders-250-8-sanitized'.AE20]" office:value-type="float" office:value="240128" calcext:value-type="float">
            <text:p>240128</text:p>
          </table:table-cell>
          <table:table-cell table:formula="of:=[$'sapmachine16-many-loaders-500-4-sanitized'.AE20]" office:value-type="float" office:value="294784" calcext:value-type="float">
            <text:p>294784</text:p>
          </table:table-cell>
          <table:table-cell table:formula="of:=[$'sapmachine16-many-loaders-1000-2-sanitized'.AE20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1]" office:value-type="float" office:value="221256" calcext:value-type="float">
            <text:p>221256</text:p>
          </table:table-cell>
          <table:table-cell table:formula="of:=[$'sapmachine16-many-loaders-250-8-sanitized'.AE21]" office:value-type="float" office:value="240128" calcext:value-type="float">
            <text:p>240128</text:p>
          </table:table-cell>
          <table:table-cell table:formula="of:=[$'sapmachine16-many-loaders-500-4-sanitized'.AE21]" office:value-type="float" office:value="294784" calcext:value-type="float">
            <text:p>294784</text:p>
          </table:table-cell>
          <table:table-cell table:formula="of:=[$'sapmachine16-many-loaders-1000-2-sanitized'.AE21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2]" office:value-type="float" office:value="221256" calcext:value-type="float">
            <text:p>221256</text:p>
          </table:table-cell>
          <table:table-cell table:formula="of:=[$'sapmachine16-many-loaders-250-8-sanitized'.AE22]" office:value-type="float" office:value="240128" calcext:value-type="float">
            <text:p>240128</text:p>
          </table:table-cell>
          <table:table-cell table:formula="of:=[$'sapmachine16-many-loaders-500-4-sanitized'.AE22]" office:value-type="float" office:value="294784" calcext:value-type="float">
            <text:p>294784</text:p>
          </table:table-cell>
          <table:table-cell table:formula="of:=[$'sapmachine16-many-loaders-1000-2-sanitized'.AE22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3]" office:value-type="float" office:value="221256" calcext:value-type="float">
            <text:p>221256</text:p>
          </table:table-cell>
          <table:table-cell table:formula="of:=[$'sapmachine16-many-loaders-250-8-sanitized'.AE23]" office:value-type="float" office:value="240128" calcext:value-type="float">
            <text:p>240128</text:p>
          </table:table-cell>
          <table:table-cell table:formula="of:=[$'sapmachine16-many-loaders-500-4-sanitized'.AE23]" office:value-type="float" office:value="294784" calcext:value-type="float">
            <text:p>294784</text:p>
          </table:table-cell>
          <table:table-cell table:formula="of:=[$'sapmachine16-many-loaders-1000-2-sanitized'.AE23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4]" office:value-type="float" office:value="221256" calcext:value-type="float">
            <text:p>221256</text:p>
          </table:table-cell>
          <table:table-cell table:formula="of:=[$'sapmachine16-many-loaders-250-8-sanitized'.AE24]" office:value-type="float" office:value="240128" calcext:value-type="float">
            <text:p>240128</text:p>
          </table:table-cell>
          <table:table-cell table:formula="of:=[$'sapmachine16-many-loaders-500-4-sanitized'.AE24]" office:value-type="float" office:value="294784" calcext:value-type="float">
            <text:p>294784</text:p>
          </table:table-cell>
          <table:table-cell table:formula="of:=[$'sapmachine16-many-loaders-1000-2-sanitized'.AE24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5]" office:value-type="float" office:value="200628" calcext:value-type="float">
            <text:p>200628</text:p>
          </table:table-cell>
          <table:table-cell table:formula="of:=[$'sapmachine16-many-loaders-250-8-sanitized'.AE25]" office:value-type="float" office:value="240128" calcext:value-type="float">
            <text:p>240128</text:p>
          </table:table-cell>
          <table:table-cell table:formula="of:=[$'sapmachine16-many-loaders-500-4-sanitized'.AE25]" office:value-type="float" office:value="294848" calcext:value-type="float">
            <text:p>294848</text:p>
          </table:table-cell>
          <table:table-cell table:formula="of:=[$'sapmachine16-many-loaders-1000-2-sanitized'.AE25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6]" office:value-type="float" office:value="200628" calcext:value-type="float">
            <text:p>200628</text:p>
          </table:table-cell>
          <table:table-cell table:formula="of:=[$'sapmachine16-many-loaders-250-8-sanitized'.AE26]" office:value-type="float" office:value="240128" calcext:value-type="float">
            <text:p>240128</text:p>
          </table:table-cell>
          <table:table-cell table:formula="of:=[$'sapmachine16-many-loaders-500-4-sanitized'.AE26]" office:value-type="float" office:value="294848" calcext:value-type="float">
            <text:p>294848</text:p>
          </table:table-cell>
          <table:table-cell table:formula="of:=[$'sapmachine16-many-loaders-1000-2-sanitized'.AE26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7]" office:value-type="float" office:value="200640" calcext:value-type="float">
            <text:p>200640</text:p>
          </table:table-cell>
          <table:table-cell table:formula="of:=[$'sapmachine16-many-loaders-250-8-sanitized'.AE27]" office:value-type="float" office:value="240192" calcext:value-type="float">
            <text:p>240192</text:p>
          </table:table-cell>
          <table:table-cell table:formula="of:=[$'sapmachine16-many-loaders-500-4-sanitized'.AE27]" office:value-type="float" office:value="294848" calcext:value-type="float">
            <text:p>294848</text:p>
          </table:table-cell>
          <table:table-cell table:formula="of:=[$'sapmachine16-many-loaders-1000-2-sanitized'.AE27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8]" office:value-type="float" office:value="180011" calcext:value-type="float">
            <text:p>180011</text:p>
          </table:table-cell>
          <table:table-cell table:formula="of:=[$'sapmachine16-many-loaders-250-8-sanitized'.AE28]" office:value-type="float" office:value="208192" calcext:value-type="float">
            <text:p>208192</text:p>
          </table:table-cell>
          <table:table-cell table:formula="of:=[$'sapmachine16-many-loaders-500-4-sanitized'.AE28]" office:value-type="float" office:value="294848" calcext:value-type="float">
            <text:p>294848</text:p>
          </table:table-cell>
          <table:table-cell table:formula="of:=[$'sapmachine16-many-loaders-1000-2-sanitized'.AE28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29]" office:value-type="float" office:value="180011" calcext:value-type="float">
            <text:p>180011</text:p>
          </table:table-cell>
          <table:table-cell table:formula="of:=[$'sapmachine16-many-loaders-250-8-sanitized'.AE29]" office:value-type="float" office:value="208192" calcext:value-type="float">
            <text:p>208192</text:p>
          </table:table-cell>
          <table:table-cell table:formula="of:=[$'sapmachine16-many-loaders-500-4-sanitized'.AE29]" office:value-type="float" office:value="294848" calcext:value-type="float">
            <text:p>294848</text:p>
          </table:table-cell>
          <table:table-cell table:formula="of:=[$'sapmachine16-many-loaders-1000-2-sanitized'.AE29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0]" office:value-type="float" office:value="180011" calcext:value-type="float">
            <text:p>180011</text:p>
          </table:table-cell>
          <table:table-cell table:formula="of:=[$'sapmachine16-many-loaders-250-8-sanitized'.AE30]" office:value-type="float" office:value="208192" calcext:value-type="float">
            <text:p>208192</text:p>
          </table:table-cell>
          <table:table-cell table:formula="of:=[$'sapmachine16-many-loaders-500-4-sanitized'.AE30]" office:value-type="float" office:value="294848" calcext:value-type="float">
            <text:p>294848</text:p>
          </table:table-cell>
          <table:table-cell table:formula="of:=[$'sapmachine16-many-loaders-1000-2-sanitized'.AE30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1]" office:value-type="float" office:value="159386" calcext:value-type="float">
            <text:p>159386</text:p>
          </table:table-cell>
          <table:table-cell table:formula="of:=[$'sapmachine16-many-loaders-250-8-sanitized'.AE31]" office:value-type="float" office:value="208192" calcext:value-type="float">
            <text:p>208192</text:p>
          </table:table-cell>
          <table:table-cell table:formula="of:=[$'sapmachine16-many-loaders-500-4-sanitized'.AE31]" office:value-type="float" office:value="294848" calcext:value-type="float">
            <text:p>294848</text:p>
          </table:table-cell>
          <table:table-cell table:formula="of:=[$'sapmachine16-many-loaders-1000-2-sanitized'.AE31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2]" office:value-type="float" office:value="159386" calcext:value-type="float">
            <text:p>159386</text:p>
          </table:table-cell>
          <table:table-cell table:formula="of:=[$'sapmachine16-many-loaders-250-8-sanitized'.AE32]" office:value-type="float" office:value="208192" calcext:value-type="float">
            <text:p>208192</text:p>
          </table:table-cell>
          <table:table-cell table:formula="of:=[$'sapmachine16-many-loaders-500-4-sanitized'.AE32]" office:value-type="float" office:value="294848" calcext:value-type="float">
            <text:p>294848</text:p>
          </table:table-cell>
          <table:table-cell table:formula="of:=[$'sapmachine16-many-loaders-1000-2-sanitized'.AE32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3]" office:value-type="float" office:value="159386" calcext:value-type="float">
            <text:p>159386</text:p>
          </table:table-cell>
          <table:table-cell table:formula="of:=[$'sapmachine16-many-loaders-250-8-sanitized'.AE33]" office:value-type="float" office:value="208192" calcext:value-type="float">
            <text:p>208192</text:p>
          </table:table-cell>
          <table:table-cell table:formula="of:=[$'sapmachine16-many-loaders-500-4-sanitized'.AE33]" office:value-type="float" office:value="294848" calcext:value-type="float">
            <text:p>294848</text:p>
          </table:table-cell>
          <table:table-cell table:formula="of:=[$'sapmachine16-many-loaders-1000-2-sanitized'.AE33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4]" office:value-type="float" office:value="138758" calcext:value-type="float">
            <text:p>138758</text:p>
          </table:table-cell>
          <table:table-cell table:formula="of:=[$'sapmachine16-many-loaders-250-8-sanitized'.AE34]" office:value-type="float" office:value="168192" calcext:value-type="float">
            <text:p>168192</text:p>
          </table:table-cell>
          <table:table-cell table:formula="of:=[$'sapmachine16-many-loaders-500-4-sanitized'.AE34]" office:value-type="float" office:value="294848" calcext:value-type="float">
            <text:p>294848</text:p>
          </table:table-cell>
          <table:table-cell table:formula="of:=[$'sapmachine16-many-loaders-1000-2-sanitized'.AE34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5]" office:value-type="float" office:value="138758" calcext:value-type="float">
            <text:p>138758</text:p>
          </table:table-cell>
          <table:table-cell table:formula="of:=[$'sapmachine16-many-loaders-250-8-sanitized'.AE35]" office:value-type="float" office:value="168192" calcext:value-type="float">
            <text:p>168192</text:p>
          </table:table-cell>
          <table:table-cell table:formula="of:=[$'sapmachine16-many-loaders-500-4-sanitized'.AE35]" office:value-type="float" office:value="294848" calcext:value-type="float">
            <text:p>294848</text:p>
          </table:table-cell>
          <table:table-cell table:formula="of:=[$'sapmachine16-many-loaders-1000-2-sanitized'.AE35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6]" office:value-type="float" office:value="138758" calcext:value-type="float">
            <text:p>138758</text:p>
          </table:table-cell>
          <table:table-cell table:formula="of:=[$'sapmachine16-many-loaders-250-8-sanitized'.AE36]" office:value-type="float" office:value="168192" calcext:value-type="float">
            <text:p>168192</text:p>
          </table:table-cell>
          <table:table-cell table:formula="of:=[$'sapmachine16-many-loaders-500-4-sanitized'.AE36]" office:value-type="float" office:value="294848" calcext:value-type="float">
            <text:p>294848</text:p>
          </table:table-cell>
          <table:table-cell table:formula="of:=[$'sapmachine16-many-loaders-1000-2-sanitized'.AE36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7]" office:value-type="float" office:value="118129" calcext:value-type="float">
            <text:p>118129</text:p>
          </table:table-cell>
          <table:table-cell table:formula="of:=[$'sapmachine16-many-loaders-250-8-sanitized'.AE37]" office:value-type="float" office:value="168192" calcext:value-type="float">
            <text:p>168192</text:p>
          </table:table-cell>
          <table:table-cell table:formula="of:=[$'sapmachine16-many-loaders-500-4-sanitized'.AE37]" office:value-type="float" office:value="262848" calcext:value-type="float">
            <text:p>262848</text:p>
          </table:table-cell>
          <table:table-cell table:formula="of:=[$'sapmachine16-many-loaders-1000-2-sanitized'.AE37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8]" office:value-type="float" office:value="118129" calcext:value-type="float">
            <text:p>118129</text:p>
          </table:table-cell>
          <table:table-cell table:formula="of:=[$'sapmachine16-many-loaders-250-8-sanitized'.AE38]" office:value-type="float" office:value="168192" calcext:value-type="float">
            <text:p>168192</text:p>
          </table:table-cell>
          <table:table-cell table:formula="of:=[$'sapmachine16-many-loaders-500-4-sanitized'.AE38]" office:value-type="float" office:value="262848" calcext:value-type="float">
            <text:p>262848</text:p>
          </table:table-cell>
          <table:table-cell table:formula="of:=[$'sapmachine16-many-loaders-1000-2-sanitized'.AE38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39]" office:value-type="float" office:value="118129" calcext:value-type="float">
            <text:p>118129</text:p>
          </table:table-cell>
          <table:table-cell table:formula="of:=[$'sapmachine16-many-loaders-250-8-sanitized'.AE39]" office:value-type="float" office:value="168192" calcext:value-type="float">
            <text:p>168192</text:p>
          </table:table-cell>
          <table:table-cell table:formula="of:=[$'sapmachine16-many-loaders-500-4-sanitized'.AE39]" office:value-type="float" office:value="262848" calcext:value-type="float">
            <text:p>262848</text:p>
          </table:table-cell>
          <table:table-cell table:formula="of:=[$'sapmachine16-many-loaders-1000-2-sanitized'.AE39]" office:value-type="float" office:value="274624" calcext:value-type="float">
            <text:p>274624</text:p>
          </table:table-cell>
        </table:table-row>
        <table:table-row table:style-name="ro1">
          <table:table-cell table:formula="of:=[$'sapmachine16-many-loaders-250-8-sanitized'.AF40]" office:value-type="float" office:value="97500" calcext:value-type="float">
            <text:p>97500</text:p>
          </table:table-cell>
          <table:table-cell table:formula="of:=[$'sapmachine16-many-loaders-250-8-sanitized'.AE40]" office:value-type="float" office:value="128192" calcext:value-type="float">
            <text:p>128192</text:p>
          </table:table-cell>
          <table:table-cell table:formula="of:=[$'sapmachine16-many-loaders-500-4-sanitized'.AE40]" office:value-type="float" office:value="254784" calcext:value-type="float">
            <text:p>254784</text:p>
          </table:table-cell>
          <table:table-cell table:formula="of:=[$'sapmachine16-many-loaders-1000-2-sanitized'.AE40]" office:value-type="float" office:value="242624" calcext:value-type="float">
            <text:p>242624</text:p>
          </table:table-cell>
        </table:table-row>
        <table:table-row table:style-name="ro1">
          <table:table-cell table:formula="of:=[$'sapmachine16-many-loaders-250-8-sanitized'.AF41]" office:value-type="float" office:value="97500" calcext:value-type="float">
            <text:p>97500</text:p>
          </table:table-cell>
          <table:table-cell table:formula="of:=[$'sapmachine16-many-loaders-250-8-sanitized'.AE41]" office:value-type="float" office:value="128192" calcext:value-type="float">
            <text:p>128192</text:p>
          </table:table-cell>
          <table:table-cell table:formula="of:=[$'sapmachine16-many-loaders-500-4-sanitized'.AE41]" office:value-type="float" office:value="254784" calcext:value-type="float">
            <text:p>254784</text:p>
          </table:table-cell>
          <table:table-cell table:formula="of:=[$'sapmachine16-many-loaders-1000-2-sanitized'.AE41]" office:value-type="float" office:value="242624" calcext:value-type="float">
            <text:p>242624</text:p>
          </table:table-cell>
        </table:table-row>
        <table:table-row table:style-name="ro1">
          <table:table-cell table:formula="of:=[$'sapmachine16-many-loaders-250-8-sanitized'.AF42]" office:value-type="float" office:value="97500" calcext:value-type="float">
            <text:p>97500</text:p>
          </table:table-cell>
          <table:table-cell table:formula="of:=[$'sapmachine16-many-loaders-250-8-sanitized'.AE42]" office:value-type="float" office:value="128192" calcext:value-type="float">
            <text:p>128192</text:p>
          </table:table-cell>
          <table:table-cell table:formula="of:=[$'sapmachine16-many-loaders-500-4-sanitized'.AE42]" office:value-type="float" office:value="254784" calcext:value-type="float">
            <text:p>254784</text:p>
          </table:table-cell>
          <table:table-cell table:formula="of:=[$'sapmachine16-many-loaders-1000-2-sanitized'.AE42]" office:value-type="float" office:value="242624" calcext:value-type="float">
            <text:p>242624</text:p>
          </table:table-cell>
        </table:table-row>
        <table:table-row table:style-name="ro1">
          <table:table-cell table:formula="of:=[$'sapmachine16-many-loaders-250-8-sanitized'.AF43]" office:value-type="float" office:value="76872" calcext:value-type="float">
            <text:p>76872</text:p>
          </table:table-cell>
          <table:table-cell table:formula="of:=[$'sapmachine16-many-loaders-250-8-sanitized'.AE43]" office:value-type="float" office:value="128192" calcext:value-type="float">
            <text:p>128192</text:p>
          </table:table-cell>
          <table:table-cell table:formula="of:=[$'sapmachine16-many-loaders-500-4-sanitized'.AE43]" office:value-type="float" office:value="218816" calcext:value-type="float">
            <text:p>218816</text:p>
          </table:table-cell>
          <table:table-cell table:formula="of:=[$'sapmachine16-many-loaders-1000-2-sanitized'.AE43]" office:value-type="float" office:value="242624" calcext:value-type="float">
            <text:p>242624</text:p>
          </table:table-cell>
        </table:table-row>
        <table:table-row table:style-name="ro1">
          <table:table-cell table:formula="of:=[$'sapmachine16-many-loaders-250-8-sanitized'.AF44]" office:value-type="float" office:value="76872" calcext:value-type="float">
            <text:p>76872</text:p>
          </table:table-cell>
          <table:table-cell table:formula="of:=[$'sapmachine16-many-loaders-250-8-sanitized'.AE44]" office:value-type="float" office:value="128192" calcext:value-type="float">
            <text:p>128192</text:p>
          </table:table-cell>
          <table:table-cell table:formula="of:=[$'sapmachine16-many-loaders-500-4-sanitized'.AE44]" office:value-type="float" office:value="218816" calcext:value-type="float">
            <text:p>218816</text:p>
          </table:table-cell>
          <table:table-cell table:formula="of:=[$'sapmachine16-many-loaders-1000-2-sanitized'.AE44]" office:value-type="float" office:value="242624" calcext:value-type="float">
            <text:p>242624</text:p>
          </table:table-cell>
        </table:table-row>
        <table:table-row table:style-name="ro1">
          <table:table-cell table:formula="of:=[$'sapmachine16-many-loaders-250-8-sanitized'.AF45]" office:value-type="float" office:value="76872" calcext:value-type="float">
            <text:p>76872</text:p>
          </table:table-cell>
          <table:table-cell table:formula="of:=[$'sapmachine16-many-loaders-250-8-sanitized'.AE45]" office:value-type="float" office:value="128192" calcext:value-type="float">
            <text:p>128192</text:p>
          </table:table-cell>
          <table:table-cell table:formula="of:=[$'sapmachine16-many-loaders-500-4-sanitized'.AE45]" office:value-type="float" office:value="218816" calcext:value-type="float">
            <text:p>218816</text:p>
          </table:table-cell>
          <table:table-cell table:formula="of:=[$'sapmachine16-many-loaders-1000-2-sanitized'.AE45]" office:value-type="float" office:value="242624" calcext:value-type="float">
            <text:p>242624</text:p>
          </table:table-cell>
        </table:table-row>
        <table:table-row table:style-name="ro1">
          <table:table-cell table:formula="of:=[$'sapmachine16-many-loaders-250-8-sanitized'.AF46]" office:value-type="float" office:value="56243" calcext:value-type="float">
            <text:p>56243</text:p>
          </table:table-cell>
          <table:table-cell table:formula="of:=[$'sapmachine16-many-loaders-250-8-sanitized'.AE46]" office:value-type="float" office:value="88192" calcext:value-type="float">
            <text:p>88192</text:p>
          </table:table-cell>
          <table:table-cell table:formula="of:=[$'sapmachine16-many-loaders-500-4-sanitized'.AE46]" office:value-type="float" office:value="202880" calcext:value-type="float">
            <text:p>202880</text:p>
          </table:table-cell>
          <table:table-cell table:formula="of:=[$'sapmachine16-many-loaders-1000-2-sanitized'.AE4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47]" office:value-type="float" office:value="56243" calcext:value-type="float">
            <text:p>56243</text:p>
          </table:table-cell>
          <table:table-cell table:formula="of:=[$'sapmachine16-many-loaders-250-8-sanitized'.AE47]" office:value-type="float" office:value="88192" calcext:value-type="float">
            <text:p>88192</text:p>
          </table:table-cell>
          <table:table-cell table:formula="of:=[$'sapmachine16-many-loaders-500-4-sanitized'.AE47]" office:value-type="float" office:value="202880" calcext:value-type="float">
            <text:p>202880</text:p>
          </table:table-cell>
          <table:table-cell table:formula="of:=[$'sapmachine16-many-loaders-1000-2-sanitized'.AE4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48]" office:value-type="float" office:value="56243" calcext:value-type="float">
            <text:p>56243</text:p>
          </table:table-cell>
          <table:table-cell table:formula="of:=[$'sapmachine16-many-loaders-250-8-sanitized'.AE48]" office:value-type="float" office:value="88192" calcext:value-type="float">
            <text:p>88192</text:p>
          </table:table-cell>
          <table:table-cell table:formula="of:=[$'sapmachine16-many-loaders-500-4-sanitized'.AE48]" office:value-type="float" office:value="202880" calcext:value-type="float">
            <text:p>202880</text:p>
          </table:table-cell>
          <table:table-cell table:formula="of:=[$'sapmachine16-many-loaders-1000-2-sanitized'.AE4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49]" office:value-type="float" office:value="35614" calcext:value-type="float">
            <text:p>35614</text:p>
          </table:table-cell>
          <table:table-cell table:formula="of:=[$'sapmachine16-many-loaders-250-8-sanitized'.AE49]" office:value-type="float" office:value="88192" calcext:value-type="float">
            <text:p>88192</text:p>
          </table:table-cell>
          <table:table-cell table:formula="of:=[$'sapmachine16-many-loaders-500-4-sanitized'.AE49]" office:value-type="float" office:value="166912" calcext:value-type="float">
            <text:p>166912</text:p>
          </table:table-cell>
          <table:table-cell table:formula="of:=[$'sapmachine16-many-loaders-1000-2-sanitized'.AE4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0]" office:value-type="float" office:value="35614" calcext:value-type="float">
            <text:p>35614</text:p>
          </table:table-cell>
          <table:table-cell table:formula="of:=[$'sapmachine16-many-loaders-250-8-sanitized'.AE50]" office:value-type="float" office:value="88192" calcext:value-type="float">
            <text:p>88192</text:p>
          </table:table-cell>
          <table:table-cell table:formula="of:=[$'sapmachine16-many-loaders-500-4-sanitized'.AE50]" office:value-type="float" office:value="166912" calcext:value-type="float">
            <text:p>166912</text:p>
          </table:table-cell>
          <table:table-cell table:formula="of:=[$'sapmachine16-many-loaders-1000-2-sanitized'.AE5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1]" office:value-type="float" office:value="35614" calcext:value-type="float">
            <text:p>35614</text:p>
          </table:table-cell>
          <table:table-cell table:formula="of:=[$'sapmachine16-many-loaders-250-8-sanitized'.AE51]" office:value-type="float" office:value="88192" calcext:value-type="float">
            <text:p>88192</text:p>
          </table:table-cell>
          <table:table-cell table:formula="of:=[$'sapmachine16-many-loaders-500-4-sanitized'.AE51]" office:value-type="float" office:value="166912" calcext:value-type="float">
            <text:p>166912</text:p>
          </table:table-cell>
          <table:table-cell table:formula="of:=[$'sapmachine16-many-loaders-1000-2-sanitized'.AE5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2]" office:value-type="float" office:value="35614" calcext:value-type="float">
            <text:p>35614</text:p>
          </table:table-cell>
          <table:table-cell table:formula="of:=[$'sapmachine16-many-loaders-250-8-sanitized'.AE52]" office:value-type="float" office:value="88192" calcext:value-type="float">
            <text:p>88192</text:p>
          </table:table-cell>
          <table:table-cell table:formula="of:=[$'sapmachine16-many-loaders-500-4-sanitized'.AE52]" office:value-type="float" office:value="166912" calcext:value-type="float">
            <text:p>166912</text:p>
          </table:table-cell>
          <table:table-cell table:formula="of:=[$'sapmachine16-many-loaders-1000-2-sanitized'.AE52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3]" office:value-type="float" office:value="35614" calcext:value-type="float">
            <text:p>35614</text:p>
          </table:table-cell>
          <table:table-cell table:formula="of:=[$'sapmachine16-many-loaders-250-8-sanitized'.AE53]" office:value-type="float" office:value="88192" calcext:value-type="float">
            <text:p>88192</text:p>
          </table:table-cell>
          <table:table-cell table:formula="of:=[$'sapmachine16-many-loaders-500-4-sanitized'.AE53]" office:value-type="float" office:value="166912" calcext:value-type="float">
            <text:p>166912</text:p>
          </table:table-cell>
          <table:table-cell table:formula="of:=[$'sapmachine16-many-loaders-1000-2-sanitized'.AE53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4]" office:value-type="float" office:value="35614" calcext:value-type="float">
            <text:p>35614</text:p>
          </table:table-cell>
          <table:table-cell table:formula="of:=[$'sapmachine16-many-loaders-250-8-sanitized'.AE54]" office:value-type="float" office:value="88192" calcext:value-type="float">
            <text:p>88192</text:p>
          </table:table-cell>
          <table:table-cell table:formula="of:=[$'sapmachine16-many-loaders-500-4-sanitized'.AE54]" office:value-type="float" office:value="166912" calcext:value-type="float">
            <text:p>166912</text:p>
          </table:table-cell>
          <table:table-cell table:formula="of:=[$'sapmachine16-many-loaders-1000-2-sanitized'.AE54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5]" office:value-type="float" office:value="35614" calcext:value-type="float">
            <text:p>35614</text:p>
          </table:table-cell>
          <table:table-cell table:formula="of:=[$'sapmachine16-many-loaders-250-8-sanitized'.AE55]" office:value-type="float" office:value="88192" calcext:value-type="float">
            <text:p>88192</text:p>
          </table:table-cell>
          <table:table-cell table:formula="of:=[$'sapmachine16-many-loaders-500-4-sanitized'.AE55]" office:value-type="float" office:value="166912" calcext:value-type="float">
            <text:p>166912</text:p>
          </table:table-cell>
          <table:table-cell table:formula="of:=[$'sapmachine16-many-loaders-1000-2-sanitized'.AE55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6]" office:value-type="float" office:value="35614" calcext:value-type="float">
            <text:p>35614</text:p>
          </table:table-cell>
          <table:table-cell table:formula="of:=[$'sapmachine16-many-loaders-250-8-sanitized'.AE56]" office:value-type="float" office:value="88192" calcext:value-type="float">
            <text:p>88192</text:p>
          </table:table-cell>
          <table:table-cell table:formula="of:=[$'sapmachine16-many-loaders-500-4-sanitized'.AE56]" office:value-type="float" office:value="166912" calcext:value-type="float">
            <text:p>166912</text:p>
          </table:table-cell>
          <table:table-cell table:formula="of:=[$'sapmachine16-many-loaders-1000-2-sanitized'.AE5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7]" office:value-type="float" office:value="35614" calcext:value-type="float">
            <text:p>35614</text:p>
          </table:table-cell>
          <table:table-cell table:formula="of:=[$'sapmachine16-many-loaders-250-8-sanitized'.AE57]" office:value-type="float" office:value="88192" calcext:value-type="float">
            <text:p>88192</text:p>
          </table:table-cell>
          <table:table-cell table:formula="of:=[$'sapmachine16-many-loaders-500-4-sanitized'.AE57]" office:value-type="float" office:value="166912" calcext:value-type="float">
            <text:p>166912</text:p>
          </table:table-cell>
          <table:table-cell table:formula="of:=[$'sapmachine16-many-loaders-1000-2-sanitized'.AE5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8]" office:value-type="float" office:value="35614" calcext:value-type="float">
            <text:p>35614</text:p>
          </table:table-cell>
          <table:table-cell table:formula="of:=[$'sapmachine16-many-loaders-250-8-sanitized'.AE58]" office:value-type="float" office:value="88192" calcext:value-type="float">
            <text:p>88192</text:p>
          </table:table-cell>
          <table:table-cell table:formula="of:=[$'sapmachine16-many-loaders-500-4-sanitized'.AE58]" office:value-type="float" office:value="166912" calcext:value-type="float">
            <text:p>166912</text:p>
          </table:table-cell>
          <table:table-cell table:formula="of:=[$'sapmachine16-many-loaders-1000-2-sanitized'.AE5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59]" office:value-type="float" office:value="35614" calcext:value-type="float">
            <text:p>35614</text:p>
          </table:table-cell>
          <table:table-cell table:formula="of:=[$'sapmachine16-many-loaders-250-8-sanitized'.AE59]" office:value-type="float" office:value="88192" calcext:value-type="float">
            <text:p>88192</text:p>
          </table:table-cell>
          <table:table-cell table:formula="of:=[$'sapmachine16-many-loaders-500-4-sanitized'.AE59]" office:value-type="float" office:value="166912" calcext:value-type="float">
            <text:p>166912</text:p>
          </table:table-cell>
          <table:table-cell table:formula="of:=[$'sapmachine16-many-loaders-1000-2-sanitized'.AE5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0]" office:value-type="float" office:value="35614" calcext:value-type="float">
            <text:p>35614</text:p>
          </table:table-cell>
          <table:table-cell table:formula="of:=[$'sapmachine16-many-loaders-250-8-sanitized'.AE60]" office:value-type="float" office:value="88192" calcext:value-type="float">
            <text:p>88192</text:p>
          </table:table-cell>
          <table:table-cell table:formula="of:=[$'sapmachine16-many-loaders-500-4-sanitized'.AE60]" office:value-type="float" office:value="166912" calcext:value-type="float">
            <text:p>166912</text:p>
          </table:table-cell>
          <table:table-cell table:formula="of:=[$'sapmachine16-many-loaders-1000-2-sanitized'.AE6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1]" office:value-type="float" office:value="35614" calcext:value-type="float">
            <text:p>35614</text:p>
          </table:table-cell>
          <table:table-cell table:formula="of:=[$'sapmachine16-many-loaders-250-8-sanitized'.AE61]" office:value-type="float" office:value="88192" calcext:value-type="float">
            <text:p>88192</text:p>
          </table:table-cell>
          <table:table-cell table:formula="of:=[$'sapmachine16-many-loaders-500-4-sanitized'.AE61]" office:value-type="float" office:value="166912" calcext:value-type="float">
            <text:p>166912</text:p>
          </table:table-cell>
          <table:table-cell table:formula="of:=[$'sapmachine16-many-loaders-1000-2-sanitized'.AE6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2]" office:value-type="float" office:value="35614" calcext:value-type="float">
            <text:p>35614</text:p>
          </table:table-cell>
          <table:table-cell table:formula="of:=[$'sapmachine16-many-loaders-250-8-sanitized'.AE62]" office:value-type="float" office:value="88192" calcext:value-type="float">
            <text:p>88192</text:p>
          </table:table-cell>
          <table:table-cell table:formula="of:=[$'sapmachine16-many-loaders-500-4-sanitized'.AE62]" office:value-type="float" office:value="166912" calcext:value-type="float">
            <text:p>166912</text:p>
          </table:table-cell>
          <table:table-cell table:formula="of:=[$'sapmachine16-many-loaders-1000-2-sanitized'.AE62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3]" office:value-type="float" office:value="35614" calcext:value-type="float">
            <text:p>35614</text:p>
          </table:table-cell>
          <table:table-cell table:formula="of:=[$'sapmachine16-many-loaders-250-8-sanitized'.AE63]" office:value-type="float" office:value="88192" calcext:value-type="float">
            <text:p>88192</text:p>
          </table:table-cell>
          <table:table-cell table:formula="of:=[$'sapmachine16-many-loaders-500-4-sanitized'.AE63]" office:value-type="float" office:value="166912" calcext:value-type="float">
            <text:p>166912</text:p>
          </table:table-cell>
          <table:table-cell table:formula="of:=[$'sapmachine16-many-loaders-1000-2-sanitized'.AE63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4]" office:value-type="float" office:value="35614" calcext:value-type="float">
            <text:p>35614</text:p>
          </table:table-cell>
          <table:table-cell table:formula="of:=[$'sapmachine16-many-loaders-250-8-sanitized'.AE64]" office:value-type="float" office:value="88192" calcext:value-type="float">
            <text:p>88192</text:p>
          </table:table-cell>
          <table:table-cell table:formula="of:=[$'sapmachine16-many-loaders-500-4-sanitized'.AE64]" office:value-type="float" office:value="166912" calcext:value-type="float">
            <text:p>166912</text:p>
          </table:table-cell>
          <table:table-cell table:formula="of:=[$'sapmachine16-many-loaders-1000-2-sanitized'.AE64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5]" office:value-type="float" office:value="35614" calcext:value-type="float">
            <text:p>35614</text:p>
          </table:table-cell>
          <table:table-cell table:formula="of:=[$'sapmachine16-many-loaders-250-8-sanitized'.AE65]" office:value-type="float" office:value="88192" calcext:value-type="float">
            <text:p>88192</text:p>
          </table:table-cell>
          <table:table-cell table:formula="of:=[$'sapmachine16-many-loaders-500-4-sanitized'.AE65]" office:value-type="float" office:value="166912" calcext:value-type="float">
            <text:p>166912</text:p>
          </table:table-cell>
          <table:table-cell table:formula="of:=[$'sapmachine16-many-loaders-1000-2-sanitized'.AE65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6]" office:value-type="float" office:value="35614" calcext:value-type="float">
            <text:p>35614</text:p>
          </table:table-cell>
          <table:table-cell table:formula="of:=[$'sapmachine16-many-loaders-250-8-sanitized'.AE66]" office:value-type="float" office:value="88192" calcext:value-type="float">
            <text:p>88192</text:p>
          </table:table-cell>
          <table:table-cell table:formula="of:=[$'sapmachine16-many-loaders-500-4-sanitized'.AE66]" office:value-type="float" office:value="166912" calcext:value-type="float">
            <text:p>166912</text:p>
          </table:table-cell>
          <table:table-cell table:formula="of:=[$'sapmachine16-many-loaders-1000-2-sanitized'.AE6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7]" office:value-type="float" office:value="35614" calcext:value-type="float">
            <text:p>35614</text:p>
          </table:table-cell>
          <table:table-cell table:formula="of:=[$'sapmachine16-many-loaders-250-8-sanitized'.AE67]" office:value-type="float" office:value="88192" calcext:value-type="float">
            <text:p>88192</text:p>
          </table:table-cell>
          <table:table-cell table:formula="of:=[$'sapmachine16-many-loaders-500-4-sanitized'.AE67]" office:value-type="float" office:value="166912" calcext:value-type="float">
            <text:p>166912</text:p>
          </table:table-cell>
          <table:table-cell table:formula="of:=[$'sapmachine16-many-loaders-1000-2-sanitized'.AE6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8]" office:value-type="float" office:value="35614" calcext:value-type="float">
            <text:p>35614</text:p>
          </table:table-cell>
          <table:table-cell table:formula="of:=[$'sapmachine16-many-loaders-250-8-sanitized'.AE68]" office:value-type="float" office:value="88192" calcext:value-type="float">
            <text:p>88192</text:p>
          </table:table-cell>
          <table:table-cell table:formula="of:=[$'sapmachine16-many-loaders-500-4-sanitized'.AE68]" office:value-type="float" office:value="166912" calcext:value-type="float">
            <text:p>166912</text:p>
          </table:table-cell>
          <table:table-cell table:formula="of:=[$'sapmachine16-many-loaders-1000-2-sanitized'.AE6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69]" office:value-type="float" office:value="35614" calcext:value-type="float">
            <text:p>35614</text:p>
          </table:table-cell>
          <table:table-cell table:formula="of:=[$'sapmachine16-many-loaders-250-8-sanitized'.AE69]" office:value-type="float" office:value="88192" calcext:value-type="float">
            <text:p>88192</text:p>
          </table:table-cell>
          <table:table-cell table:formula="of:=[$'sapmachine16-many-loaders-500-4-sanitized'.AE69]" office:value-type="float" office:value="166912" calcext:value-type="float">
            <text:p>166912</text:p>
          </table:table-cell>
          <table:table-cell table:formula="of:=[$'sapmachine16-many-loaders-1000-2-sanitized'.AE6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0]" office:value-type="float" office:value="35614" calcext:value-type="float">
            <text:p>35614</text:p>
          </table:table-cell>
          <table:table-cell table:formula="of:=[$'sapmachine16-many-loaders-250-8-sanitized'.AE70]" office:value-type="float" office:value="88192" calcext:value-type="float">
            <text:p>88192</text:p>
          </table:table-cell>
          <table:table-cell table:formula="of:=[$'sapmachine16-many-loaders-500-4-sanitized'.AE70]" office:value-type="float" office:value="166912" calcext:value-type="float">
            <text:p>166912</text:p>
          </table:table-cell>
          <table:table-cell table:formula="of:=[$'sapmachine16-many-loaders-1000-2-sanitized'.AE7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1]" office:value-type="float" office:value="35614" calcext:value-type="float">
            <text:p>35614</text:p>
          </table:table-cell>
          <table:table-cell table:formula="of:=[$'sapmachine16-many-loaders-250-8-sanitized'.AE71]" office:value-type="float" office:value="88192" calcext:value-type="float">
            <text:p>88192</text:p>
          </table:table-cell>
          <table:table-cell table:formula="of:=[$'sapmachine16-many-loaders-500-4-sanitized'.AE71]" office:value-type="float" office:value="166912" calcext:value-type="float">
            <text:p>166912</text:p>
          </table:table-cell>
          <table:table-cell table:formula="of:=[$'sapmachine16-many-loaders-1000-2-sanitized'.AE7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2]" office:value-type="float" office:value="35614" calcext:value-type="float">
            <text:p>35614</text:p>
          </table:table-cell>
          <table:table-cell table:formula="of:=[$'sapmachine16-many-loaders-250-8-sanitized'.AE72]" office:value-type="float" office:value="88192" calcext:value-type="float">
            <text:p>88192</text:p>
          </table:table-cell>
          <table:table-cell table:formula="of:=[$'sapmachine16-many-loaders-500-4-sanitized'.AE72]" office:value-type="float" office:value="166912" calcext:value-type="float">
            <text:p>166912</text:p>
          </table:table-cell>
          <table:table-cell table:formula="of:=[$'sapmachine16-many-loaders-1000-2-sanitized'.AE72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3]" office:value-type="float" office:value="35614" calcext:value-type="float">
            <text:p>35614</text:p>
          </table:table-cell>
          <table:table-cell table:formula="of:=[$'sapmachine16-many-loaders-250-8-sanitized'.AE73]" office:value-type="float" office:value="88192" calcext:value-type="float">
            <text:p>88192</text:p>
          </table:table-cell>
          <table:table-cell table:formula="of:=[$'sapmachine16-many-loaders-500-4-sanitized'.AE73]" office:value-type="float" office:value="166912" calcext:value-type="float">
            <text:p>166912</text:p>
          </table:table-cell>
          <table:table-cell table:formula="of:=[$'sapmachine16-many-loaders-1000-2-sanitized'.AE73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4]" office:value-type="float" office:value="35614" calcext:value-type="float">
            <text:p>35614</text:p>
          </table:table-cell>
          <table:table-cell table:formula="of:=[$'sapmachine16-many-loaders-250-8-sanitized'.AE74]" office:value-type="float" office:value="88192" calcext:value-type="float">
            <text:p>88192</text:p>
          </table:table-cell>
          <table:table-cell table:formula="of:=[$'sapmachine16-many-loaders-500-4-sanitized'.AE74]" office:value-type="float" office:value="166912" calcext:value-type="float">
            <text:p>166912</text:p>
          </table:table-cell>
          <table:table-cell table:formula="of:=[$'sapmachine16-many-loaders-1000-2-sanitized'.AE74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5]" office:value-type="float" office:value="35614" calcext:value-type="float">
            <text:p>35614</text:p>
          </table:table-cell>
          <table:table-cell table:formula="of:=[$'sapmachine16-many-loaders-250-8-sanitized'.AE75]" office:value-type="float" office:value="88192" calcext:value-type="float">
            <text:p>88192</text:p>
          </table:table-cell>
          <table:table-cell table:formula="of:=[$'sapmachine16-many-loaders-500-4-sanitized'.AE75]" office:value-type="float" office:value="166912" calcext:value-type="float">
            <text:p>166912</text:p>
          </table:table-cell>
          <table:table-cell table:formula="of:=[$'sapmachine16-many-loaders-1000-2-sanitized'.AE75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6]" office:value-type="float" office:value="35614" calcext:value-type="float">
            <text:p>35614</text:p>
          </table:table-cell>
          <table:table-cell table:formula="of:=[$'sapmachine16-many-loaders-250-8-sanitized'.AE76]" office:value-type="float" office:value="88192" calcext:value-type="float">
            <text:p>88192</text:p>
          </table:table-cell>
          <table:table-cell table:formula="of:=[$'sapmachine16-many-loaders-500-4-sanitized'.AE76]" office:value-type="float" office:value="166912" calcext:value-type="float">
            <text:p>166912</text:p>
          </table:table-cell>
          <table:table-cell table:formula="of:=[$'sapmachine16-many-loaders-1000-2-sanitized'.AE7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7]" office:value-type="float" office:value="35614" calcext:value-type="float">
            <text:p>35614</text:p>
          </table:table-cell>
          <table:table-cell table:formula="of:=[$'sapmachine16-many-loaders-250-8-sanitized'.AE77]" office:value-type="float" office:value="88192" calcext:value-type="float">
            <text:p>88192</text:p>
          </table:table-cell>
          <table:table-cell table:formula="of:=[$'sapmachine16-many-loaders-500-4-sanitized'.AE77]" office:value-type="float" office:value="166912" calcext:value-type="float">
            <text:p>166912</text:p>
          </table:table-cell>
          <table:table-cell table:formula="of:=[$'sapmachine16-many-loaders-1000-2-sanitized'.AE7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8]" office:value-type="float" office:value="35614" calcext:value-type="float">
            <text:p>35614</text:p>
          </table:table-cell>
          <table:table-cell table:formula="of:=[$'sapmachine16-many-loaders-250-8-sanitized'.AE78]" office:value-type="float" office:value="88192" calcext:value-type="float">
            <text:p>88192</text:p>
          </table:table-cell>
          <table:table-cell table:formula="of:=[$'sapmachine16-many-loaders-500-4-sanitized'.AE78]" office:value-type="float" office:value="166912" calcext:value-type="float">
            <text:p>166912</text:p>
          </table:table-cell>
          <table:table-cell table:formula="of:=[$'sapmachine16-many-loaders-1000-2-sanitized'.AE7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79]" office:value-type="float" office:value="35614" calcext:value-type="float">
            <text:p>35614</text:p>
          </table:table-cell>
          <table:table-cell table:formula="of:=[$'sapmachine16-many-loaders-250-8-sanitized'.AE79]" office:value-type="float" office:value="88192" calcext:value-type="float">
            <text:p>88192</text:p>
          </table:table-cell>
          <table:table-cell table:formula="of:=[$'sapmachine16-many-loaders-500-4-sanitized'.AE79]" office:value-type="float" office:value="166912" calcext:value-type="float">
            <text:p>166912</text:p>
          </table:table-cell>
          <table:table-cell table:formula="of:=[$'sapmachine16-many-loaders-1000-2-sanitized'.AE7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0]" office:value-type="float" office:value="35614" calcext:value-type="float">
            <text:p>35614</text:p>
          </table:table-cell>
          <table:table-cell table:formula="of:=[$'sapmachine16-many-loaders-250-8-sanitized'.AE80]" office:value-type="float" office:value="88192" calcext:value-type="float">
            <text:p>88192</text:p>
          </table:table-cell>
          <table:table-cell table:formula="of:=[$'sapmachine16-many-loaders-500-4-sanitized'.AE80]" office:value-type="float" office:value="166912" calcext:value-type="float">
            <text:p>166912</text:p>
          </table:table-cell>
          <table:table-cell table:formula="of:=[$'sapmachine16-many-loaders-1000-2-sanitized'.AE8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1]" office:value-type="float" office:value="35614" calcext:value-type="float">
            <text:p>35614</text:p>
          </table:table-cell>
          <table:table-cell table:formula="of:=[$'sapmachine16-many-loaders-250-8-sanitized'.AE81]" office:value-type="float" office:value="88192" calcext:value-type="float">
            <text:p>88192</text:p>
          </table:table-cell>
          <table:table-cell table:formula="of:=[$'sapmachine16-many-loaders-500-4-sanitized'.AE81]" office:value-type="float" office:value="166912" calcext:value-type="float">
            <text:p>166912</text:p>
          </table:table-cell>
          <table:table-cell table:formula="of:=[$'sapmachine16-many-loaders-1000-2-sanitized'.AE8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2]" office:value-type="float" office:value="35614" calcext:value-type="float">
            <text:p>35614</text:p>
          </table:table-cell>
          <table:table-cell table:formula="of:=[$'sapmachine16-many-loaders-250-8-sanitized'.AE82]" office:value-type="float" office:value="88192" calcext:value-type="float">
            <text:p>88192</text:p>
          </table:table-cell>
          <table:table-cell table:formula="of:=[$'sapmachine16-many-loaders-500-4-sanitized'.AE82]" office:value-type="float" office:value="166912" calcext:value-type="float">
            <text:p>166912</text:p>
          </table:table-cell>
          <table:table-cell table:formula="of:=[$'sapmachine16-many-loaders-1000-2-sanitized'.AE82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3]" office:value-type="float" office:value="35614" calcext:value-type="float">
            <text:p>35614</text:p>
          </table:table-cell>
          <table:table-cell table:formula="of:=[$'sapmachine16-many-loaders-250-8-sanitized'.AE83]" office:value-type="float" office:value="88192" calcext:value-type="float">
            <text:p>88192</text:p>
          </table:table-cell>
          <table:table-cell table:formula="of:=[$'sapmachine16-many-loaders-500-4-sanitized'.AE83]" office:value-type="float" office:value="166912" calcext:value-type="float">
            <text:p>166912</text:p>
          </table:table-cell>
          <table:table-cell table:formula="of:=[$'sapmachine16-many-loaders-1000-2-sanitized'.AE83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4]" office:value-type="float" office:value="35614" calcext:value-type="float">
            <text:p>35614</text:p>
          </table:table-cell>
          <table:table-cell table:formula="of:=[$'sapmachine16-many-loaders-250-8-sanitized'.AE84]" office:value-type="float" office:value="88192" calcext:value-type="float">
            <text:p>88192</text:p>
          </table:table-cell>
          <table:table-cell table:formula="of:=[$'sapmachine16-many-loaders-500-4-sanitized'.AE84]" office:value-type="float" office:value="166912" calcext:value-type="float">
            <text:p>166912</text:p>
          </table:table-cell>
          <table:table-cell table:formula="of:=[$'sapmachine16-many-loaders-1000-2-sanitized'.AE84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5]" office:value-type="float" office:value="35614" calcext:value-type="float">
            <text:p>35614</text:p>
          </table:table-cell>
          <table:table-cell table:formula="of:=[$'sapmachine16-many-loaders-250-8-sanitized'.AE85]" office:value-type="float" office:value="88192" calcext:value-type="float">
            <text:p>88192</text:p>
          </table:table-cell>
          <table:table-cell table:formula="of:=[$'sapmachine16-many-loaders-500-4-sanitized'.AE85]" office:value-type="float" office:value="166912" calcext:value-type="float">
            <text:p>166912</text:p>
          </table:table-cell>
          <table:table-cell table:formula="of:=[$'sapmachine16-many-loaders-1000-2-sanitized'.AE85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6]" office:value-type="float" office:value="35614" calcext:value-type="float">
            <text:p>35614</text:p>
          </table:table-cell>
          <table:table-cell table:formula="of:=[$'sapmachine16-many-loaders-250-8-sanitized'.AE86]" office:value-type="float" office:value="88192" calcext:value-type="float">
            <text:p>88192</text:p>
          </table:table-cell>
          <table:table-cell table:formula="of:=[$'sapmachine16-many-loaders-500-4-sanitized'.AE86]" office:value-type="float" office:value="166912" calcext:value-type="float">
            <text:p>166912</text:p>
          </table:table-cell>
          <table:table-cell table:formula="of:=[$'sapmachine16-many-loaders-1000-2-sanitized'.AE8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7]" office:value-type="float" office:value="35614" calcext:value-type="float">
            <text:p>35614</text:p>
          </table:table-cell>
          <table:table-cell table:formula="of:=[$'sapmachine16-many-loaders-250-8-sanitized'.AE87]" office:value-type="float" office:value="88192" calcext:value-type="float">
            <text:p>88192</text:p>
          </table:table-cell>
          <table:table-cell table:formula="of:=[$'sapmachine16-many-loaders-500-4-sanitized'.AE87]" office:value-type="float" office:value="166912" calcext:value-type="float">
            <text:p>166912</text:p>
          </table:table-cell>
          <table:table-cell table:formula="of:=[$'sapmachine16-many-loaders-1000-2-sanitized'.AE8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8]" office:value-type="float" office:value="35614" calcext:value-type="float">
            <text:p>35614</text:p>
          </table:table-cell>
          <table:table-cell table:formula="of:=[$'sapmachine16-many-loaders-250-8-sanitized'.AE88]" office:value-type="float" office:value="88192" calcext:value-type="float">
            <text:p>88192</text:p>
          </table:table-cell>
          <table:table-cell table:formula="of:=[$'sapmachine16-many-loaders-500-4-sanitized'.AE88]" office:value-type="float" office:value="166912" calcext:value-type="float">
            <text:p>166912</text:p>
          </table:table-cell>
          <table:table-cell table:formula="of:=[$'sapmachine16-many-loaders-1000-2-sanitized'.AE8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89]" office:value-type="float" office:value="35614" calcext:value-type="float">
            <text:p>35614</text:p>
          </table:table-cell>
          <table:table-cell table:formula="of:=[$'sapmachine16-many-loaders-250-8-sanitized'.AE89]" office:value-type="float" office:value="88192" calcext:value-type="float">
            <text:p>88192</text:p>
          </table:table-cell>
          <table:table-cell table:formula="of:=[$'sapmachine16-many-loaders-500-4-sanitized'.AE89]" office:value-type="float" office:value="166912" calcext:value-type="float">
            <text:p>166912</text:p>
          </table:table-cell>
          <table:table-cell table:formula="of:=[$'sapmachine16-many-loaders-1000-2-sanitized'.AE8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0]" office:value-type="float" office:value="35614" calcext:value-type="float">
            <text:p>35614</text:p>
          </table:table-cell>
          <table:table-cell table:formula="of:=[$'sapmachine16-many-loaders-250-8-sanitized'.AE90]" office:value-type="float" office:value="88192" calcext:value-type="float">
            <text:p>88192</text:p>
          </table:table-cell>
          <table:table-cell table:formula="of:=[$'sapmachine16-many-loaders-500-4-sanitized'.AE90]" office:value-type="float" office:value="166912" calcext:value-type="float">
            <text:p>166912</text:p>
          </table:table-cell>
          <table:table-cell table:formula="of:=[$'sapmachine16-many-loaders-1000-2-sanitized'.AE9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1]" office:value-type="float" office:value="35614" calcext:value-type="float">
            <text:p>35614</text:p>
          </table:table-cell>
          <table:table-cell table:formula="of:=[$'sapmachine16-many-loaders-250-8-sanitized'.AE91]" office:value-type="float" office:value="88192" calcext:value-type="float">
            <text:p>88192</text:p>
          </table:table-cell>
          <table:table-cell table:formula="of:=[$'sapmachine16-many-loaders-500-4-sanitized'.AE91]" office:value-type="float" office:value="166912" calcext:value-type="float">
            <text:p>166912</text:p>
          </table:table-cell>
          <table:table-cell table:formula="of:=[$'sapmachine16-many-loaders-1000-2-sanitized'.AE9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2]" office:value-type="float" office:value="35614" calcext:value-type="float">
            <text:p>35614</text:p>
          </table:table-cell>
          <table:table-cell table:formula="of:=[$'sapmachine16-many-loaders-250-8-sanitized'.AE92]" office:value-type="float" office:value="88192" calcext:value-type="float">
            <text:p>88192</text:p>
          </table:table-cell>
          <table:table-cell table:formula="of:=[$'sapmachine16-many-loaders-500-4-sanitized'.AE92]" office:value-type="float" office:value="166912" calcext:value-type="float">
            <text:p>166912</text:p>
          </table:table-cell>
          <table:table-cell table:formula="of:=[$'sapmachine16-many-loaders-1000-2-sanitized'.AE92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3]" office:value-type="float" office:value="35614" calcext:value-type="float">
            <text:p>35614</text:p>
          </table:table-cell>
          <table:table-cell table:formula="of:=[$'sapmachine16-many-loaders-250-8-sanitized'.AE93]" office:value-type="float" office:value="88192" calcext:value-type="float">
            <text:p>88192</text:p>
          </table:table-cell>
          <table:table-cell table:formula="of:=[$'sapmachine16-many-loaders-500-4-sanitized'.AE93]" office:value-type="float" office:value="166912" calcext:value-type="float">
            <text:p>166912</text:p>
          </table:table-cell>
          <table:table-cell table:formula="of:=[$'sapmachine16-many-loaders-1000-2-sanitized'.AE93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4]" office:value-type="float" office:value="35614" calcext:value-type="float">
            <text:p>35614</text:p>
          </table:table-cell>
          <table:table-cell table:formula="of:=[$'sapmachine16-many-loaders-250-8-sanitized'.AE94]" office:value-type="float" office:value="88192" calcext:value-type="float">
            <text:p>88192</text:p>
          </table:table-cell>
          <table:table-cell table:formula="of:=[$'sapmachine16-many-loaders-500-4-sanitized'.AE94]" office:value-type="float" office:value="166912" calcext:value-type="float">
            <text:p>166912</text:p>
          </table:table-cell>
          <table:table-cell table:formula="of:=[$'sapmachine16-many-loaders-1000-2-sanitized'.AE94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5]" office:value-type="float" office:value="35614" calcext:value-type="float">
            <text:p>35614</text:p>
          </table:table-cell>
          <table:table-cell table:formula="of:=[$'sapmachine16-many-loaders-250-8-sanitized'.AE95]" office:value-type="float" office:value="88192" calcext:value-type="float">
            <text:p>88192</text:p>
          </table:table-cell>
          <table:table-cell table:formula="of:=[$'sapmachine16-many-loaders-500-4-sanitized'.AE95]" office:value-type="float" office:value="166912" calcext:value-type="float">
            <text:p>166912</text:p>
          </table:table-cell>
          <table:table-cell table:formula="of:=[$'sapmachine16-many-loaders-1000-2-sanitized'.AE95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6]" office:value-type="float" office:value="35614" calcext:value-type="float">
            <text:p>35614</text:p>
          </table:table-cell>
          <table:table-cell table:formula="of:=[$'sapmachine16-many-loaders-250-8-sanitized'.AE96]" office:value-type="float" office:value="88192" calcext:value-type="float">
            <text:p>88192</text:p>
          </table:table-cell>
          <table:table-cell table:formula="of:=[$'sapmachine16-many-loaders-500-4-sanitized'.AE96]" office:value-type="float" office:value="166912" calcext:value-type="float">
            <text:p>166912</text:p>
          </table:table-cell>
          <table:table-cell table:formula="of:=[$'sapmachine16-many-loaders-1000-2-sanitized'.AE9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7]" office:value-type="float" office:value="35614" calcext:value-type="float">
            <text:p>35614</text:p>
          </table:table-cell>
          <table:table-cell table:formula="of:=[$'sapmachine16-many-loaders-250-8-sanitized'.AE97]" office:value-type="float" office:value="88192" calcext:value-type="float">
            <text:p>88192</text:p>
          </table:table-cell>
          <table:table-cell table:formula="of:=[$'sapmachine16-many-loaders-500-4-sanitized'.AE97]" office:value-type="float" office:value="166912" calcext:value-type="float">
            <text:p>166912</text:p>
          </table:table-cell>
          <table:table-cell table:formula="of:=[$'sapmachine16-many-loaders-1000-2-sanitized'.AE9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8]" office:value-type="float" office:value="35614" calcext:value-type="float">
            <text:p>35614</text:p>
          </table:table-cell>
          <table:table-cell table:formula="of:=[$'sapmachine16-many-loaders-250-8-sanitized'.AE98]" office:value-type="float" office:value="88192" calcext:value-type="float">
            <text:p>88192</text:p>
          </table:table-cell>
          <table:table-cell table:formula="of:=[$'sapmachine16-many-loaders-500-4-sanitized'.AE98]" office:value-type="float" office:value="166912" calcext:value-type="float">
            <text:p>166912</text:p>
          </table:table-cell>
          <table:table-cell table:formula="of:=[$'sapmachine16-many-loaders-1000-2-sanitized'.AE9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99]" office:value-type="float" office:value="35614" calcext:value-type="float">
            <text:p>35614</text:p>
          </table:table-cell>
          <table:table-cell table:formula="of:=[$'sapmachine16-many-loaders-250-8-sanitized'.AE99]" office:value-type="float" office:value="88192" calcext:value-type="float">
            <text:p>88192</text:p>
          </table:table-cell>
          <table:table-cell table:formula="of:=[$'sapmachine16-many-loaders-500-4-sanitized'.AE99]" office:value-type="float" office:value="166912" calcext:value-type="float">
            <text:p>166912</text:p>
          </table:table-cell>
          <table:table-cell table:formula="of:=[$'sapmachine16-many-loaders-1000-2-sanitized'.AE9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0]" office:value-type="float" office:value="35614" calcext:value-type="float">
            <text:p>35614</text:p>
          </table:table-cell>
          <table:table-cell table:formula="of:=[$'sapmachine16-many-loaders-250-8-sanitized'.AE100]" office:value-type="float" office:value="88192" calcext:value-type="float">
            <text:p>88192</text:p>
          </table:table-cell>
          <table:table-cell table:formula="of:=[$'sapmachine16-many-loaders-500-4-sanitized'.AE100]" office:value-type="float" office:value="166912" calcext:value-type="float">
            <text:p>166912</text:p>
          </table:table-cell>
          <table:table-cell table:formula="of:=[$'sapmachine16-many-loaders-1000-2-sanitized'.AE10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1]" office:value-type="float" office:value="35614" calcext:value-type="float">
            <text:p>35614</text:p>
          </table:table-cell>
          <table:table-cell table:formula="of:=[$'sapmachine16-many-loaders-250-8-sanitized'.AE101]" office:value-type="float" office:value="88192" calcext:value-type="float">
            <text:p>88192</text:p>
          </table:table-cell>
          <table:table-cell table:formula="of:=[$'sapmachine16-many-loaders-500-4-sanitized'.AE101]" office:value-type="float" office:value="166912" calcext:value-type="float">
            <text:p>166912</text:p>
          </table:table-cell>
          <table:table-cell table:formula="of:=[$'sapmachine16-many-loaders-1000-2-sanitized'.AE10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2]" office:value-type="float" office:value="35614" calcext:value-type="float">
            <text:p>35614</text:p>
          </table:table-cell>
          <table:table-cell table:formula="of:=[$'sapmachine16-many-loaders-250-8-sanitized'.AE102]" office:value-type="float" office:value="88192" calcext:value-type="float">
            <text:p>88192</text:p>
          </table:table-cell>
          <table:table-cell table:formula="of:=[$'sapmachine16-many-loaders-500-4-sanitized'.AE102]" office:value-type="float" office:value="166912" calcext:value-type="float">
            <text:p>166912</text:p>
          </table:table-cell>
          <table:table-cell table:formula="of:=[$'sapmachine16-many-loaders-1000-2-sanitized'.AE102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3]" office:value-type="float" office:value="35614" calcext:value-type="float">
            <text:p>35614</text:p>
          </table:table-cell>
          <table:table-cell table:formula="of:=[$'sapmachine16-many-loaders-250-8-sanitized'.AE103]" office:value-type="float" office:value="88192" calcext:value-type="float">
            <text:p>88192</text:p>
          </table:table-cell>
          <table:table-cell table:formula="of:=[$'sapmachine16-many-loaders-500-4-sanitized'.AE103]" office:value-type="float" office:value="166912" calcext:value-type="float">
            <text:p>166912</text:p>
          </table:table-cell>
          <table:table-cell table:formula="of:=[$'sapmachine16-many-loaders-1000-2-sanitized'.AE103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4]" office:value-type="float" office:value="35614" calcext:value-type="float">
            <text:p>35614</text:p>
          </table:table-cell>
          <table:table-cell table:formula="of:=[$'sapmachine16-many-loaders-250-8-sanitized'.AE104]" office:value-type="float" office:value="88192" calcext:value-type="float">
            <text:p>88192</text:p>
          </table:table-cell>
          <table:table-cell table:formula="of:=[$'sapmachine16-many-loaders-500-4-sanitized'.AE104]" office:value-type="float" office:value="166912" calcext:value-type="float">
            <text:p>166912</text:p>
          </table:table-cell>
          <table:table-cell table:formula="of:=[$'sapmachine16-many-loaders-1000-2-sanitized'.AE104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5]" office:value-type="float" office:value="35614" calcext:value-type="float">
            <text:p>35614</text:p>
          </table:table-cell>
          <table:table-cell table:formula="of:=[$'sapmachine16-many-loaders-250-8-sanitized'.AE105]" office:value-type="float" office:value="88192" calcext:value-type="float">
            <text:p>88192</text:p>
          </table:table-cell>
          <table:table-cell table:formula="of:=[$'sapmachine16-many-loaders-500-4-sanitized'.AE105]" office:value-type="float" office:value="166912" calcext:value-type="float">
            <text:p>166912</text:p>
          </table:table-cell>
          <table:table-cell table:formula="of:=[$'sapmachine16-many-loaders-1000-2-sanitized'.AE105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6]" office:value-type="float" office:value="35614" calcext:value-type="float">
            <text:p>35614</text:p>
          </table:table-cell>
          <table:table-cell table:formula="of:=[$'sapmachine16-many-loaders-250-8-sanitized'.AE106]" office:value-type="float" office:value="88192" calcext:value-type="float">
            <text:p>88192</text:p>
          </table:table-cell>
          <table:table-cell table:formula="of:=[$'sapmachine16-many-loaders-500-4-sanitized'.AE106]" office:value-type="float" office:value="166912" calcext:value-type="float">
            <text:p>166912</text:p>
          </table:table-cell>
          <table:table-cell table:formula="of:=[$'sapmachine16-many-loaders-1000-2-sanitized'.AE106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7]" office:value-type="float" office:value="35614" calcext:value-type="float">
            <text:p>35614</text:p>
          </table:table-cell>
          <table:table-cell table:formula="of:=[$'sapmachine16-many-loaders-250-8-sanitized'.AE107]" office:value-type="float" office:value="88192" calcext:value-type="float">
            <text:p>88192</text:p>
          </table:table-cell>
          <table:table-cell table:formula="of:=[$'sapmachine16-many-loaders-500-4-sanitized'.AE107]" office:value-type="float" office:value="166912" calcext:value-type="float">
            <text:p>166912</text:p>
          </table:table-cell>
          <table:table-cell table:formula="of:=[$'sapmachine16-many-loaders-1000-2-sanitized'.AE107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8]" office:value-type="float" office:value="35614" calcext:value-type="float">
            <text:p>35614</text:p>
          </table:table-cell>
          <table:table-cell table:formula="of:=[$'sapmachine16-many-loaders-250-8-sanitized'.AE108]" office:value-type="float" office:value="88192" calcext:value-type="float">
            <text:p>88192</text:p>
          </table:table-cell>
          <table:table-cell table:formula="of:=[$'sapmachine16-many-loaders-500-4-sanitized'.AE108]" office:value-type="float" office:value="166912" calcext:value-type="float">
            <text:p>166912</text:p>
          </table:table-cell>
          <table:table-cell table:formula="of:=[$'sapmachine16-many-loaders-1000-2-sanitized'.AE108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09]" office:value-type="float" office:value="35614" calcext:value-type="float">
            <text:p>35614</text:p>
          </table:table-cell>
          <table:table-cell table:formula="of:=[$'sapmachine16-many-loaders-250-8-sanitized'.AE109]" office:value-type="float" office:value="88192" calcext:value-type="float">
            <text:p>88192</text:p>
          </table:table-cell>
          <table:table-cell table:formula="of:=[$'sapmachine16-many-loaders-500-4-sanitized'.AE109]" office:value-type="float" office:value="166912" calcext:value-type="float">
            <text:p>166912</text:p>
          </table:table-cell>
          <table:table-cell table:formula="of:=[$'sapmachine16-many-loaders-1000-2-sanitized'.AE109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10]" office:value-type="float" office:value="35614" calcext:value-type="float">
            <text:p>35614</text:p>
          </table:table-cell>
          <table:table-cell table:formula="of:=[$'sapmachine16-many-loaders-250-8-sanitized'.AE110]" office:value-type="float" office:value="88192" calcext:value-type="float">
            <text:p>88192</text:p>
          </table:table-cell>
          <table:table-cell table:formula="of:=[$'sapmachine16-many-loaders-500-4-sanitized'.AE110]" office:value-type="float" office:value="166912" calcext:value-type="float">
            <text:p>166912</text:p>
          </table:table-cell>
          <table:table-cell table:formula="of:=[$'sapmachine16-many-loaders-1000-2-sanitized'.AE110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11]" office:value-type="float" office:value="35614" calcext:value-type="float">
            <text:p>35614</text:p>
          </table:table-cell>
          <table:table-cell table:formula="of:=[$'sapmachine16-many-loaders-250-8-sanitized'.AE111]" office:value-type="float" office:value="88192" calcext:value-type="float">
            <text:p>88192</text:p>
          </table:table-cell>
          <table:table-cell table:formula="of:=[$'sapmachine16-many-loaders-500-4-sanitized'.AE111]" office:value-type="float" office:value="166912" calcext:value-type="float">
            <text:p>166912</text:p>
          </table:table-cell>
          <table:table-cell table:formula="of:=[$'sapmachine16-many-loaders-1000-2-sanitized'.AE111]" office:value-type="float" office:value="194624" calcext:value-type="float">
            <text:p>194624</text:p>
          </table:table-cell>
        </table:table-row>
        <table:table-row table:style-name="ro1">
          <table:table-cell table:formula="of:=[$'sapmachine16-many-loaders-250-8-sanitized'.AF112]" office:value-type="float" office:value="14986" calcext:value-type="float">
            <text:p>14986</text:p>
          </table:table-cell>
          <table:table-cell table:formula="of:=[$'sapmachine16-many-loaders-250-8-sanitized'.AE112]" office:value-type="float" office:value="15168" calcext:value-type="float">
            <text:p>15168</text:p>
          </table:table-cell>
          <table:table-cell table:formula="of:=[$'sapmachine16-many-loaders-500-4-sanitized'.AE112]" office:value-type="float" office:value="14848" calcext:value-type="float">
            <text:p>14848</text:p>
          </table:table-cell>
          <table:table-cell table:formula="of:=[$'sapmachine16-many-loaders-1000-2-sanitized'.AE112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3]" office:value-type="float" office:value="14986" calcext:value-type="float">
            <text:p>14986</text:p>
          </table:table-cell>
          <table:table-cell table:formula="of:=[$'sapmachine16-many-loaders-250-8-sanitized'.AE113]" office:value-type="float" office:value="15168" calcext:value-type="float">
            <text:p>15168</text:p>
          </table:table-cell>
          <table:table-cell table:formula="of:=[$'sapmachine16-many-loaders-500-4-sanitized'.AE113]" office:value-type="float" office:value="14848" calcext:value-type="float">
            <text:p>14848</text:p>
          </table:table-cell>
          <table:table-cell table:formula="of:=[$'sapmachine16-many-loaders-1000-2-sanitized'.AE113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4]" office:value-type="float" office:value="14986" calcext:value-type="float">
            <text:p>14986</text:p>
          </table:table-cell>
          <table:table-cell table:formula="of:=[$'sapmachine16-many-loaders-250-8-sanitized'.AE114]" office:value-type="float" office:value="15168" calcext:value-type="float">
            <text:p>15168</text:p>
          </table:table-cell>
          <table:table-cell table:formula="of:=[$'sapmachine16-many-loaders-500-4-sanitized'.AE114]" office:value-type="float" office:value="14848" calcext:value-type="float">
            <text:p>14848</text:p>
          </table:table-cell>
          <table:table-cell table:formula="of:=[$'sapmachine16-many-loaders-1000-2-sanitized'.AE114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5]" office:value-type="float" office:value="14986" calcext:value-type="float">
            <text:p>14986</text:p>
          </table:table-cell>
          <table:table-cell table:formula="of:=[$'sapmachine16-many-loaders-250-8-sanitized'.AE115]" office:value-type="float" office:value="15168" calcext:value-type="float">
            <text:p>15168</text:p>
          </table:table-cell>
          <table:table-cell table:formula="of:=[$'sapmachine16-many-loaders-500-4-sanitized'.AE115]" office:value-type="float" office:value="14848" calcext:value-type="float">
            <text:p>14848</text:p>
          </table:table-cell>
          <table:table-cell table:formula="of:=[$'sapmachine16-many-loaders-1000-2-sanitized'.AE115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6]" office:value-type="float" office:value="14986" calcext:value-type="float">
            <text:p>14986</text:p>
          </table:table-cell>
          <table:table-cell table:formula="of:=[$'sapmachine16-many-loaders-250-8-sanitized'.AE116]" office:value-type="float" office:value="15168" calcext:value-type="float">
            <text:p>15168</text:p>
          </table:table-cell>
          <table:table-cell table:formula="of:=[$'sapmachine16-many-loaders-500-4-sanitized'.AE116]" office:value-type="float" office:value="14848" calcext:value-type="float">
            <text:p>14848</text:p>
          </table:table-cell>
          <table:table-cell table:formula="of:=[$'sapmachine16-many-loaders-1000-2-sanitized'.AE116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7]" office:value-type="float" office:value="14986" calcext:value-type="float">
            <text:p>14986</text:p>
          </table:table-cell>
          <table:table-cell table:formula="of:=[$'sapmachine16-many-loaders-250-8-sanitized'.AE117]" office:value-type="float" office:value="15168" calcext:value-type="float">
            <text:p>15168</text:p>
          </table:table-cell>
          <table:table-cell table:formula="of:=[$'sapmachine16-many-loaders-500-4-sanitized'.AE117]" office:value-type="float" office:value="14848" calcext:value-type="float">
            <text:p>14848</text:p>
          </table:table-cell>
          <table:table-cell table:formula="of:=[$'sapmachine16-many-loaders-1000-2-sanitized'.AE117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8]" office:value-type="float" office:value="14986" calcext:value-type="float">
            <text:p>14986</text:p>
          </table:table-cell>
          <table:table-cell table:formula="of:=[$'sapmachine16-many-loaders-250-8-sanitized'.AE118]" office:value-type="float" office:value="15168" calcext:value-type="float">
            <text:p>15168</text:p>
          </table:table-cell>
          <table:table-cell table:formula="of:=[$'sapmachine16-many-loaders-500-4-sanitized'.AE118]" office:value-type="float" office:value="14848" calcext:value-type="float">
            <text:p>14848</text:p>
          </table:table-cell>
          <table:table-cell table:formula="of:=[$'sapmachine16-many-loaders-1000-2-sanitized'.AE118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19]" office:value-type="float" office:value="14986" calcext:value-type="float">
            <text:p>14986</text:p>
          </table:table-cell>
          <table:table-cell table:formula="of:=[$'sapmachine16-many-loaders-250-8-sanitized'.AE119]" office:value-type="float" office:value="15168" calcext:value-type="float">
            <text:p>15168</text:p>
          </table:table-cell>
          <table:table-cell table:formula="of:=[$'sapmachine16-many-loaders-500-4-sanitized'.AE119]" office:value-type="float" office:value="14848" calcext:value-type="float">
            <text:p>14848</text:p>
          </table:table-cell>
          <table:table-cell table:formula="of:=[$'sapmachine16-many-loaders-1000-2-sanitized'.AE119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20]" office:value-type="float" office:value="14986" calcext:value-type="float">
            <text:p>14986</text:p>
          </table:table-cell>
          <table:table-cell table:formula="of:=[$'sapmachine16-many-loaders-250-8-sanitized'.AE120]" office:value-type="float" office:value="15168" calcext:value-type="float">
            <text:p>15168</text:p>
          </table:table-cell>
          <table:table-cell table:formula="of:=[$'sapmachine16-many-loaders-500-4-sanitized'.AE120]" office:value-type="float" office:value="14848" calcext:value-type="float">
            <text:p>14848</text:p>
          </table:table-cell>
          <table:table-cell table:formula="of:=[$'sapmachine16-many-loaders-1000-2-sanitized'.AE120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21]" office:value-type="float" office:value="14986" calcext:value-type="float">
            <text:p>14986</text:p>
          </table:table-cell>
          <table:table-cell table:formula="of:=[$'sapmachine16-many-loaders-250-8-sanitized'.AE121]" office:value-type="float" office:value="15168" calcext:value-type="float">
            <text:p>15168</text:p>
          </table:table-cell>
          <table:table-cell table:formula="of:=[$'sapmachine16-many-loaders-500-4-sanitized'.AE121]" office:value-type="float" office:value="14848" calcext:value-type="float">
            <text:p>14848</text:p>
          </table:table-cell>
          <table:table-cell table:formula="of:=[$'sapmachine16-many-loaders-1000-2-sanitized'.AE121]" office:value-type="float" office:value="14592" calcext:value-type="float">
            <text:p>14592</text:p>
          </table:table-cell>
        </table:table-row>
        <table:table-row table:style-name="ro1">
          <table:table-cell table:formula="of:=[$'sapmachine16-many-loaders-250-8-sanitized'.AF122]" office:value-type="float" office:value="0" calcext:value-type="float">
            <text:p>0</text:p>
          </table:table-cell>
          <table:table-cell table:formula="of:=[$'sapmachine16-many-loaders-250-8-sanitized'.AE122]" office:value-type="float" office:value="0" calcext:value-type="float">
            <text:p>0</text:p>
          </table:table-cell>
          <table:table-cell table:formula="of:=[$'sapmachine16-many-loaders-500-4-sanitized'.AE122]" office:value-type="float" office:value="0" calcext:value-type="float">
            <text:p>0</text:p>
          </table:table-cell>
          <table:table-cell table:formula="of:=[$'sapmachine16-many-loaders-1000-2-sanitized'.AE12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3]" office:value-type="float" office:value="0" calcext:value-type="float">
            <text:p>0</text:p>
          </table:table-cell>
          <table:table-cell table:formula="of:=[$'sapmachine16-many-loaders-250-8-sanitized'.AE123]" office:value-type="float" office:value="0" calcext:value-type="float">
            <text:p>0</text:p>
          </table:table-cell>
          <table:table-cell table:formula="of:=[$'sapmachine16-many-loaders-500-4-sanitized'.AE123]" office:value-type="float" office:value="0" calcext:value-type="float">
            <text:p>0</text:p>
          </table:table-cell>
          <table:table-cell table:formula="of:=[$'sapmachine16-many-loaders-1000-2-sanitized'.AE12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4]" office:value-type="float" office:value="0" calcext:value-type="float">
            <text:p>0</text:p>
          </table:table-cell>
          <table:table-cell table:formula="of:=[$'sapmachine16-many-loaders-250-8-sanitized'.AE124]" office:value-type="float" office:value="0" calcext:value-type="float">
            <text:p>0</text:p>
          </table:table-cell>
          <table:table-cell table:formula="of:=[$'sapmachine16-many-loaders-500-4-sanitized'.AE124]" office:value-type="float" office:value="0" calcext:value-type="float">
            <text:p>0</text:p>
          </table:table-cell>
          <table:table-cell table:formula="of:=[$'sapmachine16-many-loaders-1000-2-sanitized'.AE12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5]" office:value-type="float" office:value="0" calcext:value-type="float">
            <text:p>0</text:p>
          </table:table-cell>
          <table:table-cell table:formula="of:=[$'sapmachine16-many-loaders-250-8-sanitized'.AE125]" office:value-type="float" office:value="0" calcext:value-type="float">
            <text:p>0</text:p>
          </table:table-cell>
          <table:table-cell table:formula="of:=[$'sapmachine16-many-loaders-500-4-sanitized'.AE125]" office:value-type="float" office:value="0" calcext:value-type="float">
            <text:p>0</text:p>
          </table:table-cell>
          <table:table-cell table:formula="of:=[$'sapmachine16-many-loaders-1000-2-sanitized'.AE12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6]" office:value-type="float" office:value="0" calcext:value-type="float">
            <text:p>0</text:p>
          </table:table-cell>
          <table:table-cell table:formula="of:=[$'sapmachine16-many-loaders-250-8-sanitized'.AE126]" office:value-type="float" office:value="0" calcext:value-type="float">
            <text:p>0</text:p>
          </table:table-cell>
          <table:table-cell table:formula="of:=[$'sapmachine16-many-loaders-500-4-sanitized'.AE126]" office:value-type="float" office:value="0" calcext:value-type="float">
            <text:p>0</text:p>
          </table:table-cell>
          <table:table-cell table:formula="of:=[$'sapmachine16-many-loaders-1000-2-sanitized'.AE12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7]" office:value-type="float" office:value="0" calcext:value-type="float">
            <text:p>0</text:p>
          </table:table-cell>
          <table:table-cell table:formula="of:=[$'sapmachine16-many-loaders-250-8-sanitized'.AE127]" office:value-type="float" office:value="0" calcext:value-type="float">
            <text:p>0</text:p>
          </table:table-cell>
          <table:table-cell table:formula="of:=[$'sapmachine16-many-loaders-500-4-sanitized'.AE127]" office:value-type="float" office:value="0" calcext:value-type="float">
            <text:p>0</text:p>
          </table:table-cell>
          <table:table-cell table:formula="of:=[$'sapmachine16-many-loaders-1000-2-sanitized'.AE12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8]" office:value-type="float" office:value="0" calcext:value-type="float">
            <text:p>0</text:p>
          </table:table-cell>
          <table:table-cell table:formula="of:=[$'sapmachine16-many-loaders-250-8-sanitized'.AE128]" office:value-type="float" office:value="0" calcext:value-type="float">
            <text:p>0</text:p>
          </table:table-cell>
          <table:table-cell table:formula="of:=[$'sapmachine16-many-loaders-500-4-sanitized'.AE128]" office:value-type="float" office:value="0" calcext:value-type="float">
            <text:p>0</text:p>
          </table:table-cell>
          <table:table-cell table:formula="of:=[$'sapmachine16-many-loaders-1000-2-sanitized'.AE12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29]" office:value-type="float" office:value="0" calcext:value-type="float">
            <text:p>0</text:p>
          </table:table-cell>
          <table:table-cell table:formula="of:=[$'sapmachine16-many-loaders-250-8-sanitized'.AE129]" office:value-type="float" office:value="0" calcext:value-type="float">
            <text:p>0</text:p>
          </table:table-cell>
          <table:table-cell table:formula="of:=[$'sapmachine16-many-loaders-500-4-sanitized'.AE129]" office:value-type="float" office:value="0" calcext:value-type="float">
            <text:p>0</text:p>
          </table:table-cell>
          <table:table-cell table:formula="of:=[$'sapmachine16-many-loaders-1000-2-sanitized'.AE12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0]" office:value-type="float" office:value="0" calcext:value-type="float">
            <text:p>0</text:p>
          </table:table-cell>
          <table:table-cell table:formula="of:=[$'sapmachine16-many-loaders-250-8-sanitized'.AE130]" office:value-type="float" office:value="0" calcext:value-type="float">
            <text:p>0</text:p>
          </table:table-cell>
          <table:table-cell table:formula="of:=[$'sapmachine16-many-loaders-500-4-sanitized'.AE130]" office:value-type="float" office:value="0" calcext:value-type="float">
            <text:p>0</text:p>
          </table:table-cell>
          <table:table-cell table:formula="of:=[$'sapmachine16-many-loaders-1000-2-sanitized'.AE13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1]" office:value-type="float" office:value="0" calcext:value-type="float">
            <text:p>0</text:p>
          </table:table-cell>
          <table:table-cell table:formula="of:=[$'sapmachine16-many-loaders-250-8-sanitized'.AE131]" office:value-type="float" office:value="0" calcext:value-type="float">
            <text:p>0</text:p>
          </table:table-cell>
          <table:table-cell table:formula="of:=[$'sapmachine16-many-loaders-500-4-sanitized'.AE131]" office:value-type="float" office:value="0" calcext:value-type="float">
            <text:p>0</text:p>
          </table:table-cell>
          <table:table-cell table:formula="of:=[$'sapmachine16-many-loaders-1000-2-sanitized'.AE13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2]" office:value-type="float" office:value="0" calcext:value-type="float">
            <text:p>0</text:p>
          </table:table-cell>
          <table:table-cell table:formula="of:=[$'sapmachine16-many-loaders-250-8-sanitized'.AE132]" office:value-type="float" office:value="0" calcext:value-type="float">
            <text:p>0</text:p>
          </table:table-cell>
          <table:table-cell table:formula="of:=[$'sapmachine16-many-loaders-500-4-sanitized'.AE132]" office:value-type="float" office:value="0" calcext:value-type="float">
            <text:p>0</text:p>
          </table:table-cell>
          <table:table-cell table:formula="of:=[$'sapmachine16-many-loaders-1000-2-sanitized'.AE13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3]" office:value-type="float" office:value="0" calcext:value-type="float">
            <text:p>0</text:p>
          </table:table-cell>
          <table:table-cell table:formula="of:=[$'sapmachine16-many-loaders-250-8-sanitized'.AE133]" office:value-type="float" office:value="0" calcext:value-type="float">
            <text:p>0</text:p>
          </table:table-cell>
          <table:table-cell table:formula="of:=[$'sapmachine16-many-loaders-500-4-sanitized'.AE133]" office:value-type="float" office:value="0" calcext:value-type="float">
            <text:p>0</text:p>
          </table:table-cell>
          <table:table-cell table:formula="of:=[$'sapmachine16-many-loaders-1000-2-sanitized'.AE13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4]" office:value-type="float" office:value="0" calcext:value-type="float">
            <text:p>0</text:p>
          </table:table-cell>
          <table:table-cell table:formula="of:=[$'sapmachine16-many-loaders-250-8-sanitized'.AE134]" office:value-type="float" office:value="0" calcext:value-type="float">
            <text:p>0</text:p>
          </table:table-cell>
          <table:table-cell table:formula="of:=[$'sapmachine16-many-loaders-500-4-sanitized'.AE134]" office:value-type="float" office:value="0" calcext:value-type="float">
            <text:p>0</text:p>
          </table:table-cell>
          <table:table-cell table:formula="of:=[$'sapmachine16-many-loaders-1000-2-sanitized'.AE13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5]" office:value-type="float" office:value="0" calcext:value-type="float">
            <text:p>0</text:p>
          </table:table-cell>
          <table:table-cell table:formula="of:=[$'sapmachine16-many-loaders-250-8-sanitized'.AE135]" office:value-type="float" office:value="0" calcext:value-type="float">
            <text:p>0</text:p>
          </table:table-cell>
          <table:table-cell table:formula="of:=[$'sapmachine16-many-loaders-500-4-sanitized'.AE135]" office:value-type="float" office:value="0" calcext:value-type="float">
            <text:p>0</text:p>
          </table:table-cell>
          <table:table-cell table:formula="of:=[$'sapmachine16-many-loaders-1000-2-sanitized'.AE13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6]" office:value-type="float" office:value="0" calcext:value-type="float">
            <text:p>0</text:p>
          </table:table-cell>
          <table:table-cell table:formula="of:=[$'sapmachine16-many-loaders-250-8-sanitized'.AE136]" office:value-type="float" office:value="0" calcext:value-type="float">
            <text:p>0</text:p>
          </table:table-cell>
          <table:table-cell table:formula="of:=[$'sapmachine16-many-loaders-500-4-sanitized'.AE136]" office:value-type="float" office:value="0" calcext:value-type="float">
            <text:p>0</text:p>
          </table:table-cell>
          <table:table-cell table:formula="of:=[$'sapmachine16-many-loaders-1000-2-sanitized'.AE13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7]" office:value-type="float" office:value="0" calcext:value-type="float">
            <text:p>0</text:p>
          </table:table-cell>
          <table:table-cell table:formula="of:=[$'sapmachine16-many-loaders-250-8-sanitized'.AE137]" office:value-type="float" office:value="0" calcext:value-type="float">
            <text:p>0</text:p>
          </table:table-cell>
          <table:table-cell table:formula="of:=[$'sapmachine16-many-loaders-500-4-sanitized'.AE137]" office:value-type="float" office:value="0" calcext:value-type="float">
            <text:p>0</text:p>
          </table:table-cell>
          <table:table-cell table:formula="of:=[$'sapmachine16-many-loaders-1000-2-sanitized'.AE13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8]" office:value-type="float" office:value="0" calcext:value-type="float">
            <text:p>0</text:p>
          </table:table-cell>
          <table:table-cell table:formula="of:=[$'sapmachine16-many-loaders-250-8-sanitized'.AE138]" office:value-type="float" office:value="0" calcext:value-type="float">
            <text:p>0</text:p>
          </table:table-cell>
          <table:table-cell table:formula="of:=[$'sapmachine16-many-loaders-500-4-sanitized'.AE138]" office:value-type="float" office:value="0" calcext:value-type="float">
            <text:p>0</text:p>
          </table:table-cell>
          <table:table-cell table:formula="of:=[$'sapmachine16-many-loaders-1000-2-sanitized'.AE13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39]" office:value-type="float" office:value="0" calcext:value-type="float">
            <text:p>0</text:p>
          </table:table-cell>
          <table:table-cell table:formula="of:=[$'sapmachine16-many-loaders-250-8-sanitized'.AE139]" office:value-type="float" office:value="0" calcext:value-type="float">
            <text:p>0</text:p>
          </table:table-cell>
          <table:table-cell table:formula="of:=[$'sapmachine16-many-loaders-500-4-sanitized'.AE139]" office:value-type="float" office:value="0" calcext:value-type="float">
            <text:p>0</text:p>
          </table:table-cell>
          <table:table-cell table:formula="of:=[$'sapmachine16-many-loaders-1000-2-sanitized'.AE13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0]" office:value-type="float" office:value="0" calcext:value-type="float">
            <text:p>0</text:p>
          </table:table-cell>
          <table:table-cell table:formula="of:=[$'sapmachine16-many-loaders-250-8-sanitized'.AE140]" office:value-type="float" office:value="0" calcext:value-type="float">
            <text:p>0</text:p>
          </table:table-cell>
          <table:table-cell table:formula="of:=[$'sapmachine16-many-loaders-500-4-sanitized'.AE140]" office:value-type="float" office:value="0" calcext:value-type="float">
            <text:p>0</text:p>
          </table:table-cell>
          <table:table-cell table:formula="of:=[$'sapmachine16-many-loaders-1000-2-sanitized'.AE14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1]" office:value-type="float" office:value="0" calcext:value-type="float">
            <text:p>0</text:p>
          </table:table-cell>
          <table:table-cell table:formula="of:=[$'sapmachine16-many-loaders-250-8-sanitized'.AE141]" office:value-type="float" office:value="0" calcext:value-type="float">
            <text:p>0</text:p>
          </table:table-cell>
          <table:table-cell table:formula="of:=[$'sapmachine16-many-loaders-500-4-sanitized'.AE141]" office:value-type="float" office:value="0" calcext:value-type="float">
            <text:p>0</text:p>
          </table:table-cell>
          <table:table-cell table:formula="of:=[$'sapmachine16-many-loaders-1000-2-sanitized'.AE14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2]" office:value-type="float" office:value="0" calcext:value-type="float">
            <text:p>0</text:p>
          </table:table-cell>
          <table:table-cell table:formula="of:=[$'sapmachine16-many-loaders-250-8-sanitized'.AE142]" office:value-type="float" office:value="0" calcext:value-type="float">
            <text:p>0</text:p>
          </table:table-cell>
          <table:table-cell table:formula="of:=[$'sapmachine16-many-loaders-500-4-sanitized'.AE142]" office:value-type="float" office:value="0" calcext:value-type="float">
            <text:p>0</text:p>
          </table:table-cell>
          <table:table-cell table:formula="of:=[$'sapmachine16-many-loaders-1000-2-sanitized'.AE14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3]" office:value-type="float" office:value="0" calcext:value-type="float">
            <text:p>0</text:p>
          </table:table-cell>
          <table:table-cell table:formula="of:=[$'sapmachine16-many-loaders-250-8-sanitized'.AE143]" office:value-type="float" office:value="0" calcext:value-type="float">
            <text:p>0</text:p>
          </table:table-cell>
          <table:table-cell table:formula="of:=[$'sapmachine16-many-loaders-500-4-sanitized'.AE143]" office:value-type="float" office:value="0" calcext:value-type="float">
            <text:p>0</text:p>
          </table:table-cell>
          <table:table-cell table:formula="of:=[$'sapmachine16-many-loaders-1000-2-sanitized'.AE14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4]" office:value-type="float" office:value="0" calcext:value-type="float">
            <text:p>0</text:p>
          </table:table-cell>
          <table:table-cell table:formula="of:=[$'sapmachine16-many-loaders-250-8-sanitized'.AE144]" office:value-type="float" office:value="0" calcext:value-type="float">
            <text:p>0</text:p>
          </table:table-cell>
          <table:table-cell table:formula="of:=[$'sapmachine16-many-loaders-500-4-sanitized'.AE144]" office:value-type="float" office:value="0" calcext:value-type="float">
            <text:p>0</text:p>
          </table:table-cell>
          <table:table-cell table:formula="of:=[$'sapmachine16-many-loaders-1000-2-sanitized'.AE14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5]" office:value-type="float" office:value="0" calcext:value-type="float">
            <text:p>0</text:p>
          </table:table-cell>
          <table:table-cell table:formula="of:=[$'sapmachine16-many-loaders-250-8-sanitized'.AE145]" office:value-type="float" office:value="0" calcext:value-type="float">
            <text:p>0</text:p>
          </table:table-cell>
          <table:table-cell table:formula="of:=[$'sapmachine16-many-loaders-500-4-sanitized'.AE145]" office:value-type="float" office:value="0" calcext:value-type="float">
            <text:p>0</text:p>
          </table:table-cell>
          <table:table-cell table:formula="of:=[$'sapmachine16-many-loaders-1000-2-sanitized'.AE14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6]" office:value-type="float" office:value="0" calcext:value-type="float">
            <text:p>0</text:p>
          </table:table-cell>
          <table:table-cell table:formula="of:=[$'sapmachine16-many-loaders-250-8-sanitized'.AE146]" office:value-type="float" office:value="0" calcext:value-type="float">
            <text:p>0</text:p>
          </table:table-cell>
          <table:table-cell table:formula="of:=[$'sapmachine16-many-loaders-500-4-sanitized'.AE146]" office:value-type="float" office:value="0" calcext:value-type="float">
            <text:p>0</text:p>
          </table:table-cell>
          <table:table-cell table:formula="of:=[$'sapmachine16-many-loaders-1000-2-sanitized'.AE14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7]" office:value-type="float" office:value="0" calcext:value-type="float">
            <text:p>0</text:p>
          </table:table-cell>
          <table:table-cell table:formula="of:=[$'sapmachine16-many-loaders-250-8-sanitized'.AE147]" office:value-type="float" office:value="0" calcext:value-type="float">
            <text:p>0</text:p>
          </table:table-cell>
          <table:table-cell table:formula="of:=[$'sapmachine16-many-loaders-500-4-sanitized'.AE147]" office:value-type="float" office:value="0" calcext:value-type="float">
            <text:p>0</text:p>
          </table:table-cell>
          <table:table-cell table:formula="of:=[$'sapmachine16-many-loaders-1000-2-sanitized'.AE14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8]" office:value-type="float" office:value="0" calcext:value-type="float">
            <text:p>0</text:p>
          </table:table-cell>
          <table:table-cell table:formula="of:=[$'sapmachine16-many-loaders-250-8-sanitized'.AE148]" office:value-type="float" office:value="0" calcext:value-type="float">
            <text:p>0</text:p>
          </table:table-cell>
          <table:table-cell table:formula="of:=[$'sapmachine16-many-loaders-500-4-sanitized'.AE148]" office:value-type="float" office:value="0" calcext:value-type="float">
            <text:p>0</text:p>
          </table:table-cell>
          <table:table-cell table:formula="of:=[$'sapmachine16-many-loaders-1000-2-sanitized'.AE14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49]" office:value-type="float" office:value="0" calcext:value-type="float">
            <text:p>0</text:p>
          </table:table-cell>
          <table:table-cell table:formula="of:=[$'sapmachine16-many-loaders-250-8-sanitized'.AE149]" office:value-type="float" office:value="0" calcext:value-type="float">
            <text:p>0</text:p>
          </table:table-cell>
          <table:table-cell table:formula="of:=[$'sapmachine16-many-loaders-500-4-sanitized'.AE149]" office:value-type="float" office:value="0" calcext:value-type="float">
            <text:p>0</text:p>
          </table:table-cell>
          <table:table-cell table:formula="of:=[$'sapmachine16-many-loaders-1000-2-sanitized'.AE14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0]" office:value-type="float" office:value="0" calcext:value-type="float">
            <text:p>0</text:p>
          </table:table-cell>
          <table:table-cell table:formula="of:=[$'sapmachine16-many-loaders-250-8-sanitized'.AE150]" office:value-type="float" office:value="0" calcext:value-type="float">
            <text:p>0</text:p>
          </table:table-cell>
          <table:table-cell table:formula="of:=[$'sapmachine16-many-loaders-500-4-sanitized'.AE150]" office:value-type="float" office:value="0" calcext:value-type="float">
            <text:p>0</text:p>
          </table:table-cell>
          <table:table-cell table:formula="of:=[$'sapmachine16-many-loaders-1000-2-sanitized'.AE15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1]" office:value-type="float" office:value="0" calcext:value-type="float">
            <text:p>0</text:p>
          </table:table-cell>
          <table:table-cell table:formula="of:=[$'sapmachine16-many-loaders-250-8-sanitized'.AE151]" office:value-type="float" office:value="0" calcext:value-type="float">
            <text:p>0</text:p>
          </table:table-cell>
          <table:table-cell table:formula="of:=[$'sapmachine16-many-loaders-500-4-sanitized'.AE151]" office:value-type="float" office:value="0" calcext:value-type="float">
            <text:p>0</text:p>
          </table:table-cell>
          <table:table-cell table:formula="of:=[$'sapmachine16-many-loaders-1000-2-sanitized'.AE15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2]" office:value-type="float" office:value="0" calcext:value-type="float">
            <text:p>0</text:p>
          </table:table-cell>
          <table:table-cell table:formula="of:=[$'sapmachine16-many-loaders-250-8-sanitized'.AE152]" office:value-type="float" office:value="0" calcext:value-type="float">
            <text:p>0</text:p>
          </table:table-cell>
          <table:table-cell table:formula="of:=[$'sapmachine16-many-loaders-500-4-sanitized'.AE152]" office:value-type="float" office:value="0" calcext:value-type="float">
            <text:p>0</text:p>
          </table:table-cell>
          <table:table-cell table:formula="of:=[$'sapmachine16-many-loaders-1000-2-sanitized'.AE15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3]" office:value-type="float" office:value="0" calcext:value-type="float">
            <text:p>0</text:p>
          </table:table-cell>
          <table:table-cell table:formula="of:=[$'sapmachine16-many-loaders-250-8-sanitized'.AE153]" office:value-type="float" office:value="0" calcext:value-type="float">
            <text:p>0</text:p>
          </table:table-cell>
          <table:table-cell table:formula="of:=[$'sapmachine16-many-loaders-500-4-sanitized'.AE153]" office:value-type="float" office:value="0" calcext:value-type="float">
            <text:p>0</text:p>
          </table:table-cell>
          <table:table-cell table:formula="of:=[$'sapmachine16-many-loaders-1000-2-sanitized'.AE15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4]" office:value-type="float" office:value="0" calcext:value-type="float">
            <text:p>0</text:p>
          </table:table-cell>
          <table:table-cell table:formula="of:=[$'sapmachine16-many-loaders-250-8-sanitized'.AE154]" office:value-type="float" office:value="0" calcext:value-type="float">
            <text:p>0</text:p>
          </table:table-cell>
          <table:table-cell table:formula="of:=[$'sapmachine16-many-loaders-500-4-sanitized'.AE154]" office:value-type="float" office:value="0" calcext:value-type="float">
            <text:p>0</text:p>
          </table:table-cell>
          <table:table-cell table:formula="of:=[$'sapmachine16-many-loaders-1000-2-sanitized'.AE15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5]" office:value-type="float" office:value="0" calcext:value-type="float">
            <text:p>0</text:p>
          </table:table-cell>
          <table:table-cell table:formula="of:=[$'sapmachine16-many-loaders-250-8-sanitized'.AE155]" office:value-type="float" office:value="0" calcext:value-type="float">
            <text:p>0</text:p>
          </table:table-cell>
          <table:table-cell table:formula="of:=[$'sapmachine16-many-loaders-500-4-sanitized'.AE155]" office:value-type="float" office:value="0" calcext:value-type="float">
            <text:p>0</text:p>
          </table:table-cell>
          <table:table-cell table:formula="of:=[$'sapmachine16-many-loaders-1000-2-sanitized'.AE15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6]" office:value-type="float" office:value="0" calcext:value-type="float">
            <text:p>0</text:p>
          </table:table-cell>
          <table:table-cell table:formula="of:=[$'sapmachine16-many-loaders-250-8-sanitized'.AE156]" office:value-type="float" office:value="0" calcext:value-type="float">
            <text:p>0</text:p>
          </table:table-cell>
          <table:table-cell table:formula="of:=[$'sapmachine16-many-loaders-500-4-sanitized'.AE156]" office:value-type="float" office:value="0" calcext:value-type="float">
            <text:p>0</text:p>
          </table:table-cell>
          <table:table-cell table:formula="of:=[$'sapmachine16-many-loaders-1000-2-sanitized'.AE15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7]" office:value-type="float" office:value="0" calcext:value-type="float">
            <text:p>0</text:p>
          </table:table-cell>
          <table:table-cell table:formula="of:=[$'sapmachine16-many-loaders-250-8-sanitized'.AE157]" office:value-type="float" office:value="0" calcext:value-type="float">
            <text:p>0</text:p>
          </table:table-cell>
          <table:table-cell table:formula="of:=[$'sapmachine16-many-loaders-500-4-sanitized'.AE157]" office:value-type="float" office:value="0" calcext:value-type="float">
            <text:p>0</text:p>
          </table:table-cell>
          <table:table-cell table:formula="of:=[$'sapmachine16-many-loaders-1000-2-sanitized'.AE15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8]" office:value-type="float" office:value="0" calcext:value-type="float">
            <text:p>0</text:p>
          </table:table-cell>
          <table:table-cell table:formula="of:=[$'sapmachine16-many-loaders-250-8-sanitized'.AE158]" office:value-type="float" office:value="0" calcext:value-type="float">
            <text:p>0</text:p>
          </table:table-cell>
          <table:table-cell table:formula="of:=[$'sapmachine16-many-loaders-500-4-sanitized'.AE158]" office:value-type="float" office:value="0" calcext:value-type="float">
            <text:p>0</text:p>
          </table:table-cell>
          <table:table-cell table:formula="of:=[$'sapmachine16-many-loaders-1000-2-sanitized'.AE15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59]" office:value-type="float" office:value="0" calcext:value-type="float">
            <text:p>0</text:p>
          </table:table-cell>
          <table:table-cell table:formula="of:=[$'sapmachine16-many-loaders-250-8-sanitized'.AE159]" office:value-type="float" office:value="0" calcext:value-type="float">
            <text:p>0</text:p>
          </table:table-cell>
          <table:table-cell table:formula="of:=[$'sapmachine16-many-loaders-500-4-sanitized'.AE159]" office:value-type="float" office:value="0" calcext:value-type="float">
            <text:p>0</text:p>
          </table:table-cell>
          <table:table-cell table:formula="of:=[$'sapmachine16-many-loaders-1000-2-sanitized'.AE15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0]" office:value-type="float" office:value="0" calcext:value-type="float">
            <text:p>0</text:p>
          </table:table-cell>
          <table:table-cell table:formula="of:=[$'sapmachine16-many-loaders-250-8-sanitized'.AE160]" office:value-type="float" office:value="0" calcext:value-type="float">
            <text:p>0</text:p>
          </table:table-cell>
          <table:table-cell table:formula="of:=[$'sapmachine16-many-loaders-500-4-sanitized'.AE160]" office:value-type="float" office:value="0" calcext:value-type="float">
            <text:p>0</text:p>
          </table:table-cell>
          <table:table-cell table:formula="of:=[$'sapmachine16-many-loaders-1000-2-sanitized'.AE16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1]" office:value-type="float" office:value="0" calcext:value-type="float">
            <text:p>0</text:p>
          </table:table-cell>
          <table:table-cell table:formula="of:=[$'sapmachine16-many-loaders-250-8-sanitized'.AE161]" office:value-type="float" office:value="0" calcext:value-type="float">
            <text:p>0</text:p>
          </table:table-cell>
          <table:table-cell table:formula="of:=[$'sapmachine16-many-loaders-500-4-sanitized'.AE161]" office:value-type="float" office:value="0" calcext:value-type="float">
            <text:p>0</text:p>
          </table:table-cell>
          <table:table-cell table:formula="of:=[$'sapmachine16-many-loaders-1000-2-sanitized'.AE16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2]" office:value-type="float" office:value="0" calcext:value-type="float">
            <text:p>0</text:p>
          </table:table-cell>
          <table:table-cell table:formula="of:=[$'sapmachine16-many-loaders-250-8-sanitized'.AE162]" office:value-type="float" office:value="0" calcext:value-type="float">
            <text:p>0</text:p>
          </table:table-cell>
          <table:table-cell table:formula="of:=[$'sapmachine16-many-loaders-500-4-sanitized'.AE162]" office:value-type="float" office:value="0" calcext:value-type="float">
            <text:p>0</text:p>
          </table:table-cell>
          <table:table-cell table:formula="of:=[$'sapmachine16-many-loaders-1000-2-sanitized'.AE16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3]" office:value-type="float" office:value="0" calcext:value-type="float">
            <text:p>0</text:p>
          </table:table-cell>
          <table:table-cell table:formula="of:=[$'sapmachine16-many-loaders-250-8-sanitized'.AE163]" office:value-type="float" office:value="0" calcext:value-type="float">
            <text:p>0</text:p>
          </table:table-cell>
          <table:table-cell table:formula="of:=[$'sapmachine16-many-loaders-500-4-sanitized'.AE163]" office:value-type="float" office:value="0" calcext:value-type="float">
            <text:p>0</text:p>
          </table:table-cell>
          <table:table-cell table:formula="of:=[$'sapmachine16-many-loaders-1000-2-sanitized'.AE16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4]" office:value-type="float" office:value="0" calcext:value-type="float">
            <text:p>0</text:p>
          </table:table-cell>
          <table:table-cell table:formula="of:=[$'sapmachine16-many-loaders-250-8-sanitized'.AE164]" office:value-type="float" office:value="0" calcext:value-type="float">
            <text:p>0</text:p>
          </table:table-cell>
          <table:table-cell table:formula="of:=[$'sapmachine16-many-loaders-500-4-sanitized'.AE164]" office:value-type="float" office:value="0" calcext:value-type="float">
            <text:p>0</text:p>
          </table:table-cell>
          <table:table-cell table:formula="of:=[$'sapmachine16-many-loaders-1000-2-sanitized'.AE16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5]" office:value-type="float" office:value="0" calcext:value-type="float">
            <text:p>0</text:p>
          </table:table-cell>
          <table:table-cell table:formula="of:=[$'sapmachine16-many-loaders-250-8-sanitized'.AE165]" office:value-type="float" office:value="0" calcext:value-type="float">
            <text:p>0</text:p>
          </table:table-cell>
          <table:table-cell table:formula="of:=[$'sapmachine16-many-loaders-500-4-sanitized'.AE165]" office:value-type="float" office:value="0" calcext:value-type="float">
            <text:p>0</text:p>
          </table:table-cell>
          <table:table-cell table:formula="of:=[$'sapmachine16-many-loaders-1000-2-sanitized'.AE16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6]" office:value-type="float" office:value="0" calcext:value-type="float">
            <text:p>0</text:p>
          </table:table-cell>
          <table:table-cell table:formula="of:=[$'sapmachine16-many-loaders-250-8-sanitized'.AE166]" office:value-type="float" office:value="0" calcext:value-type="float">
            <text:p>0</text:p>
          </table:table-cell>
          <table:table-cell table:formula="of:=[$'sapmachine16-many-loaders-500-4-sanitized'.AE166]" office:value-type="float" office:value="0" calcext:value-type="float">
            <text:p>0</text:p>
          </table:table-cell>
          <table:table-cell table:formula="of:=[$'sapmachine16-many-loaders-1000-2-sanitized'.AE16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7]" office:value-type="float" office:value="0" calcext:value-type="float">
            <text:p>0</text:p>
          </table:table-cell>
          <table:table-cell table:formula="of:=[$'sapmachine16-many-loaders-250-8-sanitized'.AE167]" office:value-type="float" office:value="0" calcext:value-type="float">
            <text:p>0</text:p>
          </table:table-cell>
          <table:table-cell table:formula="of:=[$'sapmachine16-many-loaders-500-4-sanitized'.AE167]" office:value-type="float" office:value="0" calcext:value-type="float">
            <text:p>0</text:p>
          </table:table-cell>
          <table:table-cell table:formula="of:=[$'sapmachine16-many-loaders-1000-2-sanitized'.AE16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8]" office:value-type="float" office:value="0" calcext:value-type="float">
            <text:p>0</text:p>
          </table:table-cell>
          <table:table-cell table:formula="of:=[$'sapmachine16-many-loaders-250-8-sanitized'.AE168]" office:value-type="float" office:value="0" calcext:value-type="float">
            <text:p>0</text:p>
          </table:table-cell>
          <table:table-cell table:formula="of:=[$'sapmachine16-many-loaders-500-4-sanitized'.AE168]" office:value-type="float" office:value="0" calcext:value-type="float">
            <text:p>0</text:p>
          </table:table-cell>
          <table:table-cell table:formula="of:=[$'sapmachine16-many-loaders-1000-2-sanitized'.AE16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69]" office:value-type="float" office:value="0" calcext:value-type="float">
            <text:p>0</text:p>
          </table:table-cell>
          <table:table-cell table:formula="of:=[$'sapmachine16-many-loaders-250-8-sanitized'.AE169]" office:value-type="float" office:value="0" calcext:value-type="float">
            <text:p>0</text:p>
          </table:table-cell>
          <table:table-cell table:formula="of:=[$'sapmachine16-many-loaders-500-4-sanitized'.AE169]" office:value-type="float" office:value="0" calcext:value-type="float">
            <text:p>0</text:p>
          </table:table-cell>
          <table:table-cell table:formula="of:=[$'sapmachine16-many-loaders-1000-2-sanitized'.AE16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0]" office:value-type="float" office:value="0" calcext:value-type="float">
            <text:p>0</text:p>
          </table:table-cell>
          <table:table-cell table:formula="of:=[$'sapmachine16-many-loaders-250-8-sanitized'.AE170]" office:value-type="float" office:value="0" calcext:value-type="float">
            <text:p>0</text:p>
          </table:table-cell>
          <table:table-cell table:formula="of:=[$'sapmachine16-many-loaders-500-4-sanitized'.AE170]" office:value-type="float" office:value="0" calcext:value-type="float">
            <text:p>0</text:p>
          </table:table-cell>
          <table:table-cell table:formula="of:=[$'sapmachine16-many-loaders-1000-2-sanitized'.AE17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1]" office:value-type="float" office:value="0" calcext:value-type="float">
            <text:p>0</text:p>
          </table:table-cell>
          <table:table-cell table:formula="of:=[$'sapmachine16-many-loaders-250-8-sanitized'.AE171]" office:value-type="float" office:value="0" calcext:value-type="float">
            <text:p>0</text:p>
          </table:table-cell>
          <table:table-cell table:formula="of:=[$'sapmachine16-many-loaders-500-4-sanitized'.AE171]" office:value-type="float" office:value="0" calcext:value-type="float">
            <text:p>0</text:p>
          </table:table-cell>
          <table:table-cell table:formula="of:=[$'sapmachine16-many-loaders-1000-2-sanitized'.AE17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2]" office:value-type="float" office:value="0" calcext:value-type="float">
            <text:p>0</text:p>
          </table:table-cell>
          <table:table-cell table:formula="of:=[$'sapmachine16-many-loaders-250-8-sanitized'.AE172]" office:value-type="float" office:value="0" calcext:value-type="float">
            <text:p>0</text:p>
          </table:table-cell>
          <table:table-cell table:formula="of:=[$'sapmachine16-many-loaders-500-4-sanitized'.AE172]" office:value-type="float" office:value="0" calcext:value-type="float">
            <text:p>0</text:p>
          </table:table-cell>
          <table:table-cell table:formula="of:=[$'sapmachine16-many-loaders-1000-2-sanitized'.AE17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3]" office:value-type="float" office:value="0" calcext:value-type="float">
            <text:p>0</text:p>
          </table:table-cell>
          <table:table-cell table:formula="of:=[$'sapmachine16-many-loaders-250-8-sanitized'.AE173]" office:value-type="float" office:value="0" calcext:value-type="float">
            <text:p>0</text:p>
          </table:table-cell>
          <table:table-cell table:formula="of:=[$'sapmachine16-many-loaders-500-4-sanitized'.AE173]" office:value-type="float" office:value="0" calcext:value-type="float">
            <text:p>0</text:p>
          </table:table-cell>
          <table:table-cell table:formula="of:=[$'sapmachine16-many-loaders-1000-2-sanitized'.AE17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4]" office:value-type="float" office:value="0" calcext:value-type="float">
            <text:p>0</text:p>
          </table:table-cell>
          <table:table-cell table:formula="of:=[$'sapmachine16-many-loaders-250-8-sanitized'.AE174]" office:value-type="float" office:value="0" calcext:value-type="float">
            <text:p>0</text:p>
          </table:table-cell>
          <table:table-cell table:formula="of:=[$'sapmachine16-many-loaders-500-4-sanitized'.AE174]" office:value-type="float" office:value="0" calcext:value-type="float">
            <text:p>0</text:p>
          </table:table-cell>
          <table:table-cell table:formula="of:=[$'sapmachine16-many-loaders-1000-2-sanitized'.AE17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5]" office:value-type="float" office:value="0" calcext:value-type="float">
            <text:p>0</text:p>
          </table:table-cell>
          <table:table-cell table:formula="of:=[$'sapmachine16-many-loaders-250-8-sanitized'.AE175]" office:value-type="float" office:value="0" calcext:value-type="float">
            <text:p>0</text:p>
          </table:table-cell>
          <table:table-cell table:formula="of:=[$'sapmachine16-many-loaders-500-4-sanitized'.AE175]" office:value-type="float" office:value="0" calcext:value-type="float">
            <text:p>0</text:p>
          </table:table-cell>
          <table:table-cell table:formula="of:=[$'sapmachine16-many-loaders-1000-2-sanitized'.AE17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6]" office:value-type="float" office:value="0" calcext:value-type="float">
            <text:p>0</text:p>
          </table:table-cell>
          <table:table-cell table:formula="of:=[$'sapmachine16-many-loaders-250-8-sanitized'.AE176]" office:value-type="float" office:value="0" calcext:value-type="float">
            <text:p>0</text:p>
          </table:table-cell>
          <table:table-cell table:formula="of:=[$'sapmachine16-many-loaders-500-4-sanitized'.AE176]" office:value-type="float" office:value="0" calcext:value-type="float">
            <text:p>0</text:p>
          </table:table-cell>
          <table:table-cell table:formula="of:=[$'sapmachine16-many-loaders-1000-2-sanitized'.AE17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7]" office:value-type="float" office:value="0" calcext:value-type="float">
            <text:p>0</text:p>
          </table:table-cell>
          <table:table-cell table:formula="of:=[$'sapmachine16-many-loaders-250-8-sanitized'.AE177]" office:value-type="float" office:value="0" calcext:value-type="float">
            <text:p>0</text:p>
          </table:table-cell>
          <table:table-cell table:formula="of:=[$'sapmachine16-many-loaders-500-4-sanitized'.AE177]" office:value-type="float" office:value="0" calcext:value-type="float">
            <text:p>0</text:p>
          </table:table-cell>
          <table:table-cell table:formula="of:=[$'sapmachine16-many-loaders-1000-2-sanitized'.AE17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8]" office:value-type="float" office:value="0" calcext:value-type="float">
            <text:p>0</text:p>
          </table:table-cell>
          <table:table-cell table:formula="of:=[$'sapmachine16-many-loaders-250-8-sanitized'.AE178]" office:value-type="float" office:value="0" calcext:value-type="float">
            <text:p>0</text:p>
          </table:table-cell>
          <table:table-cell table:formula="of:=[$'sapmachine16-many-loaders-500-4-sanitized'.AE178]" office:value-type="float" office:value="0" calcext:value-type="float">
            <text:p>0</text:p>
          </table:table-cell>
          <table:table-cell table:formula="of:=[$'sapmachine16-many-loaders-1000-2-sanitized'.AE17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79]" office:value-type="float" office:value="0" calcext:value-type="float">
            <text:p>0</text:p>
          </table:table-cell>
          <table:table-cell table:formula="of:=[$'sapmachine16-many-loaders-250-8-sanitized'.AE179]" office:value-type="float" office:value="0" calcext:value-type="float">
            <text:p>0</text:p>
          </table:table-cell>
          <table:table-cell table:formula="of:=[$'sapmachine16-many-loaders-500-4-sanitized'.AE179]" office:value-type="float" office:value="0" calcext:value-type="float">
            <text:p>0</text:p>
          </table:table-cell>
          <table:table-cell table:formula="of:=[$'sapmachine16-many-loaders-1000-2-sanitized'.AE17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0]" office:value-type="float" office:value="0" calcext:value-type="float">
            <text:p>0</text:p>
          </table:table-cell>
          <table:table-cell table:formula="of:=[$'sapmachine16-many-loaders-250-8-sanitized'.AE180]" office:value-type="float" office:value="0" calcext:value-type="float">
            <text:p>0</text:p>
          </table:table-cell>
          <table:table-cell table:formula="of:=[$'sapmachine16-many-loaders-500-4-sanitized'.AE180]" office:value-type="float" office:value="0" calcext:value-type="float">
            <text:p>0</text:p>
          </table:table-cell>
          <table:table-cell table:formula="of:=[$'sapmachine16-many-loaders-1000-2-sanitized'.AE18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1]" office:value-type="float" office:value="0" calcext:value-type="float">
            <text:p>0</text:p>
          </table:table-cell>
          <table:table-cell table:formula="of:=[$'sapmachine16-many-loaders-250-8-sanitized'.AE181]" office:value-type="float" office:value="0" calcext:value-type="float">
            <text:p>0</text:p>
          </table:table-cell>
          <table:table-cell table:formula="of:=[$'sapmachine16-many-loaders-500-4-sanitized'.AE181]" office:value-type="float" office:value="0" calcext:value-type="float">
            <text:p>0</text:p>
          </table:table-cell>
          <table:table-cell table:formula="of:=[$'sapmachine16-many-loaders-1000-2-sanitized'.AE18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2]" office:value-type="float" office:value="0" calcext:value-type="float">
            <text:p>0</text:p>
          </table:table-cell>
          <table:table-cell table:formula="of:=[$'sapmachine16-many-loaders-250-8-sanitized'.AE182]" office:value-type="float" office:value="0" calcext:value-type="float">
            <text:p>0</text:p>
          </table:table-cell>
          <table:table-cell table:formula="of:=[$'sapmachine16-many-loaders-500-4-sanitized'.AE182]" office:value-type="float" office:value="0" calcext:value-type="float">
            <text:p>0</text:p>
          </table:table-cell>
          <table:table-cell table:formula="of:=[$'sapmachine16-many-loaders-1000-2-sanitized'.AE18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3]" office:value-type="float" office:value="0" calcext:value-type="float">
            <text:p>0</text:p>
          </table:table-cell>
          <table:table-cell table:formula="of:=[$'sapmachine16-many-loaders-250-8-sanitized'.AE183]" office:value-type="float" office:value="0" calcext:value-type="float">
            <text:p>0</text:p>
          </table:table-cell>
          <table:table-cell table:formula="of:=[$'sapmachine16-many-loaders-500-4-sanitized'.AE183]" office:value-type="float" office:value="0" calcext:value-type="float">
            <text:p>0</text:p>
          </table:table-cell>
          <table:table-cell table:formula="of:=[$'sapmachine16-many-loaders-1000-2-sanitized'.AE18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4]" office:value-type="float" office:value="0" calcext:value-type="float">
            <text:p>0</text:p>
          </table:table-cell>
          <table:table-cell table:formula="of:=[$'sapmachine16-many-loaders-250-8-sanitized'.AE184]" office:value-type="float" office:value="0" calcext:value-type="float">
            <text:p>0</text:p>
          </table:table-cell>
          <table:table-cell table:formula="of:=[$'sapmachine16-many-loaders-500-4-sanitized'.AE184]" office:value-type="float" office:value="0" calcext:value-type="float">
            <text:p>0</text:p>
          </table:table-cell>
          <table:table-cell table:formula="of:=[$'sapmachine16-many-loaders-1000-2-sanitized'.AE18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5]" office:value-type="float" office:value="0" calcext:value-type="float">
            <text:p>0</text:p>
          </table:table-cell>
          <table:table-cell table:formula="of:=[$'sapmachine16-many-loaders-250-8-sanitized'.AE185]" office:value-type="float" office:value="0" calcext:value-type="float">
            <text:p>0</text:p>
          </table:table-cell>
          <table:table-cell table:formula="of:=[$'sapmachine16-many-loaders-500-4-sanitized'.AE185]" office:value-type="float" office:value="0" calcext:value-type="float">
            <text:p>0</text:p>
          </table:table-cell>
          <table:table-cell table:formula="of:=[$'sapmachine16-many-loaders-1000-2-sanitized'.AE18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6]" office:value-type="float" office:value="0" calcext:value-type="float">
            <text:p>0</text:p>
          </table:table-cell>
          <table:table-cell table:formula="of:=[$'sapmachine16-many-loaders-250-8-sanitized'.AE186]" office:value-type="float" office:value="0" calcext:value-type="float">
            <text:p>0</text:p>
          </table:table-cell>
          <table:table-cell table:formula="of:=[$'sapmachine16-many-loaders-500-4-sanitized'.AE186]" office:value-type="float" office:value="0" calcext:value-type="float">
            <text:p>0</text:p>
          </table:table-cell>
          <table:table-cell table:formula="of:=[$'sapmachine16-many-loaders-1000-2-sanitized'.AE18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7]" office:value-type="float" office:value="0" calcext:value-type="float">
            <text:p>0</text:p>
          </table:table-cell>
          <table:table-cell table:formula="of:=[$'sapmachine16-many-loaders-250-8-sanitized'.AE187]" office:value-type="float" office:value="0" calcext:value-type="float">
            <text:p>0</text:p>
          </table:table-cell>
          <table:table-cell table:formula="of:=[$'sapmachine16-many-loaders-500-4-sanitized'.AE187]" office:value-type="float" office:value="0" calcext:value-type="float">
            <text:p>0</text:p>
          </table:table-cell>
          <table:table-cell table:formula="of:=[$'sapmachine16-many-loaders-1000-2-sanitized'.AE18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8]" office:value-type="float" office:value="0" calcext:value-type="float">
            <text:p>0</text:p>
          </table:table-cell>
          <table:table-cell table:formula="of:=[$'sapmachine16-many-loaders-250-8-sanitized'.AE188]" office:value-type="float" office:value="0" calcext:value-type="float">
            <text:p>0</text:p>
          </table:table-cell>
          <table:table-cell table:formula="of:=[$'sapmachine16-many-loaders-500-4-sanitized'.AE188]" office:value-type="float" office:value="0" calcext:value-type="float">
            <text:p>0</text:p>
          </table:table-cell>
          <table:table-cell table:formula="of:=[$'sapmachine16-many-loaders-1000-2-sanitized'.AE18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89]" office:value-type="float" office:value="0" calcext:value-type="float">
            <text:p>0</text:p>
          </table:table-cell>
          <table:table-cell table:formula="of:=[$'sapmachine16-many-loaders-250-8-sanitized'.AE189]" office:value-type="float" office:value="0" calcext:value-type="float">
            <text:p>0</text:p>
          </table:table-cell>
          <table:table-cell table:formula="of:=[$'sapmachine16-many-loaders-500-4-sanitized'.AE189]" office:value-type="float" office:value="0" calcext:value-type="float">
            <text:p>0</text:p>
          </table:table-cell>
          <table:table-cell table:formula="of:=[$'sapmachine16-many-loaders-1000-2-sanitized'.AE18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0]" office:value-type="float" office:value="0" calcext:value-type="float">
            <text:p>0</text:p>
          </table:table-cell>
          <table:table-cell table:formula="of:=[$'sapmachine16-many-loaders-250-8-sanitized'.AE190]" office:value-type="float" office:value="0" calcext:value-type="float">
            <text:p>0</text:p>
          </table:table-cell>
          <table:table-cell table:formula="of:=[$'sapmachine16-many-loaders-500-4-sanitized'.AE190]" office:value-type="float" office:value="0" calcext:value-type="float">
            <text:p>0</text:p>
          </table:table-cell>
          <table:table-cell table:formula="of:=[$'sapmachine16-many-loaders-1000-2-sanitized'.AE19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1]" office:value-type="float" office:value="0" calcext:value-type="float">
            <text:p>0</text:p>
          </table:table-cell>
          <table:table-cell table:formula="of:=[$'sapmachine16-many-loaders-250-8-sanitized'.AE191]" office:value-type="float" office:value="0" calcext:value-type="float">
            <text:p>0</text:p>
          </table:table-cell>
          <table:table-cell table:formula="of:=[$'sapmachine16-many-loaders-500-4-sanitized'.AE191]" office:value-type="float" office:value="0" calcext:value-type="float">
            <text:p>0</text:p>
          </table:table-cell>
          <table:table-cell table:formula="of:=[$'sapmachine16-many-loaders-1000-2-sanitized'.AE19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2]" office:value-type="float" office:value="0" calcext:value-type="float">
            <text:p>0</text:p>
          </table:table-cell>
          <table:table-cell table:formula="of:=[$'sapmachine16-many-loaders-250-8-sanitized'.AE192]" office:value-type="float" office:value="0" calcext:value-type="float">
            <text:p>0</text:p>
          </table:table-cell>
          <table:table-cell table:formula="of:=[$'sapmachine16-many-loaders-500-4-sanitized'.AE192]" office:value-type="float" office:value="0" calcext:value-type="float">
            <text:p>0</text:p>
          </table:table-cell>
          <table:table-cell table:formula="of:=[$'sapmachine16-many-loaders-1000-2-sanitized'.AE19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3]" office:value-type="float" office:value="0" calcext:value-type="float">
            <text:p>0</text:p>
          </table:table-cell>
          <table:table-cell table:formula="of:=[$'sapmachine16-many-loaders-250-8-sanitized'.AE193]" office:value-type="float" office:value="0" calcext:value-type="float">
            <text:p>0</text:p>
          </table:table-cell>
          <table:table-cell table:formula="of:=[$'sapmachine16-many-loaders-500-4-sanitized'.AE193]" office:value-type="float" office:value="0" calcext:value-type="float">
            <text:p>0</text:p>
          </table:table-cell>
          <table:table-cell table:formula="of:=[$'sapmachine16-many-loaders-1000-2-sanitized'.AE19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4]" office:value-type="float" office:value="0" calcext:value-type="float">
            <text:p>0</text:p>
          </table:table-cell>
          <table:table-cell table:formula="of:=[$'sapmachine16-many-loaders-250-8-sanitized'.AE194]" office:value-type="float" office:value="0" calcext:value-type="float">
            <text:p>0</text:p>
          </table:table-cell>
          <table:table-cell table:formula="of:=[$'sapmachine16-many-loaders-500-4-sanitized'.AE194]" office:value-type="float" office:value="0" calcext:value-type="float">
            <text:p>0</text:p>
          </table:table-cell>
          <table:table-cell table:formula="of:=[$'sapmachine16-many-loaders-1000-2-sanitized'.AE19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5]" office:value-type="float" office:value="0" calcext:value-type="float">
            <text:p>0</text:p>
          </table:table-cell>
          <table:table-cell table:formula="of:=[$'sapmachine16-many-loaders-250-8-sanitized'.AE195]" office:value-type="float" office:value="0" calcext:value-type="float">
            <text:p>0</text:p>
          </table:table-cell>
          <table:table-cell table:formula="of:=[$'sapmachine16-many-loaders-500-4-sanitized'.AE195]" office:value-type="float" office:value="0" calcext:value-type="float">
            <text:p>0</text:p>
          </table:table-cell>
          <table:table-cell table:formula="of:=[$'sapmachine16-many-loaders-1000-2-sanitized'.AE19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6]" office:value-type="float" office:value="0" calcext:value-type="float">
            <text:p>0</text:p>
          </table:table-cell>
          <table:table-cell table:formula="of:=[$'sapmachine16-many-loaders-250-8-sanitized'.AE196]" office:value-type="float" office:value="0" calcext:value-type="float">
            <text:p>0</text:p>
          </table:table-cell>
          <table:table-cell table:formula="of:=[$'sapmachine16-many-loaders-500-4-sanitized'.AE196]" office:value-type="float" office:value="0" calcext:value-type="float">
            <text:p>0</text:p>
          </table:table-cell>
          <table:table-cell table:formula="of:=[$'sapmachine16-many-loaders-1000-2-sanitized'.AE19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7]" office:value-type="float" office:value="0" calcext:value-type="float">
            <text:p>0</text:p>
          </table:table-cell>
          <table:table-cell table:formula="of:=[$'sapmachine16-many-loaders-250-8-sanitized'.AE197]" office:value-type="float" office:value="0" calcext:value-type="float">
            <text:p>0</text:p>
          </table:table-cell>
          <table:table-cell table:formula="of:=[$'sapmachine16-many-loaders-500-4-sanitized'.AE197]" office:value-type="float" office:value="0" calcext:value-type="float">
            <text:p>0</text:p>
          </table:table-cell>
          <table:table-cell table:formula="of:=[$'sapmachine16-many-loaders-1000-2-sanitized'.AE19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8]" office:value-type="float" office:value="0" calcext:value-type="float">
            <text:p>0</text:p>
          </table:table-cell>
          <table:table-cell table:formula="of:=[$'sapmachine16-many-loaders-250-8-sanitized'.AE198]" office:value-type="float" office:value="0" calcext:value-type="float">
            <text:p>0</text:p>
          </table:table-cell>
          <table:table-cell table:formula="of:=[$'sapmachine16-many-loaders-500-4-sanitized'.AE198]" office:value-type="float" office:value="0" calcext:value-type="float">
            <text:p>0</text:p>
          </table:table-cell>
          <table:table-cell table:formula="of:=[$'sapmachine16-many-loaders-1000-2-sanitized'.AE19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199]" office:value-type="float" office:value="0" calcext:value-type="float">
            <text:p>0</text:p>
          </table:table-cell>
          <table:table-cell table:formula="of:=[$'sapmachine16-many-loaders-250-8-sanitized'.AE199]" office:value-type="float" office:value="0" calcext:value-type="float">
            <text:p>0</text:p>
          </table:table-cell>
          <table:table-cell table:formula="of:=[$'sapmachine16-many-loaders-500-4-sanitized'.AE199]" office:value-type="float" office:value="0" calcext:value-type="float">
            <text:p>0</text:p>
          </table:table-cell>
          <table:table-cell table:formula="of:=[$'sapmachine16-many-loaders-1000-2-sanitized'.AE19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0]" office:value-type="float" office:value="0" calcext:value-type="float">
            <text:p>0</text:p>
          </table:table-cell>
          <table:table-cell table:formula="of:=[$'sapmachine16-many-loaders-250-8-sanitized'.AE200]" office:value-type="float" office:value="0" calcext:value-type="float">
            <text:p>0</text:p>
          </table:table-cell>
          <table:table-cell table:formula="of:=[$'sapmachine16-many-loaders-500-4-sanitized'.AE200]" office:value-type="float" office:value="0" calcext:value-type="float">
            <text:p>0</text:p>
          </table:table-cell>
          <table:table-cell table:formula="of:=[$'sapmachine16-many-loaders-1000-2-sanitized'.AE20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1]" office:value-type="float" office:value="0" calcext:value-type="float">
            <text:p>0</text:p>
          </table:table-cell>
          <table:table-cell table:formula="of:=[$'sapmachine16-many-loaders-250-8-sanitized'.AE201]" office:value-type="float" office:value="0" calcext:value-type="float">
            <text:p>0</text:p>
          </table:table-cell>
          <table:table-cell table:formula="of:=[$'sapmachine16-many-loaders-500-4-sanitized'.AE201]" office:value-type="float" office:value="0" calcext:value-type="float">
            <text:p>0</text:p>
          </table:table-cell>
          <table:table-cell table:formula="of:=[$'sapmachine16-many-loaders-1000-2-sanitized'.AE20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2]" office:value-type="float" office:value="0" calcext:value-type="float">
            <text:p>0</text:p>
          </table:table-cell>
          <table:table-cell table:formula="of:=[$'sapmachine16-many-loaders-250-8-sanitized'.AE202]" office:value-type="float" office:value="0" calcext:value-type="float">
            <text:p>0</text:p>
          </table:table-cell>
          <table:table-cell table:formula="of:=[$'sapmachine16-many-loaders-500-4-sanitized'.AE202]" office:value-type="float" office:value="0" calcext:value-type="float">
            <text:p>0</text:p>
          </table:table-cell>
          <table:table-cell table:formula="of:=[$'sapmachine16-many-loaders-1000-2-sanitized'.AE20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3]" office:value-type="float" office:value="0" calcext:value-type="float">
            <text:p>0</text:p>
          </table:table-cell>
          <table:table-cell table:formula="of:=[$'sapmachine16-many-loaders-250-8-sanitized'.AE203]" office:value-type="float" office:value="0" calcext:value-type="float">
            <text:p>0</text:p>
          </table:table-cell>
          <table:table-cell table:formula="of:=[$'sapmachine16-many-loaders-500-4-sanitized'.AE203]" office:value-type="float" office:value="0" calcext:value-type="float">
            <text:p>0</text:p>
          </table:table-cell>
          <table:table-cell table:formula="of:=[$'sapmachine16-many-loaders-1000-2-sanitized'.AE20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4]" office:value-type="float" office:value="0" calcext:value-type="float">
            <text:p>0</text:p>
          </table:table-cell>
          <table:table-cell table:formula="of:=[$'sapmachine16-many-loaders-250-8-sanitized'.AE204]" office:value-type="float" office:value="0" calcext:value-type="float">
            <text:p>0</text:p>
          </table:table-cell>
          <table:table-cell table:formula="of:=[$'sapmachine16-many-loaders-500-4-sanitized'.AE204]" office:value-type="float" office:value="0" calcext:value-type="float">
            <text:p>0</text:p>
          </table:table-cell>
          <table:table-cell table:formula="of:=[$'sapmachine16-many-loaders-1000-2-sanitized'.AE20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5]" office:value-type="float" office:value="0" calcext:value-type="float">
            <text:p>0</text:p>
          </table:table-cell>
          <table:table-cell table:formula="of:=[$'sapmachine16-many-loaders-250-8-sanitized'.AE205]" office:value-type="float" office:value="0" calcext:value-type="float">
            <text:p>0</text:p>
          </table:table-cell>
          <table:table-cell table:formula="of:=[$'sapmachine16-many-loaders-500-4-sanitized'.AE205]" office:value-type="float" office:value="0" calcext:value-type="float">
            <text:p>0</text:p>
          </table:table-cell>
          <table:table-cell table:formula="of:=[$'sapmachine16-many-loaders-1000-2-sanitized'.AE20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6]" office:value-type="float" office:value="0" calcext:value-type="float">
            <text:p>0</text:p>
          </table:table-cell>
          <table:table-cell table:formula="of:=[$'sapmachine16-many-loaders-250-8-sanitized'.AE206]" office:value-type="float" office:value="0" calcext:value-type="float">
            <text:p>0</text:p>
          </table:table-cell>
          <table:table-cell table:formula="of:=[$'sapmachine16-many-loaders-500-4-sanitized'.AE206]" office:value-type="float" office:value="0" calcext:value-type="float">
            <text:p>0</text:p>
          </table:table-cell>
          <table:table-cell table:formula="of:=[$'sapmachine16-many-loaders-1000-2-sanitized'.AE20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7]" office:value-type="float" office:value="0" calcext:value-type="float">
            <text:p>0</text:p>
          </table:table-cell>
          <table:table-cell table:formula="of:=[$'sapmachine16-many-loaders-250-8-sanitized'.AE207]" office:value-type="float" office:value="0" calcext:value-type="float">
            <text:p>0</text:p>
          </table:table-cell>
          <table:table-cell table:formula="of:=[$'sapmachine16-many-loaders-500-4-sanitized'.AE207]" office:value-type="float" office:value="0" calcext:value-type="float">
            <text:p>0</text:p>
          </table:table-cell>
          <table:table-cell table:formula="of:=[$'sapmachine16-many-loaders-1000-2-sanitized'.AE20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8]" office:value-type="float" office:value="0" calcext:value-type="float">
            <text:p>0</text:p>
          </table:table-cell>
          <table:table-cell table:formula="of:=[$'sapmachine16-many-loaders-250-8-sanitized'.AE208]" office:value-type="float" office:value="0" calcext:value-type="float">
            <text:p>0</text:p>
          </table:table-cell>
          <table:table-cell table:formula="of:=[$'sapmachine16-many-loaders-500-4-sanitized'.AE208]" office:value-type="float" office:value="0" calcext:value-type="float">
            <text:p>0</text:p>
          </table:table-cell>
          <table:table-cell table:formula="of:=[$'sapmachine16-many-loaders-1000-2-sanitized'.AE20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09]" office:value-type="float" office:value="0" calcext:value-type="float">
            <text:p>0</text:p>
          </table:table-cell>
          <table:table-cell table:formula="of:=[$'sapmachine16-many-loaders-250-8-sanitized'.AE209]" office:value-type="float" office:value="0" calcext:value-type="float">
            <text:p>0</text:p>
          </table:table-cell>
          <table:table-cell table:formula="of:=[$'sapmachine16-many-loaders-500-4-sanitized'.AE209]" office:value-type="float" office:value="0" calcext:value-type="float">
            <text:p>0</text:p>
          </table:table-cell>
          <table:table-cell table:formula="of:=[$'sapmachine16-many-loaders-1000-2-sanitized'.AE20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0]" office:value-type="float" office:value="0" calcext:value-type="float">
            <text:p>0</text:p>
          </table:table-cell>
          <table:table-cell table:formula="of:=[$'sapmachine16-many-loaders-250-8-sanitized'.AE210]" office:value-type="float" office:value="0" calcext:value-type="float">
            <text:p>0</text:p>
          </table:table-cell>
          <table:table-cell table:formula="of:=[$'sapmachine16-many-loaders-500-4-sanitized'.AE210]" office:value-type="float" office:value="0" calcext:value-type="float">
            <text:p>0</text:p>
          </table:table-cell>
          <table:table-cell table:formula="of:=[$'sapmachine16-many-loaders-1000-2-sanitized'.AE21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1]" office:value-type="float" office:value="0" calcext:value-type="float">
            <text:p>0</text:p>
          </table:table-cell>
          <table:table-cell table:formula="of:=[$'sapmachine16-many-loaders-250-8-sanitized'.AE211]" office:value-type="float" office:value="0" calcext:value-type="float">
            <text:p>0</text:p>
          </table:table-cell>
          <table:table-cell table:formula="of:=[$'sapmachine16-many-loaders-500-4-sanitized'.AE211]" office:value-type="float" office:value="0" calcext:value-type="float">
            <text:p>0</text:p>
          </table:table-cell>
          <table:table-cell table:formula="of:=[$'sapmachine16-many-loaders-1000-2-sanitized'.AE21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2]" office:value-type="float" office:value="0" calcext:value-type="float">
            <text:p>0</text:p>
          </table:table-cell>
          <table:table-cell table:formula="of:=[$'sapmachine16-many-loaders-250-8-sanitized'.AE212]" office:value-type="float" office:value="0" calcext:value-type="float">
            <text:p>0</text:p>
          </table:table-cell>
          <table:table-cell table:formula="of:=[$'sapmachine16-many-loaders-500-4-sanitized'.AE212]" office:value-type="float" office:value="0" calcext:value-type="float">
            <text:p>0</text:p>
          </table:table-cell>
          <table:table-cell table:formula="of:=[$'sapmachine16-many-loaders-1000-2-sanitized'.AE21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3]" office:value-type="float" office:value="0" calcext:value-type="float">
            <text:p>0</text:p>
          </table:table-cell>
          <table:table-cell table:formula="of:=[$'sapmachine16-many-loaders-250-8-sanitized'.AE213]" office:value-type="float" office:value="0" calcext:value-type="float">
            <text:p>0</text:p>
          </table:table-cell>
          <table:table-cell table:formula="of:=[$'sapmachine16-many-loaders-500-4-sanitized'.AE213]" office:value-type="float" office:value="0" calcext:value-type="float">
            <text:p>0</text:p>
          </table:table-cell>
          <table:table-cell table:formula="of:=[$'sapmachine16-many-loaders-1000-2-sanitized'.AE21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4]" office:value-type="float" office:value="0" calcext:value-type="float">
            <text:p>0</text:p>
          </table:table-cell>
          <table:table-cell table:formula="of:=[$'sapmachine16-many-loaders-250-8-sanitized'.AE214]" office:value-type="float" office:value="0" calcext:value-type="float">
            <text:p>0</text:p>
          </table:table-cell>
          <table:table-cell table:formula="of:=[$'sapmachine16-many-loaders-500-4-sanitized'.AE214]" office:value-type="float" office:value="0" calcext:value-type="float">
            <text:p>0</text:p>
          </table:table-cell>
          <table:table-cell table:formula="of:=[$'sapmachine16-many-loaders-1000-2-sanitized'.AE21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5]" office:value-type="float" office:value="0" calcext:value-type="float">
            <text:p>0</text:p>
          </table:table-cell>
          <table:table-cell table:formula="of:=[$'sapmachine16-many-loaders-250-8-sanitized'.AE215]" office:value-type="float" office:value="0" calcext:value-type="float">
            <text:p>0</text:p>
          </table:table-cell>
          <table:table-cell table:formula="of:=[$'sapmachine16-many-loaders-500-4-sanitized'.AE215]" office:value-type="float" office:value="0" calcext:value-type="float">
            <text:p>0</text:p>
          </table:table-cell>
          <table:table-cell table:formula="of:=[$'sapmachine16-many-loaders-1000-2-sanitized'.AE21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6]" office:value-type="float" office:value="0" calcext:value-type="float">
            <text:p>0</text:p>
          </table:table-cell>
          <table:table-cell table:formula="of:=[$'sapmachine16-many-loaders-250-8-sanitized'.AE216]" office:value-type="float" office:value="0" calcext:value-type="float">
            <text:p>0</text:p>
          </table:table-cell>
          <table:table-cell table:formula="of:=[$'sapmachine16-many-loaders-500-4-sanitized'.AE216]" office:value-type="float" office:value="0" calcext:value-type="float">
            <text:p>0</text:p>
          </table:table-cell>
          <table:table-cell table:formula="of:=[$'sapmachine16-many-loaders-1000-2-sanitized'.AE21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7]" office:value-type="float" office:value="0" calcext:value-type="float">
            <text:p>0</text:p>
          </table:table-cell>
          <table:table-cell table:formula="of:=[$'sapmachine16-many-loaders-250-8-sanitized'.AE217]" office:value-type="float" office:value="0" calcext:value-type="float">
            <text:p>0</text:p>
          </table:table-cell>
          <table:table-cell table:formula="of:=[$'sapmachine16-many-loaders-500-4-sanitized'.AE217]" office:value-type="float" office:value="0" calcext:value-type="float">
            <text:p>0</text:p>
          </table:table-cell>
          <table:table-cell table:formula="of:=[$'sapmachine16-many-loaders-1000-2-sanitized'.AE21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8]" office:value-type="float" office:value="0" calcext:value-type="float">
            <text:p>0</text:p>
          </table:table-cell>
          <table:table-cell table:formula="of:=[$'sapmachine16-many-loaders-250-8-sanitized'.AE218]" office:value-type="float" office:value="0" calcext:value-type="float">
            <text:p>0</text:p>
          </table:table-cell>
          <table:table-cell table:formula="of:=[$'sapmachine16-many-loaders-500-4-sanitized'.AE218]" office:value-type="float" office:value="0" calcext:value-type="float">
            <text:p>0</text:p>
          </table:table-cell>
          <table:table-cell table:formula="of:=[$'sapmachine16-many-loaders-1000-2-sanitized'.AE21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19]" office:value-type="float" office:value="0" calcext:value-type="float">
            <text:p>0</text:p>
          </table:table-cell>
          <table:table-cell table:formula="of:=[$'sapmachine16-many-loaders-250-8-sanitized'.AE219]" office:value-type="float" office:value="0" calcext:value-type="float">
            <text:p>0</text:p>
          </table:table-cell>
          <table:table-cell table:formula="of:=[$'sapmachine16-many-loaders-500-4-sanitized'.AE219]" office:value-type="float" office:value="0" calcext:value-type="float">
            <text:p>0</text:p>
          </table:table-cell>
          <table:table-cell table:formula="of:=[$'sapmachine16-many-loaders-1000-2-sanitized'.AE21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20]" office:value-type="float" office:value="0" calcext:value-type="float">
            <text:p>0</text:p>
          </table:table-cell>
          <table:table-cell table:formula="of:=[$'sapmachine16-many-loaders-250-8-sanitized'.AE220]" office:value-type="float" office:value="0" calcext:value-type="float">
            <text:p>0</text:p>
          </table:table-cell>
          <table:table-cell table:formula="of:=[$'sapmachine16-many-loaders-500-4-sanitized'.AE220]" office:value-type="float" office:value="0" calcext:value-type="float">
            <text:p>0</text:p>
          </table:table-cell>
          <table:table-cell table:formula="of:=[$'sapmachine16-many-loaders-1000-2-sanitized'.AE22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21]" office:value-type="float" office:value="0" calcext:value-type="float">
            <text:p>0</text:p>
          </table:table-cell>
          <table:table-cell table:formula="of:=[$'sapmachine16-many-loaders-250-8-sanitized'.AE221]" office:value-type="float" office:value="0" calcext:value-type="float">
            <text:p>0</text:p>
          </table:table-cell>
          <table:table-cell table:formula="of:=[$'sapmachine16-many-loaders-500-4-sanitized'.AE221]" office:value-type="float" office:value="0" calcext:value-type="float">
            <text:p>0</text:p>
          </table:table-cell>
          <table:table-cell table:formula="of:=[$'sapmachine16-many-loaders-1000-2-sanitized'.AE22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22]" office:value-type="float" office:value="0" calcext:value-type="float">
            <text:p>0</text:p>
          </table:table-cell>
          <table:table-cell table:formula="of:=[$'sapmachine16-many-loaders-250-8-sanitized'.AE222]" office:value-type="float" office:value="0" calcext:value-type="float">
            <text:p>0</text:p>
          </table:table-cell>
          <table:table-cell table:formula="of:=[$'sapmachine16-many-loaders-500-4-sanitized'.AE222]" office:value-type="float" office:value="0" calcext:value-type="float">
            <text:p>0</text:p>
          </table:table-cell>
          <table:table-cell table:formula="of:=[$'sapmachine16-many-loaders-1000-2-sanitized'.AE22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23]" office:value-type="float" office:value="0" calcext:value-type="float">
            <text:p>0</text:p>
          </table:table-cell>
          <table:table-cell table:formula="of:=[$'sapmachine16-many-loaders-250-8-sanitized'.AE223]" office:value-type="float" office:value="0" calcext:value-type="float">
            <text:p>0</text:p>
          </table:table-cell>
          <table:table-cell table:formula="of:=[$'sapmachine16-many-loaders-500-4-sanitized'.AE223]" office:value-type="float" office:value="0" calcext:value-type="float">
            <text:p>0</text:p>
          </table:table-cell>
          <table:table-cell table:formula="of:=[$'sapmachine16-many-loaders-1000-2-sanitized'.AE22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24]" office:value-type="float" office:value="0" calcext:value-type="float">
            <text:p>0</text:p>
          </table:table-cell>
          <table:table-cell table:formula="of:=[$'sapmachine16-many-loaders-250-8-sanitized'.AE224]" office:value-type="float" office:value="0" calcext:value-type="float">
            <text:p>0</text:p>
          </table:table-cell>
          <table:table-cell table:formula="of:=[$'sapmachine16-many-loaders-500-4-sanitized'.AE224]" office:value-type="float" office:value="0" calcext:value-type="float">
            <text:p>0</text:p>
          </table:table-cell>
          <table:table-cell table:formula="of:=[$'sapmachine16-many-loaders-1000-2-sanitized'.AE22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F225]" office:value-type="float" office:value="0" calcext:value-type="float">
            <text:p>0</text:p>
          </table:table-cell>
          <table:table-cell table:formula="of:=[$'sapmachine16-many-loaders-250-8-sanitized'.AB225]" office:value-type="float" office:value="0" calcext:value-type="float">
            <text:p>0</text:p>
          </table:table-cell>
          <table:table-cell table:formula="of:=[$'sapmachine16-many-loaders-500-4-sanitized'.AB225]" office:value-type="float" office:value="0" calcext:value-type="float">
            <text:p>0</text:p>
          </table:table-cell>
          <table:table-cell table:formula="of:=[$'sapmachine16-many-loaders-1000-2-sanitized'.AB22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26]" office:value-type="float" office:value="0" calcext:value-type="float">
            <text:p>0</text:p>
          </table:table-cell>
          <table:table-cell table:formula="of:=[$'sapmachine16-many-loaders-250-8-sanitized'.AB226]" office:value-type="float" office:value="0" calcext:value-type="float">
            <text:p>0</text:p>
          </table:table-cell>
          <table:table-cell table:formula="of:=[$'sapmachine16-many-loaders-500-4-sanitized'.AB226]" office:value-type="float" office:value="0" calcext:value-type="float">
            <text:p>0</text:p>
          </table:table-cell>
          <table:table-cell table:formula="of:=[$'sapmachine16-many-loaders-1000-2-sanitized'.AB22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27]" office:value-type="float" office:value="0" calcext:value-type="float">
            <text:p>0</text:p>
          </table:table-cell>
          <table:table-cell table:formula="of:=[$'sapmachine16-many-loaders-250-8-sanitized'.AB227]" office:value-type="float" office:value="0" calcext:value-type="float">
            <text:p>0</text:p>
          </table:table-cell>
          <table:table-cell table:formula="of:=[$'sapmachine16-many-loaders-500-4-sanitized'.AB227]" office:value-type="float" office:value="0" calcext:value-type="float">
            <text:p>0</text:p>
          </table:table-cell>
          <table:table-cell table:formula="of:=[$'sapmachine16-many-loaders-1000-2-sanitized'.AB22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28]" office:value-type="float" office:value="0" calcext:value-type="float">
            <text:p>0</text:p>
          </table:table-cell>
          <table:table-cell table:formula="of:=[$'sapmachine16-many-loaders-250-8-sanitized'.AB228]" office:value-type="float" office:value="0" calcext:value-type="float">
            <text:p>0</text:p>
          </table:table-cell>
          <table:table-cell table:formula="of:=[$'sapmachine16-many-loaders-500-4-sanitized'.AB228]" office:value-type="float" office:value="0" calcext:value-type="float">
            <text:p>0</text:p>
          </table:table-cell>
          <table:table-cell table:formula="of:=[$'sapmachine16-many-loaders-1000-2-sanitized'.AB22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29]" office:value-type="float" office:value="0" calcext:value-type="float">
            <text:p>0</text:p>
          </table:table-cell>
          <table:table-cell table:formula="of:=[$'sapmachine16-many-loaders-250-8-sanitized'.AB229]" office:value-type="float" office:value="0" calcext:value-type="float">
            <text:p>0</text:p>
          </table:table-cell>
          <table:table-cell table:formula="of:=[$'sapmachine16-many-loaders-500-4-sanitized'.AB229]" office:value-type="float" office:value="0" calcext:value-type="float">
            <text:p>0</text:p>
          </table:table-cell>
          <table:table-cell table:formula="of:=[$'sapmachine16-many-loaders-1000-2-sanitized'.AB22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0]" office:value-type="float" office:value="0" calcext:value-type="float">
            <text:p>0</text:p>
          </table:table-cell>
          <table:table-cell table:formula="of:=[$'sapmachine16-many-loaders-250-8-sanitized'.AB230]" office:value-type="float" office:value="0" calcext:value-type="float">
            <text:p>0</text:p>
          </table:table-cell>
          <table:table-cell table:formula="of:=[$'sapmachine16-many-loaders-500-4-sanitized'.AB230]" office:value-type="float" office:value="0" calcext:value-type="float">
            <text:p>0</text:p>
          </table:table-cell>
          <table:table-cell table:formula="of:=[$'sapmachine16-many-loaders-1000-2-sanitized'.AB23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1]" office:value-type="float" office:value="0" calcext:value-type="float">
            <text:p>0</text:p>
          </table:table-cell>
          <table:table-cell table:formula="of:=[$'sapmachine16-many-loaders-250-8-sanitized'.AB231]" office:value-type="float" office:value="0" calcext:value-type="float">
            <text:p>0</text:p>
          </table:table-cell>
          <table:table-cell table:formula="of:=[$'sapmachine16-many-loaders-500-4-sanitized'.AB231]" office:value-type="float" office:value="0" calcext:value-type="float">
            <text:p>0</text:p>
          </table:table-cell>
          <table:table-cell table:formula="of:=[$'sapmachine16-many-loaders-1000-2-sanitized'.AB23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2]" office:value-type="float" office:value="0" calcext:value-type="float">
            <text:p>0</text:p>
          </table:table-cell>
          <table:table-cell table:formula="of:=[$'sapmachine16-many-loaders-250-8-sanitized'.AB232]" office:value-type="float" office:value="0" calcext:value-type="float">
            <text:p>0</text:p>
          </table:table-cell>
          <table:table-cell table:formula="of:=[$'sapmachine16-many-loaders-500-4-sanitized'.AB232]" office:value-type="float" office:value="0" calcext:value-type="float">
            <text:p>0</text:p>
          </table:table-cell>
          <table:table-cell table:formula="of:=[$'sapmachine16-many-loaders-1000-2-sanitized'.AB23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3]" office:value-type="float" office:value="0" calcext:value-type="float">
            <text:p>0</text:p>
          </table:table-cell>
          <table:table-cell table:formula="of:=[$'sapmachine16-many-loaders-250-8-sanitized'.AB233]" office:value-type="float" office:value="0" calcext:value-type="float">
            <text:p>0</text:p>
          </table:table-cell>
          <table:table-cell table:formula="of:=[$'sapmachine16-many-loaders-500-4-sanitized'.AB233]" office:value-type="float" office:value="0" calcext:value-type="float">
            <text:p>0</text:p>
          </table:table-cell>
          <table:table-cell table:formula="of:=[$'sapmachine16-many-loaders-1000-2-sanitized'.AB23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4]" office:value-type="float" office:value="0" calcext:value-type="float">
            <text:p>0</text:p>
          </table:table-cell>
          <table:table-cell table:formula="of:=[$'sapmachine16-many-loaders-250-8-sanitized'.AB234]" office:value-type="float" office:value="0" calcext:value-type="float">
            <text:p>0</text:p>
          </table:table-cell>
          <table:table-cell table:formula="of:=[$'sapmachine16-many-loaders-500-4-sanitized'.AB234]" office:value-type="float" office:value="0" calcext:value-type="float">
            <text:p>0</text:p>
          </table:table-cell>
          <table:table-cell table:formula="of:=[$'sapmachine16-many-loaders-1000-2-sanitized'.AB23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5]" office:value-type="float" office:value="0" calcext:value-type="float">
            <text:p>0</text:p>
          </table:table-cell>
          <table:table-cell table:formula="of:=[$'sapmachine16-many-loaders-250-8-sanitized'.AB235]" office:value-type="float" office:value="0" calcext:value-type="float">
            <text:p>0</text:p>
          </table:table-cell>
          <table:table-cell table:formula="of:=[$'sapmachine16-many-loaders-500-4-sanitized'.AB235]" office:value-type="float" office:value="0" calcext:value-type="float">
            <text:p>0</text:p>
          </table:table-cell>
          <table:table-cell table:formula="of:=[$'sapmachine16-many-loaders-1000-2-sanitized'.AB23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6]" office:value-type="float" office:value="0" calcext:value-type="float">
            <text:p>0</text:p>
          </table:table-cell>
          <table:table-cell table:formula="of:=[$'sapmachine16-many-loaders-250-8-sanitized'.AB236]" office:value-type="float" office:value="0" calcext:value-type="float">
            <text:p>0</text:p>
          </table:table-cell>
          <table:table-cell table:formula="of:=[$'sapmachine16-many-loaders-500-4-sanitized'.AB236]" office:value-type="float" office:value="0" calcext:value-type="float">
            <text:p>0</text:p>
          </table:table-cell>
          <table:table-cell table:formula="of:=[$'sapmachine16-many-loaders-1000-2-sanitized'.AB23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7]" office:value-type="float" office:value="0" calcext:value-type="float">
            <text:p>0</text:p>
          </table:table-cell>
          <table:table-cell table:formula="of:=[$'sapmachine16-many-loaders-250-8-sanitized'.AB237]" office:value-type="float" office:value="0" calcext:value-type="float">
            <text:p>0</text:p>
          </table:table-cell>
          <table:table-cell table:formula="of:=[$'sapmachine16-many-loaders-500-4-sanitized'.AB237]" office:value-type="float" office:value="0" calcext:value-type="float">
            <text:p>0</text:p>
          </table:table-cell>
          <table:table-cell table:formula="of:=[$'sapmachine16-many-loaders-1000-2-sanitized'.AB23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8]" office:value-type="float" office:value="0" calcext:value-type="float">
            <text:p>0</text:p>
          </table:table-cell>
          <table:table-cell table:formula="of:=[$'sapmachine16-many-loaders-250-8-sanitized'.AB238]" office:value-type="float" office:value="0" calcext:value-type="float">
            <text:p>0</text:p>
          </table:table-cell>
          <table:table-cell table:formula="of:=[$'sapmachine16-many-loaders-500-4-sanitized'.AB238]" office:value-type="float" office:value="0" calcext:value-type="float">
            <text:p>0</text:p>
          </table:table-cell>
          <table:table-cell table:formula="of:=[$'sapmachine16-many-loaders-1000-2-sanitized'.AB23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39]" office:value-type="float" office:value="0" calcext:value-type="float">
            <text:p>0</text:p>
          </table:table-cell>
          <table:table-cell table:formula="of:=[$'sapmachine16-many-loaders-250-8-sanitized'.AB239]" office:value-type="float" office:value="0" calcext:value-type="float">
            <text:p>0</text:p>
          </table:table-cell>
          <table:table-cell table:formula="of:=[$'sapmachine16-many-loaders-500-4-sanitized'.AB239]" office:value-type="float" office:value="0" calcext:value-type="float">
            <text:p>0</text:p>
          </table:table-cell>
          <table:table-cell table:formula="of:=[$'sapmachine16-many-loaders-1000-2-sanitized'.AB23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0]" office:value-type="float" office:value="0" calcext:value-type="float">
            <text:p>0</text:p>
          </table:table-cell>
          <table:table-cell table:formula="of:=[$'sapmachine16-many-loaders-250-8-sanitized'.AB240]" office:value-type="float" office:value="0" calcext:value-type="float">
            <text:p>0</text:p>
          </table:table-cell>
          <table:table-cell table:formula="of:=[$'sapmachine16-many-loaders-500-4-sanitized'.AB240]" office:value-type="float" office:value="0" calcext:value-type="float">
            <text:p>0</text:p>
          </table:table-cell>
          <table:table-cell table:formula="of:=[$'sapmachine16-many-loaders-1000-2-sanitized'.AB240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1]" office:value-type="float" office:value="0" calcext:value-type="float">
            <text:p>0</text:p>
          </table:table-cell>
          <table:table-cell table:formula="of:=[$'sapmachine16-many-loaders-250-8-sanitized'.AB241]" office:value-type="float" office:value="0" calcext:value-type="float">
            <text:p>0</text:p>
          </table:table-cell>
          <table:table-cell table:formula="of:=[$'sapmachine16-many-loaders-500-4-sanitized'.AB241]" office:value-type="float" office:value="0" calcext:value-type="float">
            <text:p>0</text:p>
          </table:table-cell>
          <table:table-cell table:formula="of:=[$'sapmachine16-many-loaders-1000-2-sanitized'.AB241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2]" office:value-type="float" office:value="0" calcext:value-type="float">
            <text:p>0</text:p>
          </table:table-cell>
          <table:table-cell table:formula="of:=[$'sapmachine16-many-loaders-250-8-sanitized'.AB242]" office:value-type="float" office:value="0" calcext:value-type="float">
            <text:p>0</text:p>
          </table:table-cell>
          <table:table-cell table:formula="of:=[$'sapmachine16-many-loaders-500-4-sanitized'.AB242]" office:value-type="float" office:value="0" calcext:value-type="float">
            <text:p>0</text:p>
          </table:table-cell>
          <table:table-cell table:formula="of:=[$'sapmachine16-many-loaders-1000-2-sanitized'.AB242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3]" office:value-type="float" office:value="0" calcext:value-type="float">
            <text:p>0</text:p>
          </table:table-cell>
          <table:table-cell table:formula="of:=[$'sapmachine16-many-loaders-250-8-sanitized'.AB243]" office:value-type="float" office:value="0" calcext:value-type="float">
            <text:p>0</text:p>
          </table:table-cell>
          <table:table-cell table:formula="of:=[$'sapmachine16-many-loaders-500-4-sanitized'.AB243]" office:value-type="float" office:value="0" calcext:value-type="float">
            <text:p>0</text:p>
          </table:table-cell>
          <table:table-cell table:formula="of:=[$'sapmachine16-many-loaders-1000-2-sanitized'.AB243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4]" office:value-type="float" office:value="0" calcext:value-type="float">
            <text:p>0</text:p>
          </table:table-cell>
          <table:table-cell table:formula="of:=[$'sapmachine16-many-loaders-250-8-sanitized'.AB244]" office:value-type="float" office:value="0" calcext:value-type="float">
            <text:p>0</text:p>
          </table:table-cell>
          <table:table-cell table:formula="of:=[$'sapmachine16-many-loaders-500-4-sanitized'.AB244]" office:value-type="float" office:value="0" calcext:value-type="float">
            <text:p>0</text:p>
          </table:table-cell>
          <table:table-cell table:formula="of:=[$'sapmachine16-many-loaders-1000-2-sanitized'.AB244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5]" office:value-type="float" office:value="0" calcext:value-type="float">
            <text:p>0</text:p>
          </table:table-cell>
          <table:table-cell table:formula="of:=[$'sapmachine16-many-loaders-250-8-sanitized'.AB245]" office:value-type="float" office:value="0" calcext:value-type="float">
            <text:p>0</text:p>
          </table:table-cell>
          <table:table-cell table:formula="of:=[$'sapmachine16-many-loaders-500-4-sanitized'.AB245]" office:value-type="float" office:value="0" calcext:value-type="float">
            <text:p>0</text:p>
          </table:table-cell>
          <table:table-cell table:formula="of:=[$'sapmachine16-many-loaders-1000-2-sanitized'.AB245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6]" office:value-type="float" office:value="0" calcext:value-type="float">
            <text:p>0</text:p>
          </table:table-cell>
          <table:table-cell table:formula="of:=[$'sapmachine16-many-loaders-250-8-sanitized'.AB246]" office:value-type="float" office:value="0" calcext:value-type="float">
            <text:p>0</text:p>
          </table:table-cell>
          <table:table-cell table:formula="of:=[$'sapmachine16-many-loaders-500-4-sanitized'.AB246]" office:value-type="float" office:value="0" calcext:value-type="float">
            <text:p>0</text:p>
          </table:table-cell>
          <table:table-cell table:formula="of:=[$'sapmachine16-many-loaders-1000-2-sanitized'.AB246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7]" office:value-type="float" office:value="0" calcext:value-type="float">
            <text:p>0</text:p>
          </table:table-cell>
          <table:table-cell table:formula="of:=[$'sapmachine16-many-loaders-250-8-sanitized'.AB247]" office:value-type="float" office:value="0" calcext:value-type="float">
            <text:p>0</text:p>
          </table:table-cell>
          <table:table-cell table:formula="of:=[$'sapmachine16-many-loaders-500-4-sanitized'.AB247]" office:value-type="float" office:value="0" calcext:value-type="float">
            <text:p>0</text:p>
          </table:table-cell>
          <table:table-cell table:formula="of:=[$'sapmachine16-many-loaders-1000-2-sanitized'.AB247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8]" office:value-type="float" office:value="0" calcext:value-type="float">
            <text:p>0</text:p>
          </table:table-cell>
          <table:table-cell table:formula="of:=[$'sapmachine16-many-loaders-250-8-sanitized'.AB248]" office:value-type="float" office:value="0" calcext:value-type="float">
            <text:p>0</text:p>
          </table:table-cell>
          <table:table-cell table:formula="of:=[$'sapmachine16-many-loaders-500-4-sanitized'.AB248]" office:value-type="float" office:value="0" calcext:value-type="float">
            <text:p>0</text:p>
          </table:table-cell>
          <table:table-cell table:formula="of:=[$'sapmachine16-many-loaders-1000-2-sanitized'.AB248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49]" office:value-type="float" office:value="0" calcext:value-type="float">
            <text:p>0</text:p>
          </table:table-cell>
          <table:table-cell table:formula="of:=[$'sapmachine16-many-loaders-250-8-sanitized'.AB249]" office:value-type="float" office:value="0" calcext:value-type="float">
            <text:p>0</text:p>
          </table:table-cell>
          <table:table-cell table:formula="of:=[$'sapmachine16-many-loaders-500-4-sanitized'.AB249]" office:value-type="float" office:value="0" calcext:value-type="float">
            <text:p>0</text:p>
          </table:table-cell>
          <table:table-cell table:formula="of:=[$'sapmachine16-many-loaders-1000-2-sanitized'.AB249]" office:value-type="float" office:value="0" calcext:value-type="float">
            <text:p>0</text:p>
          </table:table-cell>
        </table:table-row>
        <table:table-row table:style-name="ro1">
          <table:table-cell table:formula="of:=[$'sapmachine16-many-loaders-250-8-sanitized'.AC250]" office:value-type="float" office:value="0" calcext:value-type="float">
            <text:p>0</text:p>
          </table:table-cell>
          <table:table-cell table:formula="of:=[$'sapmachine16-many-loaders-250-8-sanitized'.AB250]" office:value-type="float" office:value="0" calcext:value-type="float">
            <text:p>0</text:p>
          </table:table-cell>
          <table:table-cell table:formula="of:=[$'sapmachine16-many-loaders-500-4-sanitized'.AB250]" office:value-type="float" office:value="0" calcext:value-type="float">
            <text:p>0</text:p>
          </table:table-cell>
          <table:table-cell table:formula="of:=[$'sapmachine16-many-loaders-1000-2-sanitized'.AB2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29:42.600896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6:33:41.043418033</dc:date>
    <meta:editing-duration>PT24M42S</meta:editing-duration>
    <meta:editing-cycles>6</meta:editing-cycles>
    <meta:generator>LibreOffice/6.4.6.2$Linux_X86_64 LibreOffice_project/40$Build-2</meta:generator>
    <meta:document-statistic meta:table-count="4" meta:cell-count="176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74cm" svg:height="15.274cm" xlink:href=".." xlink:type="simple" chart:class="chart:line" chart:style-name="ch1">
        <chart:legend chart:legend-position="end" svg:x="23.364cm" svg:y="6.591cm" style:legend-expansion="high" chart:style-name="ch2"/>
        <chart:plot-area chart:style-name="ch3" table:cell-range-address="Sheet4.A1:Sheet4.D250" chart:data-source-has-labels="row" svg:x="0.514cm" svg:y="0.305cm" svg:width="22.336cm" svg:height="14.664cm">
          <chartooo:coordinate-region svg:x="1.876cm" svg:y="0.426cm" svg:width="20.974cm" svg:height="13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50" chart:label-cell-address="Sheet4.A1:Sheet4.A1" chart:class="chart:line">
            <chart:data-point chart:repeated="249"/>
          </chart:series>
          <chart:series chart:style-name="ch7" chart:values-cell-range-address="Sheet4.B2:Sheet4.B250" chart:label-cell-address="Sheet4.B1:Sheet4.B1" chart:class="chart:line">
            <chart:data-point chart:repeated="249"/>
          </chart:series>
          <chart:series chart:style-name="ch8" chart:values-cell-range-address="Sheet4.C2:Sheet4.C250" chart:label-cell-address="Sheet4.C1:Sheet4.C1" chart:class="chart:line">
            <chart:data-point chart:repeated="249"/>
          </chart:series>
          <chart:series chart:style-name="ch9" chart:values-cell-range-address="Sheet4.D2:Sheet4.D250" chart:label-cell-address="Sheet4.D1:Sheet4.D1" chart:class="chart:line">
            <chart:data-point chart:repeated="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Sheet4.A1:Sheet4.A1</svg:desc>
                </draw:g>
              </table:table-cell>
              <table:table-cell office:value-type="string">
                <text:p>250-8</text:p>
                <draw:g>
                  <svg:desc>Sheet4.B1:Sheet4.B1</svg:desc>
                </draw:g>
              </table:table-cell>
              <table:table-cell office:value-type="string">
                <text:p>500-4</text:p>
                <draw:g>
                  <svg:desc>Sheet4.C1:Sheet4.C1</svg:desc>
                </draw:g>
              </table:table-cell>
              <table:table-cell office:value-type="string">
                <text:p>1000-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49">
                <text:p>3749</text:p>
                <draw:g>
                  <svg:desc>Sheet4.A2:Sheet4.A250</svg:desc>
                </draw:g>
              </table:table-cell>
              <table:table-cell office:value-type="float" office:value="3968">
                <text:p>3968</text:p>
                <draw:g>
                  <svg:desc>Sheet4.B2:Sheet4.B250</svg:desc>
                </draw:g>
              </table:table-cell>
              <table:table-cell office:value-type="float" office:value="3968">
                <text:p>3968</text:p>
                <draw:g>
                  <svg:desc>Sheet4.C2:Sheet4.C250</svg:desc>
                </draw:g>
              </table:table-cell>
              <table:table-cell office:value-type="float" office:value="3968">
                <text:p>3968</text:p>
                <draw:g>
                  <svg:desc>Sheet4.D2:Sheet4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35">
                <text:p>14935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35">
                <text:p>14935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35">
                <text:p>14935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35">
                <text:p>14935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36">
                <text:p>14936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37">
                <text:p>14937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37">
                <text:p>14937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37">
                <text:p>14937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37">
                <text:p>14937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37">
                <text:p>14937</text:p>
              </table:table-cell>
              <table:table-cell office:value-type="float" office:value="15104">
                <text:p>15104</text:p>
              </table:table-cell>
              <table:table-cell office:value-type="float" office:value="14784">
                <text:p>1478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51">
                <text:p>23451</text:p>
              </table:table-cell>
              <table:table-cell office:value-type="float" office:value="25984">
                <text:p>25984</text:p>
              </table:table-cell>
              <table:table-cell office:value-type="float" office:value="58496">
                <text:p>58496</text:p>
              </table:table-cell>
              <table:table-cell office:value-type="float" office:value="85312">
                <text:p>85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370">
                <text:p>151370</text:p>
              </table:table-cell>
              <table:table-cell office:value-type="float" office:value="172288">
                <text:p>172288</text:p>
              </table:table-cell>
              <table:table-cell office:value-type="float" office:value="217024">
                <text:p>217024</text:p>
              </table:table-cell>
              <table:table-cell office:value-type="float" office:value="234944">
                <text:p>234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256">
                <text:p>221256</text:p>
              </table:table-cell>
              <table:table-cell office:value-type="float" office:value="240128">
                <text:p>240128</text:p>
              </table:table-cell>
              <table:table-cell office:value-type="float" office:value="294784">
                <text:p>294784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628">
                <text:p>200628</text:p>
              </table:table-cell>
              <table:table-cell office:value-type="float" office:value="240128">
                <text:p>240128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628">
                <text:p>200628</text:p>
              </table:table-cell>
              <table:table-cell office:value-type="float" office:value="240128">
                <text:p>240128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640">
                <text:p>200640</text:p>
              </table:table-cell>
              <table:table-cell office:value-type="float" office:value="240192">
                <text:p>240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011">
                <text:p>180011</text:p>
              </table:table-cell>
              <table:table-cell office:value-type="float" office:value="208192">
                <text:p>20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11">
                <text:p>180011</text:p>
              </table:table-cell>
              <table:table-cell office:value-type="float" office:value="208192">
                <text:p>20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11">
                <text:p>180011</text:p>
              </table:table-cell>
              <table:table-cell office:value-type="float" office:value="208192">
                <text:p>20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386">
                <text:p>159386</text:p>
              </table:table-cell>
              <table:table-cell office:value-type="float" office:value="208192">
                <text:p>20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386">
                <text:p>159386</text:p>
              </table:table-cell>
              <table:table-cell office:value-type="float" office:value="208192">
                <text:p>20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386">
                <text:p>159386</text:p>
              </table:table-cell>
              <table:table-cell office:value-type="float" office:value="208192">
                <text:p>20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758">
                <text:p>138758</text:p>
              </table:table-cell>
              <table:table-cell office:value-type="float" office:value="168192">
                <text:p>16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758">
                <text:p>138758</text:p>
              </table:table-cell>
              <table:table-cell office:value-type="float" office:value="168192">
                <text:p>16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758">
                <text:p>138758</text:p>
              </table:table-cell>
              <table:table-cell office:value-type="float" office:value="168192">
                <text:p>168192</text:p>
              </table:table-cell>
              <table:table-cell office:value-type="float" office:value="294848">
                <text:p>294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29">
                <text:p>118129</text:p>
              </table:table-cell>
              <table:table-cell office:value-type="float" office:value="168192">
                <text:p>168192</text:p>
              </table:table-cell>
              <table:table-cell office:value-type="float" office:value="262848">
                <text:p>262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129">
                <text:p>118129</text:p>
              </table:table-cell>
              <table:table-cell office:value-type="float" office:value="168192">
                <text:p>168192</text:p>
              </table:table-cell>
              <table:table-cell office:value-type="float" office:value="262848">
                <text:p>262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129">
                <text:p>118129</text:p>
              </table:table-cell>
              <table:table-cell office:value-type="float" office:value="168192">
                <text:p>168192</text:p>
              </table:table-cell>
              <table:table-cell office:value-type="float" office:value="262848">
                <text:p>262848</text:p>
              </table:table-cell>
              <table:table-cell office:value-type="float" office:value="274624">
                <text:p>274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0">
                <text:p>97500</text:p>
              </table:table-cell>
              <table:table-cell office:value-type="float" office:value="128192">
                <text:p>128192</text:p>
              </table:table-cell>
              <table:table-cell office:value-type="float" office:value="254784">
                <text:p>254784</text:p>
              </table:table-cell>
              <table:table-cell office:value-type="float" office:value="242624">
                <text:p>242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500">
                <text:p>97500</text:p>
              </table:table-cell>
              <table:table-cell office:value-type="float" office:value="128192">
                <text:p>128192</text:p>
              </table:table-cell>
              <table:table-cell office:value-type="float" office:value="254784">
                <text:p>254784</text:p>
              </table:table-cell>
              <table:table-cell office:value-type="float" office:value="242624">
                <text:p>242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500">
                <text:p>97500</text:p>
              </table:table-cell>
              <table:table-cell office:value-type="float" office:value="128192">
                <text:p>128192</text:p>
              </table:table-cell>
              <table:table-cell office:value-type="float" office:value="254784">
                <text:p>254784</text:p>
              </table:table-cell>
              <table:table-cell office:value-type="float" office:value="242624">
                <text:p>242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872">
                <text:p>76872</text:p>
              </table:table-cell>
              <table:table-cell office:value-type="float" office:value="128192">
                <text:p>128192</text:p>
              </table:table-cell>
              <table:table-cell office:value-type="float" office:value="218816">
                <text:p>218816</text:p>
              </table:table-cell>
              <table:table-cell office:value-type="float" office:value="242624">
                <text:p>242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872">
                <text:p>76872</text:p>
              </table:table-cell>
              <table:table-cell office:value-type="float" office:value="128192">
                <text:p>128192</text:p>
              </table:table-cell>
              <table:table-cell office:value-type="float" office:value="218816">
                <text:p>218816</text:p>
              </table:table-cell>
              <table:table-cell office:value-type="float" office:value="242624">
                <text:p>242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872">
                <text:p>76872</text:p>
              </table:table-cell>
              <table:table-cell office:value-type="float" office:value="128192">
                <text:p>128192</text:p>
              </table:table-cell>
              <table:table-cell office:value-type="float" office:value="218816">
                <text:p>218816</text:p>
              </table:table-cell>
              <table:table-cell office:value-type="float" office:value="242624">
                <text:p>2426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43">
                <text:p>56243</text:p>
              </table:table-cell>
              <table:table-cell office:value-type="float" office:value="88192">
                <text:p>88192</text:p>
              </table:table-cell>
              <table:table-cell office:value-type="float" office:value="202880">
                <text:p>202880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243">
                <text:p>56243</text:p>
              </table:table-cell>
              <table:table-cell office:value-type="float" office:value="88192">
                <text:p>88192</text:p>
              </table:table-cell>
              <table:table-cell office:value-type="float" office:value="202880">
                <text:p>202880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243">
                <text:p>56243</text:p>
              </table:table-cell>
              <table:table-cell office:value-type="float" office:value="88192">
                <text:p>88192</text:p>
              </table:table-cell>
              <table:table-cell office:value-type="float" office:value="202880">
                <text:p>202880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14">
                <text:p>35614</text:p>
              </table:table-cell>
              <table:table-cell office:value-type="float" office:value="88192">
                <text:p>88192</text:p>
              </table:table-cell>
              <table:table-cell office:value-type="float" office:value="166912">
                <text:p>166912</text:p>
              </table:table-cell>
              <table:table-cell office:value-type="float" office:value="194624">
                <text:p>1946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986">
                <text:p>14986</text:p>
              </table:table-cell>
              <table:table-cell office:value-type="float" office:value="15168">
                <text:p>15168</text:p>
              </table:table-cell>
              <table:table-cell office:value-type="float" office:value="14848">
                <text:p>14848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